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346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1.116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19">
      <style:table-cell-properties fo:background-color="transparent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 style:data-style-name="N119">
      <style:table-cell-properties fo:border="0.0008in solid #000000"/>
    </style:style>
    <style:style style:name="ce6" style:family="table-cell" style:parent-style-name="Default" style:data-style-name="N119">
      <style:table-cell-properties fo:background-color="#ff0000" fo:border="0.0008in solid #000000"/>
    </style:style>
  </office:automatic-styles>
  <office:body>
    <office:spreadsheet>
      <table:table table:name="ExpSt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D</text:p>
          </table:table-cell>
          <table:table-cell office:value-type="string">
            <text:p>Best</text:p>
          </table:table-cell>
          <table:table-cell office:value-type="string">
            <text:p>mqLasso</text:p>
          </table:table-cell>
          <table:table-cell office:value-type="string">
            <text:p>mqOnlineLasso</text:p>
          </table:table-cell>
          <table:table-cell office:value-type="string">
            <text:p>RegTree</text:p>
          </table:table-cell>
          <table:table-cell office:value-type="string">
            <text:p>RFRegTree</text:p>
          </table:table-cell>
          <table:table-cell office:value-type="string">
            <text:p>B_RF_Lasso</text:p>
          </table:table-cell>
          <table:table-cell office:value-type="string">
            <text:p>L2Boost</text:p>
          </table:table-cell>
          <table:table-cell office:value-type="string">
            <text:p>sKNNReg</text:p>
          </table:table-cell>
          <table:table-cell office:value-type="string">
            <text:p>mqNNcv</text:p>
          </table:table-cell>
        </table:table-row>
        <table:table-row table:style-name="ro1">
          <table:table-cell office:value-type="string">
            <text:p>/Airfoil+Self-Noise</text:p>
          </table:table-cell>
          <table:table-cell/>
          <table:table-cell office:value-type="float" office:value="6">
            <text:p>6</text:p>
          </table:table-cell>
          <table:table-cell table:formula="of:=MAX([.$E2:.$L2])" office:value-type="float" office:value="0.680507755548374">
            <text:p>0.68</text:p>
          </table:table-cell>
          <table:table-cell office:value-type="float" office:value="0.32706418166621">
            <text:p>0.33</text:p>
          </table:table-cell>
          <table:table-cell office:value-type="float" office:value="0.315880740207281">
            <text:p>0.32</text:p>
          </table:table-cell>
          <table:table-cell office:value-type="float" office:value="0.309275583874205">
            <text:p>0.31</text:p>
          </table:table-cell>
          <table:table-cell table:formula="of:=[AveRuns.G2]" office:value-type="float" office:value="0.651749813441176">
            <text:p>0.65</text:p>
          </table:table-cell>
          <table:table-cell office:value-type="float" office:value="0.649360123219077">
            <text:p>0.65</text:p>
          </table:table-cell>
          <table:table-cell table:formula="of:=[AveRuns.AE2]" office:value-type="float" office:value="0.680507755548374">
            <text:p>0.68</text:p>
          </table:table-cell>
          <table:table-cell office:value-type="float" office:value="0.448305399474445">
            <text:p>0.45</text:p>
          </table:table-cell>
          <table:table-cell office:value-type="float" office:value="0.541096826503711">
            <text:p>0.54</text:p>
          </table:table-cell>
        </table:table-row>
        <table:table-row table:style-name="ro1">
          <table:table-cell office:value-type="string">
            <text:p>/Computer+Hardware</text:p>
          </table:table-cell>
          <table:table-cell/>
          <table:table-cell office:value-type="float" office:value="7">
            <text:p>7</text:p>
          </table:table-cell>
          <table:table-cell table:formula="of:=MAX([.$E3:.$L3])" office:value-type="float" office:value="0.996067374067368">
            <text:p>1</text:p>
          </table:table-cell>
          <table:table-cell office:value-type="float" office:value="0.996067374067368">
            <text:p>1</text:p>
          </table:table-cell>
          <table:table-cell office:value-type="float" office:value="0.99380756296595">
            <text:p>0.99</text:p>
          </table:table-cell>
          <table:table-cell office:value-type="float" office:value="0.810028928226929">
            <text:p>0.81</text:p>
          </table:table-cell>
          <table:table-cell table:formula="of:=[AveRuns.G3]" office:value-type="float" office:value="0.949384282471591">
            <text:p>0.95</text:p>
          </table:table-cell>
          <table:table-cell office:value-type="float" office:value="0.996067374067368">
            <text:p>1</text:p>
          </table:table-cell>
          <table:table-cell table:formula="of:=[AveRuns.AE3]" office:value-type="float" office:value="0.93368935870764">
            <text:p>0.93</text:p>
          </table:table-cell>
          <table:table-cell office:value-type="float" office:value="0.822489269117446">
            <text:p>0.82</text:p>
          </table:table-cell>
          <table:table-cell office:value-type="float" office:value="0.87178629663648">
            <text:p>0.87</text:p>
          </table:table-cell>
        </table:table-row>
        <table:table-row table:style-name="ro1">
          <table:table-cell office:value-type="string">
            <text:p>/Concrete+Compressive+Strength</text:p>
          </table:table-cell>
          <table:table-cell/>
          <table:table-cell office:value-type="float" office:value="8">
            <text:p>8</text:p>
          </table:table-cell>
          <table:table-cell table:formula="of:=MAX([.$E4:.$L4])" office:value-type="float" office:value="0.692310925765222">
            <text:p>0.69</text:p>
          </table:table-cell>
          <table:table-cell office:value-type="float" office:value="0.3529516447011">
            <text:p>0.35</text:p>
          </table:table-cell>
          <table:table-cell office:value-type="float" office:value="0.344660031197139">
            <text:p>0.34</text:p>
          </table:table-cell>
          <table:table-cell office:value-type="float" office:value="0.47222847549941">
            <text:p>0.47</text:p>
          </table:table-cell>
          <table:table-cell table:formula="of:=[AveRuns.G4]" office:value-type="float" office:value="0.626060273779602">
            <text:p>0.63</text:p>
          </table:table-cell>
          <table:table-cell office:value-type="float" office:value="0.627048274080217">
            <text:p>0.63</text:p>
          </table:table-cell>
          <table:table-cell table:formula="of:=[AveRuns.AE4]" office:value-type="float" office:value="0.619358245073567">
            <text:p>0.62</text:p>
          </table:table-cell>
          <table:table-cell office:value-type="float" office:value="0.444191851309882">
            <text:p>0.44</text:p>
          </table:table-cell>
          <table:table-cell office:value-type="float" office:value="0.692310925765222">
            <text:p>0.69</text:p>
          </table:table-cell>
        </table:table-row>
        <table:table-row table:style-name="ro1">
          <table:table-cell office:value-type="string">
            <text:p>/Physicochemical+Properties+of+Protein+Tertiary+Structure</text:p>
          </table:table-cell>
          <table:table-cell/>
          <table:table-cell office:value-type="float" office:value="9">
            <text:p>9</text:p>
          </table:table-cell>
          <table:table-cell table:formula="of:=MAX([.$E5:.$L5])" office:value-type="float" office:value="0.364494016085664">
            <text:p>0.36</text:p>
          </table:table-cell>
          <table:table-cell office:value-type="float" office:value="0.147373157940163">
            <text:p>0.15</text:p>
          </table:table-cell>
          <table:table-cell office:value-type="float" office:value="-0.133032679542847">
            <text:p>-0.13</text:p>
          </table:table-cell>
          <table:table-cell office:value-type="float" office:value="0.00124869656908212">
            <text:p>0</text:p>
          </table:table-cell>
          <table:table-cell table:formula="of:=[AveRuns.G5]" office:value-type="float" office:value="0.00158004356530066">
            <text:p>0</text:p>
          </table:table-cell>
          <table:table-cell office:value-type="float" office:value="0.147373157940163">
            <text:p>0.15</text:p>
          </table:table-cell>
          <table:table-cell table:formula="of:=[AveRuns.AE5]" office:value-type="float" office:value="0.00134544068644886">
            <text:p>0</text:p>
          </table:table-cell>
          <table:table-cell office:value-type="float" office:value="0.364494016085664">
            <text:p>0.36</text:p>
          </table:table-cell>
          <table:table-cell office:value-type="float" office:value="0.217860410075105">
            <text:p>0.22</text:p>
          </table:table-cell>
        </table:table-row>
        <table:table-row table:style-name="ro1">
          <table:table-cell office:value-type="string">
            <text:p>/Yacht+Hydrodynamics</text:p>
          </table:table-cell>
          <table:table-cell/>
          <table:table-cell office:value-type="float" office:value="6">
            <text:p>6</text:p>
          </table:table-cell>
          <table:table-cell table:formula="of:=MAX([.$E6:.$L6])" office:value-type="float" office:value="0.90297061242897">
            <text:p>0.9</text:p>
          </table:table-cell>
          <table:table-cell office:value-type="float" office:value="0.435684456483277">
            <text:p>0.44</text:p>
          </table:table-cell>
          <table:table-cell office:value-type="float" office:value="-0.0501725891573088">
            <text:p>-0.05</text:p>
          </table:table-cell>
          <table:table-cell office:value-type="float" office:value="0.888082412644974">
            <text:p>0.89</text:p>
          </table:table-cell>
          <table:table-cell table:formula="of:=[AveRuns.G6]" office:value-type="float" office:value="0.849017005689327">
            <text:p>0.85</text:p>
          </table:table-cell>
          <table:table-cell office:value-type="float" office:value="0.849616262089742">
            <text:p>0.85</text:p>
          </table:table-cell>
          <table:table-cell table:formula="of:=[AveRuns.AE6]" office:value-type="float" office:value="0.872983682000618">
            <text:p>0.87</text:p>
          </table:table-cell>
          <table:table-cell office:value-type="float" office:value="0.64459684807292">
            <text:p>0.64</text:p>
          </table:table-cell>
          <table:table-cell office:value-type="float" office:value="0.90297061242897">
            <text:p>0.9</text:p>
          </table:table-cell>
        </table:table-row>
        <table:table-row table:style-name="ro1">
          <table:table-cell office:value-type="string">
            <text:p>/SkillCraft1+Master+Table+Dataset</text:p>
          </table:table-cell>
          <table:table-cell/>
          <table:table-cell office:value-type="float" office:value="18">
            <text:p>18</text:p>
          </table:table-cell>
          <table:table-cell table:formula="of:=MAX([.$E7:.$L7])" office:value-type="float" office:value="0.391049473794108">
            <text:p>0.39</text:p>
          </table:table-cell>
          <table:table-cell office:value-type="float" office:value="0.342606606729911">
            <text:p>0.34</text:p>
          </table:table-cell>
          <table:table-cell office:value-type="float" office:value="0.230859160878881">
            <text:p>0.23</text:p>
          </table:table-cell>
          <table:table-cell office:value-type="float" office:value="0.155059030895934">
            <text:p>0.16</text:p>
          </table:table-cell>
          <table:table-cell table:formula="of:=[AveRuns.G7]" office:value-type="float" office:value="0.391049473794108">
            <text:p>0.39</text:p>
          </table:table-cell>
          <table:table-cell office:value-type="float" office:value="0.389969660881874">
            <text:p>0.39</text:p>
          </table:table-cell>
          <table:table-cell table:formula="of:=[AveRuns.AE7]" office:value-type="float" office:value="0.154979520823158">
            <text:p>0.15</text:p>
          </table:table-cell>
          <table:table-cell office:value-type="float" office:value="0.207433917524395">
            <text:p>0.21</text:p>
          </table:table-cell>
          <table:table-cell office:value-type="float" office:value="0.246627716644532">
            <text:p>0.25</text:p>
          </table:table-cell>
        </table:table-row>
        <table:table-row table:style-name="ro1">
          <table:table-cell office:value-type="string">
            <text:p>/Combined+Cycle+Power+Plant</text:p>
          </table:table-cell>
          <table:table-cell/>
          <table:table-cell office:value-type="float" office:value="4">
            <text:p>4</text:p>
          </table:table-cell>
          <table:table-cell table:formula="of:=MAX([.$E8:.$L8])" office:value-type="float" office:value="0.751322443639564">
            <text:p>0.75</text:p>
          </table:table-cell>
          <table:table-cell office:value-type="float" office:value="0.722350272770308">
            <text:p>0.72</text:p>
          </table:table-cell>
          <table:table-cell office:value-type="float" office:value="0.712778143397448">
            <text:p>0.71</text:p>
          </table:table-cell>
          <table:table-cell office:value-type="float" office:value="0.00550759418001875">
            <text:p>0.01</text:p>
          </table:table-cell>
          <table:table-cell table:formula="of:=[AveRuns.G8]" office:value-type="float" office:value="0.416028031544855">
            <text:p>0.42</text:p>
          </table:table-cell>
          <table:table-cell office:value-type="float" office:value="0.722350272770308">
            <text:p>0.72</text:p>
          </table:table-cell>
          <table:table-cell table:formula="of:=[AveRuns.AE8]" office:value-type="float" office:value="0.71918775427484">
            <text:p>0.72</text:p>
          </table:table-cell>
          <table:table-cell office:value-type="float" office:value="0.751322443639564">
            <text:p>0.75</text:p>
          </table:table-cell>
          <table:table-cell office:value-type="float" office:value="0.712204241369962">
            <text:p>0.71</text:p>
          </table:table-cell>
        </table:table-row>
        <table:table-row table:style-name="ro1">
          <table:table-cell office:value-type="string">
            <text:p>/Wine+Quality (white)</text:p>
          </table:table-cell>
          <table:table-cell office:value-type="float" office:value="4898">
            <text:p>4898</text:p>
          </table:table-cell>
          <table:table-cell office:value-type="float" office:value="11">
            <text:p>11</text:p>
          </table:table-cell>
          <table:table-cell table:formula="of:=MAX([.$E9:.$L9])" office:value-type="float" office:value="0.337415997169129">
            <text:p>0.34</text:p>
          </table:table-cell>
          <table:table-cell office:value-type="float" office:value="0.0171718667563609">
            <text:p>0.02</text:p>
          </table:table-cell>
          <table:table-cell office:value-type="float" office:value="-0.0549934039495747">
            <text:p>-0.05</text:p>
          </table:table-cell>
          <table:table-cell office:value-type="float" office:value="0.0403219662040749">
            <text:p>0.04</text:p>
          </table:table-cell>
          <table:table-cell table:formula="of:=[AveRuns.G9]" office:value-type="float" office:value="0.337415997169129">
            <text:p>0.34</text:p>
          </table:table-cell>
          <table:table-cell office:value-type="float" office:value="0.335795591611737">
            <text:p>0.34</text:p>
          </table:table-cell>
          <table:table-cell table:formula="of:=[AveRuns.AE9]" office:value-type="float" office:value="0.038588584380371">
            <text:p>0.04</text:p>
          </table:table-cell>
          <table:table-cell office:value-type="float" office:value="0.168704454578958">
            <text:p>0.17</text:p>
          </table:table-cell>
          <table:table-cell office:value-type="float" office:value="-0.0326021226090252">
            <text:p>-0.03</text:p>
          </table:table-cell>
        </table:table-row>
        <table:table-row table:style-name="ro1">
          <table:table-cell office:value-type="string">
            <text:p>/Energy+efficiency (heat)</text:p>
          </table:table-cell>
          <table:table-cell/>
          <table:table-cell office:value-type="float" office:value="8">
            <text:p>8</text:p>
          </table:table-cell>
          <table:table-cell table:formula="of:=MAX([.$E10:.$L10])" office:value-type="float" office:value="0.952143129914111">
            <text:p>0.95</text:p>
          </table:table-cell>
          <table:table-cell office:value-type="float" office:value="0.728451186578619">
            <text:p>0.73</text:p>
          </table:table-cell>
          <table:table-cell office:value-type="float" office:value="0.7141974073241">
            <text:p>0.71</text:p>
          </table:table-cell>
          <table:table-cell office:value-type="float" office:value="0.944569564409573">
            <text:p>0.94</text:p>
          </table:table-cell>
          <table:table-cell table:formula="of:=[AveRuns.G10]" office:value-type="float" office:value="0.888508520669287">
            <text:p>0.89</text:p>
          </table:table-cell>
          <table:table-cell office:value-type="float" office:value="0.888095617977319">
            <text:p>0.89</text:p>
          </table:table-cell>
          <table:table-cell table:formula="of:=[AveRuns.AE10]" office:value-type="float" office:value="0.952143129914111">
            <text:p>0.95</text:p>
          </table:table-cell>
          <table:table-cell office:value-type="float" office:value="0.601845749498704">
            <text:p>0.6</text:p>
          </table:table-cell>
          <table:table-cell office:value-type="float" office:value="0.85825001974374">
            <text:p>0.8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Curved GPA</text:p>
          </table:table-cell>
          <table:table-cell table:number-columns-repeated="3"/>
          <table:table-cell table:style-name="ce1" table:formula="of:=[.E2]/[.$D2]" office:value-type="float" office:value="0.480617860707042">
            <text:p>0.481</text:p>
          </table:table-cell>
          <table:table-cell table:style-name="ce1" table:formula="of:=[.F2]/[.$D2]" office:value-type="float" office:value="0.464183894499093">
            <text:p>0.464</text:p>
          </table:table-cell>
          <table:table-cell table:style-name="ce1" table:formula="of:=[.G2]/[.$D2]" office:value-type="float" office:value="0.454477676929606">
            <text:p>0.454</text:p>
          </table:table-cell>
          <table:table-cell table:style-name="ce1" table:formula="of:=[.H2]/[.$D2]" office:value-type="float" office:value="0.957740463833473">
            <text:p>0.958</text:p>
          </table:table-cell>
          <table:table-cell table:style-name="ce1" table:formula="of:=[.I2]/[.$D2]" office:value-type="float" office:value="0.9542288356373">
            <text:p>0.954</text:p>
          </table:table-cell>
          <table:table-cell table:style-name="ce1" table:formula="of:=[.J2]/[.$D2]" office:value-type="float" office:value="1">
            <text:p>1.000</text:p>
          </table:table-cell>
          <table:table-cell table:style-name="ce1" table:formula="of:=[.K2]/[.$D2]" office:value-type="float" office:value="0.658780735148546">
            <text:p>0.659</text:p>
          </table:table-cell>
          <table:table-cell table:style-name="ce1" table:formula="of:=[.L2]/[.$D2]" office:value-type="float" office:value="0.795136899016939">
            <text:p>0.795</text:p>
          </table:table-cell>
        </table:table-row>
        <table:table-row table:style-name="ro1">
          <table:table-cell table:number-columns-repeated="4"/>
          <table:table-cell table:style-name="ce1" table:formula="of:=[.E3]/[.$D3]" office:value-type="float" office:value="1">
            <text:p>1.000</text:p>
          </table:table-cell>
          <table:table-cell table:style-name="ce1" table:formula="of:=[.F3]/[.$D3]" office:value-type="float" office:value="0.997731266819642">
            <text:p>0.998</text:p>
          </table:table-cell>
          <table:table-cell table:style-name="ce1" table:formula="of:=[.G3]/[.$D3]" office:value-type="float" office:value="0.813227045997135">
            <text:p>0.813</text:p>
          </table:table-cell>
          <table:table-cell table:style-name="ce1" table:formula="of:=[.H3]/[.$D3]" office:value-type="float" office:value="0.953132596437578">
            <text:p>0.953</text:p>
          </table:table-cell>
          <table:table-cell table:style-name="ce1" table:formula="of:=[.I3]/[.$D3]" office:value-type="float" office:value="1">
            <text:p>1.000</text:p>
          </table:table-cell>
          <table:table-cell table:style-name="ce1" table:formula="of:=[.J3]/[.$D3]" office:value-type="float" office:value="0.937375706720508">
            <text:p>0.937</text:p>
          </table:table-cell>
          <table:table-cell table:style-name="ce1" table:formula="of:=[.K3]/[.$D3]" office:value-type="float" office:value="0.825736582214184">
            <text:p>0.826</text:p>
          </table:table-cell>
          <table:table-cell table:style-name="ce1" table:formula="of:=[.L3]/[.$D3]" office:value-type="float" office:value="0.875228241917617">
            <text:p>0.875</text:p>
          </table:table-cell>
        </table:table-row>
        <table:table-row table:style-name="ro1">
          <table:table-cell table:number-columns-repeated="4"/>
          <table:table-cell table:style-name="ce1" table:formula="of:=[.E4]/[.$D4]" office:value-type="float" office:value="0.509816661221946">
            <text:p>0.510</text:p>
          </table:table-cell>
          <table:table-cell table:style-name="ce1" table:formula="of:=[.F4]/[.$D4]" office:value-type="float" office:value="0.497839942098532">
            <text:p>0.498</text:p>
          </table:table-cell>
          <table:table-cell table:style-name="ce1" table:formula="of:=[.G4]/[.$D4]" office:value-type="float" office:value="0.682104612140056">
            <text:p>0.682</text:p>
          </table:table-cell>
          <table:table-cell table:style-name="ce1" table:formula="of:=[.H4]/[.$D4]" office:value-type="float" office:value="0.904305060746525">
            <text:p>0.904</text:p>
          </table:table-cell>
          <table:table-cell table:style-name="ce1" table:formula="of:=[.I4]/[.$D4]" office:value-type="float" office:value="0.905732165626493">
            <text:p>0.906</text:p>
          </table:table-cell>
          <table:table-cell table:style-name="ce1" table:formula="of:=[.J4]/[.$D4]" office:value-type="float" office:value="0.894624397829604">
            <text:p>0.895</text:p>
          </table:table-cell>
          <table:table-cell table:style-name="ce1" table:formula="of:=[.K4]/[.$D4]" office:value-type="float" office:value="0.641607455232503">
            <text:p>0.642</text:p>
          </table:table-cell>
          <table:table-cell table:style-name="ce1" table:formula="of:=[.L4]/[.$D4]" office:value-type="float" office:value="1">
            <text:p>1.000</text:p>
          </table:table-cell>
        </table:table-row>
        <table:table-row table:style-name="ro1">
          <table:table-cell table:number-columns-repeated="4"/>
          <table:table-cell table:style-name="ce1" table:formula="of:=[.E5]/[.$D5]" office:value-type="float" office:value="0.404322571664735">
            <text:p>0.404</text:p>
          </table:table-cell>
          <table:table-cell table:style-name="ce1" table:formula="of:=[.F5]/[.$D5]" office:value-type="float" office:value="-0.364979049509503">
            <text:p>-0.365</text:p>
          </table:table-cell>
          <table:table-cell table:style-name="ce1" table:formula="of:=[.G5]/[.$D5]" office:value-type="float" office:value="0.00342583558021608">
            <text:p>0.003</text:p>
          </table:table-cell>
          <table:table-cell table:style-name="ce1" table:formula="of:=[.H5]/[.$D5]" office:value-type="float" office:value="0.00433489576116749">
            <text:p>0.004</text:p>
          </table:table-cell>
          <table:table-cell table:style-name="ce1" table:formula="of:=[.I5]/[.$D5]" office:value-type="float" office:value="0.404322571664734">
            <text:p>0.404</text:p>
          </table:table-cell>
          <table:table-cell table:style-name="ce1" table:formula="of:=[.J5]/[.$D5]" office:value-type="float" office:value="0.00369125589741547">
            <text:p>0.004</text:p>
          </table:table-cell>
          <table:table-cell table:style-name="ce1" table:formula="of:=[.K5]/[.$D5]" office:value-type="float" office:value="1">
            <text:p>1.000</text:p>
          </table:table-cell>
          <table:table-cell table:style-name="ce1" table:formula="of:=[.L5]/[.$D5]" office:value-type="float" office:value="0.597706410697022">
            <text:p>0.598</text:p>
          </table:table-cell>
        </table:table-row>
        <table:table-row table:style-name="ro1">
          <table:table-cell table:number-columns-repeated="4"/>
          <table:table-cell table:style-name="ce1" table:formula="of:=[.E6]/[.$D6]" office:value-type="float" office:value="0.482501258054563">
            <text:p>0.483</text:p>
          </table:table-cell>
          <table:table-cell table:style-name="ce1" table:formula="of:=[.F6]/[.$D6]" office:value-type="float" office:value="-0.0555639225315935">
            <text:p>-0.056</text:p>
          </table:table-cell>
          <table:table-cell table:style-name="ce1" table:formula="of:=[.G6]/[.$D6]" office:value-type="float" office:value="0.983511977489559">
            <text:p>0.984</text:p>
          </table:table-cell>
          <table:table-cell table:style-name="ce1" table:formula="of:=[.H6]/[.$D6]" office:value-type="float" office:value="0.940248767792664">
            <text:p>0.940</text:p>
          </table:table-cell>
          <table:table-cell table:style-name="ce1" table:formula="of:=[.I6]/[.$D6]" office:value-type="float" office:value="0.940912417741143">
            <text:p>0.941</text:p>
          </table:table-cell>
          <table:table-cell table:style-name="ce1" table:formula="of:=[.J6]/[.$D6]" office:value-type="float" office:value="0.966790801366516">
            <text:p>0.967</text:p>
          </table:table-cell>
          <table:table-cell table:style-name="ce1" table:formula="of:=[.K6]/[.$D6]" office:value-type="float" office:value="0.713862488103538">
            <text:p>0.714</text:p>
          </table:table-cell>
          <table:table-cell table:style-name="ce1" table:formula="of:=[.L6]/[.$D6]" office:value-type="float" office:value="1">
            <text:p>1.000</text:p>
          </table:table-cell>
        </table:table-row>
        <table:table-row table:style-name="ro1">
          <table:table-cell table:number-columns-repeated="4"/>
          <table:table-cell table:style-name="ce1" table:formula="of:=[.E7]/[.$D7]" office:value-type="float" office:value="0.87612087392885">
            <text:p>0.876</text:p>
          </table:table-cell>
          <table:table-cell table:style-name="ce1" table:formula="of:=[.F7]/[.$D7]" office:value-type="float" office:value="0.590357937677295">
            <text:p>0.590</text:p>
          </table:table-cell>
          <table:table-cell table:style-name="ce1" table:formula="of:=[.G7]/[.$D7]" office:value-type="float" office:value="0.396520239220612">
            <text:p>0.397</text:p>
          </table:table-cell>
          <table:table-cell table:style-name="ce1" table:formula="of:=[.H7]/[.$D7]" office:value-type="float" office:value="1">
            <text:p>1.000</text:p>
          </table:table-cell>
          <table:table-cell table:style-name="ce1" table:formula="of:=[.I7]/[.$D7]" office:value-type="float" office:value="0.9972386795416">
            <text:p>0.997</text:p>
          </table:table-cell>
          <table:table-cell table:style-name="ce1" table:formula="of:=[.J7]/[.$D7]" office:value-type="float" office:value="0.396316914377837">
            <text:p>0.396</text:p>
          </table:table-cell>
          <table:table-cell table:style-name="ce1" table:formula="of:=[.K7]/[.$D7]" office:value-type="float" office:value="0.530454409033705">
            <text:p>0.530</text:p>
          </table:table-cell>
          <table:table-cell table:style-name="ce1" table:formula="of:=[.L7]/[.$D7]" office:value-type="float" office:value="0.630681622587694">
            <text:p>0.631</text:p>
          </table:table-cell>
        </table:table-row>
        <table:table-row table:style-name="ro1">
          <table:table-cell table:number-columns-repeated="4"/>
          <table:table-cell table:style-name="ce1" table:formula="of:=[.E8]/[.$D8]" office:value-type="float" office:value="0.961438432839955">
            <text:p>0.961</text:p>
          </table:table-cell>
          <table:table-cell table:style-name="ce1" table:formula="of:=[.F8]/[.$D8]" office:value-type="float" office:value="0.948698058245939">
            <text:p>0.949</text:p>
          </table:table-cell>
          <table:table-cell table:style-name="ce1" table:formula="of:=[.G8]/[.$D8]" office:value-type="float" office:value="0.00733053328387051">
            <text:p>0.007</text:p>
          </table:table-cell>
          <table:table-cell table:style-name="ce1" table:formula="of:=[.H8]/[.$D8]" office:value-type="float" office:value="0.553727677200121">
            <text:p>0.554</text:p>
          </table:table-cell>
          <table:table-cell table:style-name="ce1" table:formula="of:=[.I8]/[.$D8]" office:value-type="float" office:value="0.961438432839956">
            <text:p>0.961</text:p>
          </table:table-cell>
          <table:table-cell table:style-name="ce1" table:formula="of:=[.J8]/[.$D8]" office:value-type="float" office:value="0.957229163541213">
            <text:p>0.957</text:p>
          </table:table-cell>
          <table:table-cell table:style-name="ce1" table:formula="of:=[.K8]/[.$D8]" office:value-type="float" office:value="1">
            <text:p>1.000</text:p>
          </table:table-cell>
          <table:table-cell table:style-name="ce1" table:formula="of:=[.L8]/[.$D8]" office:value-type="float" office:value="0.947934202417666">
            <text:p>0.948</text:p>
          </table:table-cell>
        </table:table-row>
        <table:table-row table:style-name="ro1">
          <table:table-cell table:number-columns-repeated="4"/>
          <table:table-cell table:style-name="ce1" table:formula="of:=[.E9]/[.$D9]" office:value-type="float" office:value="0.0508922721519737">
            <text:p>0.051</text:p>
          </table:table-cell>
          <table:table-cell table:style-name="ce1" table:formula="of:=[.F9]/[.$D9]" office:value-type="float" office:value="-0.16298398537995">
            <text:p>-0.163</text:p>
          </table:table-cell>
          <table:table-cell table:style-name="ce1" table:formula="of:=[.G9]/[.$D9]" office:value-type="float" office:value="0.119502236237672">
            <text:p>0.120</text:p>
          </table:table-cell>
          <table:table-cell table:style-name="ce1" table:formula="of:=[.H9]/[.$D9]" office:value-type="float" office:value="1">
            <text:p>1.000</text:p>
          </table:table-cell>
          <table:table-cell table:style-name="ce1" table:formula="of:=[.I9]/[.$D9]" office:value-type="float" office:value="0.995197603044943">
            <text:p>0.995</text:p>
          </table:table-cell>
          <table:table-cell table:style-name="ce1" table:formula="of:=[.J9]/[.$D9]" office:value-type="float" office:value="0.114365011452105">
            <text:p>0.114</text:p>
          </table:table-cell>
          <table:table-cell table:style-name="ce1" table:formula="of:=[.K9]/[.$D9]" office:value-type="float" office:value="0.499989496628387">
            <text:p>0.500</text:p>
          </table:table-cell>
          <table:table-cell table:style-name="ce1" table:formula="of:=[.L9]/[.$D9]" office:value-type="float" office:value="-0.0966229309889047">
            <text:p>-0.097</text:p>
          </table:table-cell>
        </table:table-row>
        <table:table-row table:style-name="ro1">
          <table:table-cell table:number-columns-repeated="4"/>
          <table:table-cell table:style-name="ce1" table:formula="of:=[.E10]/[.$D10]" office:value-type="float" office:value="0.765064792983729">
            <text:p>0.765</text:p>
          </table:table-cell>
          <table:table-cell table:style-name="ce1" table:formula="of:=[.F10]/[.$D10]" office:value-type="float" office:value="0.750094586502478">
            <text:p>0.750</text:p>
          </table:table-cell>
          <table:table-cell table:style-name="ce1" table:formula="of:=[.G10]/[.$D10]" office:value-type="float" office:value="0.99204576994089">
            <text:p>0.992</text:p>
          </table:table-cell>
          <table:table-cell table:style-name="ce1" table:formula="of:=[.H10]/[.$D10]" office:value-type="float" office:value="0.933166971177364">
            <text:p>0.933</text:p>
          </table:table-cell>
          <table:table-cell table:style-name="ce1" table:formula="of:=[.I10]/[.$D10]" office:value-type="float" office:value="0.932733315060973">
            <text:p>0.933</text:p>
          </table:table-cell>
          <table:table-cell table:style-name="ce1" table:formula="of:=[.J10]/[.$D10]" office:value-type="float" office:value="1">
            <text:p>1.000</text:p>
          </table:table-cell>
          <table:table-cell table:style-name="ce1" table:formula="of:=[.K10]/[.$D10]" office:value-type="float" office:value="0.632095879905151">
            <text:p>0.632</text:p>
          </table:table-cell>
          <table:table-cell table:style-name="ce1" table:formula="of:=[.L10]/[.$D10]" office:value-type="float" office:value="0.901387609467034">
            <text:p>0.901</text:p>
          </table:table-cell>
        </table:table-row>
        <table:table-row table:style-name="ro1">
          <table:table-cell office:value-type="string">
            <text:p>Average GPA</text:p>
          </table:table-cell>
          <table:table-cell table:number-columns-repeated="3"/>
          <table:table-cell table:style-name="ce1" table:formula="of:=AVERAGE([.E12:.E20])" office:value-type="float" office:value="0.614530524839199">
            <text:p>0.615</text:p>
          </table:table-cell>
          <table:table-cell table:style-name="ce1" table:formula="of:=AVERAGE([.F12:.F20])" office:value-type="float" office:value="0.407264303157992">
            <text:p>0.407</text:p>
          </table:table-cell>
          <table:table-cell table:style-name="ce1" table:formula="of:=AVERAGE([.G12:.G20])" office:value-type="float" office:value="0.494682880757735">
            <text:p>0.495</text:p>
          </table:table-cell>
          <table:table-cell table:style-name="ce1" table:formula="of:=AVERAGE([.H12:.H20])" office:value-type="float" office:value="0.805184048105433">
            <text:p>0.805</text:p>
          </table:table-cell>
          <table:table-cell table:style-name="ce1" table:formula="of:=AVERAGE([.I12:.I20])" office:value-type="float" office:value="0.899089335684127">
            <text:p>0.899</text:p>
          </table:table-cell>
          <table:table-cell table:style-name="ce1" table:formula="of:=AVERAGE([.J12:.J20])" office:value-type="float" office:value="0.6967103612428">
            <text:p>0.697</text:p>
          </table:table-cell>
          <table:table-cell table:style-name="ce1" table:formula="of:=AVERAGE([.K12:.K20])" office:value-type="float" office:value="0.722503005140668">
            <text:p>0.723</text:p>
          </table:table-cell>
          <table:table-cell table:style-name="ce1" table:formula="of:=AVERAGE([.L12:.L20])" office:value-type="float" office:value="0.739050228346119">
            <text:p>0.739</text:p>
          </table:table-cell>
        </table:table-row>
        <table:table-row table:style-name="ro1">
          <table:table-cell office:value-type="string">
            <text:p>Overall Ranks</text:p>
          </table:table-cell>
          <table:table-cell table:number-columns-repeated="3"/>
          <table:table-cell table:formula="of:=RANK([.E21]; [.$E21:.$L21])" office:value-type="float" office:value="6">
            <text:p>6</text:p>
          </table:table-cell>
          <table:table-cell table:formula="of:=RANK([.F21]; [.$E21:.$L21])" office:value-type="float" office:value="8">
            <text:p>8</text:p>
          </table:table-cell>
          <table:table-cell table:formula="of:=RANK([.G21]; [.$E21:.$L21])" office:value-type="float" office:value="7">
            <text:p>7</text:p>
          </table:table-cell>
          <table:table-cell table:formula="of:=RANK([.H21]; [.$E21:.$L21])" office:value-type="float" office:value="2">
            <text:p>2</text:p>
          </table:table-cell>
          <table:table-cell table:formula="of:=RANK([.I21]; [.$E21:.$L21])" office:value-type="float" office:value="1">
            <text:p>1</text:p>
          </table:table-cell>
          <table:table-cell table:formula="of:=RANK([.J21]; [.$E21:.$L21])" office:value-type="float" office:value="5">
            <text:p>5</text:p>
          </table:table-cell>
          <table:table-cell table:formula="of:=RANK([.K21]; [.$E21:.$L21])" office:value-type="float" office:value="4">
            <text:p>4</text:p>
          </table:table-cell>
          <table:table-cell table:formula="of:=RANK([.L21]; [.$E21:.$L21])" office:value-type="float" office:value="3">
            <text:p>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Ranks</text:p>
          </table:table-cell>
          <table:table-cell table:number-columns-repeated="3"/>
          <table:table-cell table:formula="of:=RANK([.E2]; [.$E2:.$L2])" office:value-type="float" office:value="6">
            <text:p>6</text:p>
          </table:table-cell>
          <table:table-cell table:formula="of:=RANK([.F2]; [.$E2:.$L2])" office:value-type="float" office:value="7">
            <text:p>7</text:p>
          </table:table-cell>
          <table:table-cell table:formula="of:=RANK([.G2]; [.$E2:.$L2])" office:value-type="float" office:value="8">
            <text:p>8</text:p>
          </table:table-cell>
          <table:table-cell table:formula="of:=RANK([.H2]; [.$E2:.$L2])" office:value-type="float" office:value="2">
            <text:p>2</text:p>
          </table:table-cell>
          <table:table-cell table:formula="of:=RANK([.I2]; [.$E2:.$L2])" office:value-type="float" office:value="3">
            <text:p>3</text:p>
          </table:table-cell>
          <table:table-cell table:formula="of:=RANK([.J2]; [.$E2:.$L2])" office:value-type="float" office:value="1">
            <text:p>1</text:p>
          </table:table-cell>
          <table:table-cell table:formula="of:=RANK([.K2]; [.$E2:.$L2])" office:value-type="float" office:value="5">
            <text:p>5</text:p>
          </table:table-cell>
          <table:table-cell table:formula="of:=RANK([.L2]; [.$E2:.$L2])" office:value-type="float" office:value="4">
            <text:p>4</text:p>
          </table:table-cell>
        </table:table-row>
        <table:table-row table:style-name="ro1">
          <table:table-cell table:number-columns-repeated="4"/>
          <table:table-cell table:formula="of:=RANK([.E3]; [.$E3:.$L3])" office:value-type="float" office:value="2">
            <text:p>2</text:p>
          </table:table-cell>
          <table:table-cell table:formula="of:=RANK([.F3]; [.$E3:.$L3])" office:value-type="float" office:value="3">
            <text:p>3</text:p>
          </table:table-cell>
          <table:table-cell table:formula="of:=RANK([.G3]; [.$E3:.$L3])" office:value-type="float" office:value="8">
            <text:p>8</text:p>
          </table:table-cell>
          <table:table-cell table:formula="of:=RANK([.H3]; [.$E3:.$L3])" office:value-type="float" office:value="4">
            <text:p>4</text:p>
          </table:table-cell>
          <table:table-cell table:formula="of:=RANK([.I3]; [.$E3:.$L3])" office:value-type="float" office:value="1">
            <text:p>1</text:p>
          </table:table-cell>
          <table:table-cell table:formula="of:=RANK([.J3]; [.$E3:.$L3])" office:value-type="float" office:value="5">
            <text:p>5</text:p>
          </table:table-cell>
          <table:table-cell table:formula="of:=RANK([.K3]; [.$E3:.$L3])" office:value-type="float" office:value="7">
            <text:p>7</text:p>
          </table:table-cell>
          <table:table-cell table:formula="of:=RANK([.L3]; [.$E3:.$L3]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f:=RANK([.E4]; [.$E4:.$L4])" office:value-type="float" office:value="7">
            <text:p>7</text:p>
          </table:table-cell>
          <table:table-cell table:formula="of:=RANK([.F4]; [.$E4:.$L4])" office:value-type="float" office:value="8">
            <text:p>8</text:p>
          </table:table-cell>
          <table:table-cell table:formula="of:=RANK([.G4]; [.$E4:.$L4])" office:value-type="float" office:value="5">
            <text:p>5</text:p>
          </table:table-cell>
          <table:table-cell table:formula="of:=RANK([.H4]; [.$E4:.$L4])" office:value-type="float" office:value="3">
            <text:p>3</text:p>
          </table:table-cell>
          <table:table-cell table:formula="of:=RANK([.I4]; [.$E4:.$L4])" office:value-type="float" office:value="2">
            <text:p>2</text:p>
          </table:table-cell>
          <table:table-cell table:formula="of:=RANK([.J4]; [.$E4:.$L4])" office:value-type="float" office:value="4">
            <text:p>4</text:p>
          </table:table-cell>
          <table:table-cell table:formula="of:=RANK([.K4]; [.$E4:.$L4])" office:value-type="float" office:value="6">
            <text:p>6</text:p>
          </table:table-cell>
          <table:table-cell table:formula="of:=RANK([.L4]; [.$E4:.$L4]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5]; [.$E5:.$L5])" office:value-type="float" office:value="3">
            <text:p>3</text:p>
          </table:table-cell>
          <table:table-cell table:formula="of:=RANK([.F5]; [.$E5:.$L5])" office:value-type="float" office:value="8">
            <text:p>8</text:p>
          </table:table-cell>
          <table:table-cell table:formula="of:=RANK([.G5]; [.$E5:.$L5])" office:value-type="float" office:value="7">
            <text:p>7</text:p>
          </table:table-cell>
          <table:table-cell table:formula="of:=RANK([.H5]; [.$E5:.$L5])" office:value-type="float" office:value="5">
            <text:p>5</text:p>
          </table:table-cell>
          <table:table-cell table:formula="of:=RANK([.I5]; [.$E5:.$L5])" office:value-type="float" office:value="4">
            <text:p>4</text:p>
          </table:table-cell>
          <table:table-cell table:formula="of:=RANK([.J5]; [.$E5:.$L5])" office:value-type="float" office:value="6">
            <text:p>6</text:p>
          </table:table-cell>
          <table:table-cell table:formula="of:=RANK([.K5]; [.$E5:.$L5])" office:value-type="float" office:value="1">
            <text:p>1</text:p>
          </table:table-cell>
          <table:table-cell table:formula="of:=RANK([.L5]; [.$E5:.$L5])" office:value-type="float" office:value="2">
            <text:p>2</text:p>
          </table:table-cell>
        </table:table-row>
        <table:table-row table:style-name="ro1">
          <table:table-cell table:number-columns-repeated="4"/>
          <table:table-cell table:formula="of:=RANK([.E6]; [.$E6:.$L6])" office:value-type="float" office:value="7">
            <text:p>7</text:p>
          </table:table-cell>
          <table:table-cell table:formula="of:=RANK([.F6]; [.$E6:.$L6])" office:value-type="float" office:value="8">
            <text:p>8</text:p>
          </table:table-cell>
          <table:table-cell table:formula="of:=RANK([.G6]; [.$E6:.$L6])" office:value-type="float" office:value="2">
            <text:p>2</text:p>
          </table:table-cell>
          <table:table-cell table:formula="of:=RANK([.H6]; [.$E6:.$L6])" office:value-type="float" office:value="5">
            <text:p>5</text:p>
          </table:table-cell>
          <table:table-cell table:formula="of:=RANK([.I6]; [.$E6:.$L6])" office:value-type="float" office:value="4">
            <text:p>4</text:p>
          </table:table-cell>
          <table:table-cell table:formula="of:=RANK([.J6]; [.$E6:.$L6])" office:value-type="float" office:value="3">
            <text:p>3</text:p>
          </table:table-cell>
          <table:table-cell table:formula="of:=RANK([.K6]; [.$E6:.$L6])" office:value-type="float" office:value="6">
            <text:p>6</text:p>
          </table:table-cell>
          <table:table-cell table:formula="of:=RANK([.L6]; [.$E6:.$L6]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7]; [.$E7:.$L7])" office:value-type="float" office:value="3">
            <text:p>3</text:p>
          </table:table-cell>
          <table:table-cell table:formula="of:=RANK([.F7]; [.$E7:.$L7])" office:value-type="float" office:value="5">
            <text:p>5</text:p>
          </table:table-cell>
          <table:table-cell table:formula="of:=RANK([.G7]; [.$E7:.$L7])" office:value-type="float" office:value="7">
            <text:p>7</text:p>
          </table:table-cell>
          <table:table-cell table:formula="of:=RANK([.H7]; [.$E7:.$L7])" office:value-type="float" office:value="1">
            <text:p>1</text:p>
          </table:table-cell>
          <table:table-cell table:formula="of:=RANK([.I7]; [.$E7:.$L7])" office:value-type="float" office:value="2">
            <text:p>2</text:p>
          </table:table-cell>
          <table:table-cell table:formula="of:=RANK([.J7]; [.$E7:.$L7])" office:value-type="float" office:value="8">
            <text:p>8</text:p>
          </table:table-cell>
          <table:table-cell table:formula="of:=RANK([.K7]; [.$E7:.$L7])" office:value-type="float" office:value="6">
            <text:p>6</text:p>
          </table:table-cell>
          <table:table-cell table:formula="of:=RANK([.L7]; [.$E7:.$L7])" office:value-type="float" office:value="4">
            <text:p>4</text:p>
          </table:table-cell>
        </table:table-row>
        <table:table-row table:style-name="ro1">
          <table:table-cell table:number-columns-repeated="4"/>
          <table:table-cell table:formula="of:=RANK([.E8]; [.$E8:.$L8])" office:value-type="float" office:value="3">
            <text:p>3</text:p>
          </table:table-cell>
          <table:table-cell table:formula="of:=RANK([.F8]; [.$E8:.$L8])" office:value-type="float" office:value="5">
            <text:p>5</text:p>
          </table:table-cell>
          <table:table-cell table:formula="of:=RANK([.G8]; [.$E8:.$L8])" office:value-type="float" office:value="8">
            <text:p>8</text:p>
          </table:table-cell>
          <table:table-cell table:formula="of:=RANK([.H8]; [.$E8:.$L8])" office:value-type="float" office:value="7">
            <text:p>7</text:p>
          </table:table-cell>
          <table:table-cell table:formula="of:=RANK([.I8]; [.$E8:.$L8])" office:value-type="float" office:value="2">
            <text:p>2</text:p>
          </table:table-cell>
          <table:table-cell table:formula="of:=RANK([.J8]; [.$E8:.$L8])" office:value-type="float" office:value="4">
            <text:p>4</text:p>
          </table:table-cell>
          <table:table-cell table:formula="of:=RANK([.K8]; [.$E8:.$L8])" office:value-type="float" office:value="1">
            <text:p>1</text:p>
          </table:table-cell>
          <table:table-cell table:formula="of:=RANK([.L8]; [.$E8:.$L8]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f:=RANK([.E9]; [.$E9:.$L9])" office:value-type="float" office:value="6">
            <text:p>6</text:p>
          </table:table-cell>
          <table:table-cell table:formula="of:=RANK([.F9]; [.$E9:.$L9])" office:value-type="float" office:value="8">
            <text:p>8</text:p>
          </table:table-cell>
          <table:table-cell table:formula="of:=RANK([.G9]; [.$E9:.$L9])" office:value-type="float" office:value="4">
            <text:p>4</text:p>
          </table:table-cell>
          <table:table-cell table:formula="of:=RANK([.H9]; [.$E9:.$L9])" office:value-type="float" office:value="1">
            <text:p>1</text:p>
          </table:table-cell>
          <table:table-cell table:formula="of:=RANK([.I9]; [.$E9:.$L9])" office:value-type="float" office:value="2">
            <text:p>2</text:p>
          </table:table-cell>
          <table:table-cell table:formula="of:=RANK([.J9]; [.$E9:.$L9])" office:value-type="float" office:value="5">
            <text:p>5</text:p>
          </table:table-cell>
          <table:table-cell table:formula="of:=RANK([.K9]; [.$E9:.$L9])" office:value-type="float" office:value="3">
            <text:p>3</text:p>
          </table:table-cell>
          <table:table-cell table:formula="of:=RANK([.L9]; [.$E9:.$L9]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f:=RANK([.E10]; [.$E10:.$L10])" office:value-type="float" office:value="6">
            <text:p>6</text:p>
          </table:table-cell>
          <table:table-cell table:formula="of:=RANK([.F10]; [.$E10:.$L10])" office:value-type="float" office:value="7">
            <text:p>7</text:p>
          </table:table-cell>
          <table:table-cell table:formula="of:=RANK([.G10]; [.$E10:.$L10])" office:value-type="float" office:value="2">
            <text:p>2</text:p>
          </table:table-cell>
          <table:table-cell table:formula="of:=RANK([.H10]; [.$E10:.$L10])" office:value-type="float" office:value="3">
            <text:p>3</text:p>
          </table:table-cell>
          <table:table-cell table:formula="of:=RANK([.I10]; [.$E10:.$L10])" office:value-type="float" office:value="4">
            <text:p>4</text:p>
          </table:table-cell>
          <table:table-cell table:formula="of:=RANK([.J10]; [.$E10:.$L10])" office:value-type="float" office:value="1">
            <text:p>1</text:p>
          </table:table-cell>
          <table:table-cell table:formula="of:=RANK([.K10]; [.$E10:.$L10])" office:value-type="float" office:value="8">
            <text:p>8</text:p>
          </table:table-cell>
          <table:table-cell table:formula="of:=RANK([.L10]; [.$E10:.$L10])" office:value-type="float" office:value="5">
            <text:p>5</text:p>
          </table:table-cell>
        </table:table-row>
        <table:table-row table:style-name="ro1">
          <table:table-cell office:value-type="string">
            <text:p>Ave Ranks</text:p>
          </table:table-cell>
          <table:table-cell table:number-columns-repeated="3"/>
          <table:table-cell table:formula="of:=AVERAGE([.E24:.E32])" office:value-type="float" office:value="4.77777777777778">
            <text:p>4.78</text:p>
          </table:table-cell>
          <table:table-cell table:formula="of:=AVERAGE([.F24:.F32])" office:value-type="float" office:value="6.55555555555556">
            <text:p>6.56</text:p>
          </table:table-cell>
          <table:table-cell table:formula="of:=AVERAGE([.G24:.G32])" office:value-type="float" office:value="5.66666666666667">
            <text:p>5.67</text:p>
          </table:table-cell>
          <table:table-cell table:formula="of:=AVERAGE([.H24:.H32])" office:value-type="float" office:value="3.44444444444444">
            <text:p>3.44</text:p>
          </table:table-cell>
          <table:table-cell table:formula="of:=AVERAGE([.I24:.I32])" office:value-type="float" office:value="2.66666666666667">
            <text:p>2.67</text:p>
          </table:table-cell>
          <table:table-cell table:formula="of:=AVERAGE([.J24:.J32])" office:value-type="float" office:value="4.11111111111111">
            <text:p>4.11</text:p>
          </table:table-cell>
          <table:table-cell table:formula="of:=AVERAGE([.K24:.K32])" office:value-type="float" office:value="4.77777777777778">
            <text:p>4.78</text:p>
          </table:table-cell>
          <table:table-cell table:formula="of:=AVERAGE([.L24:.L32])" office:value-type="float" office:value="4">
            <text:p>4</text:p>
          </table:table-cell>
        </table:table-row>
        <table:table-row table:style-name="ro1">
          <table:table-cell office:value-type="string">
            <text:p>Rank based on ave rank</text:p>
          </table:table-cell>
          <table:table-cell table:number-columns-repeated="3"/>
          <table:table-cell table:formula="of:=RANK([.E33]; [.$E33:.$L33]; 1)" office:value-type="float" office:value="5">
            <text:p>5</text:p>
          </table:table-cell>
          <table:table-cell table:formula="of:=RANK([.F33]; [.$E33:.$L33]; 1)" office:value-type="float" office:value="8">
            <text:p>8</text:p>
          </table:table-cell>
          <table:table-cell table:formula="of:=RANK([.G33]; [.$E33:.$L33]; 1)" office:value-type="float" office:value="7">
            <text:p>7</text:p>
          </table:table-cell>
          <table:table-cell table:formula="of:=RANK([.H33]; [.$E33:.$L33]; 1)" office:value-type="float" office:value="2">
            <text:p>2</text:p>
          </table:table-cell>
          <table:table-cell table:formula="of:=RANK([.I33]; [.$E33:.$L33]; 1)" office:value-type="float" office:value="1">
            <text:p>1</text:p>
          </table:table-cell>
          <table:table-cell table:formula="of:=RANK([.J33]; [.$E33:.$L33]; 1)" office:value-type="float" office:value="4">
            <text:p>4</text:p>
          </table:table-cell>
          <table:table-cell table:formula="of:=RANK([.K33]; [.$E33:.$L33]; 1)" office:value-type="float" office:value="5">
            <text:p>5</text:p>
          </table:table-cell>
          <table:table-cell table:formula="of:=RANK([.L33]; [.$E33:.$L33]; 1)" office:value-type="float" office:value="3">
            <text:p>3</text:p>
          </table:table-cell>
        </table:table-row>
      </table:table>
      <table:table table:name="L1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D</text:p>
          </table:table-cell>
          <table:table-cell office:value-type="string">
            <text:p>Best</text:p>
          </table:table-cell>
          <table:table-cell office:value-type="string">
            <text:p>mqLasso</text:p>
          </table:table-cell>
          <table:table-cell office:value-type="string">
            <text:p>mqOnlineLasso</text:p>
          </table:table-cell>
          <table:table-cell office:value-type="string">
            <text:p>RegTree</text:p>
          </table:table-cell>
          <table:table-cell office:value-type="string">
            <text:p>RFRegTree</text:p>
          </table:table-cell>
          <table:table-cell office:value-type="string">
            <text:p>B_RF_Lasso</text:p>
          </table:table-cell>
          <table:table-cell office:value-type="string">
            <text:p>L2Boost</text:p>
          </table:table-cell>
          <table:table-cell office:value-type="string">
            <text:p>sKNNReg</text:p>
          </table:table-cell>
          <table:table-cell office:value-type="string">
            <text:p>mqNNcv</text:p>
          </table:table-cell>
        </table:table-row>
        <table:table-row table:style-name="ro1">
          <table:table-cell office:value-type="string">
            <text:p>/Airfoil+Self-Noise</text:p>
          </table:table-cell>
          <table:table-cell/>
          <table:table-cell office:value-type="float" office:value="6">
            <text:p>6</text:p>
          </table:table-cell>
          <table:table-cell table:formula="of:=MIN([.$E2:.$L2])" office:value-type="float" office:value="1.66666309890215">
            <text:p>1.67</text:p>
          </table:table-cell>
          <table:table-cell office:value-type="float" office:value="3.5863946572601">
            <text:p>3.59</text:p>
          </table:table-cell>
          <table:table-cell office:value-type="float" office:value="3.65466112956811">
            <text:p>3.65</text:p>
          </table:table-cell>
          <table:table-cell office:value-type="float" office:value="3.62083804253773">
            <text:p>3.62</text:p>
          </table:table-cell>
          <table:table-cell table:formula="of:=[AveRuns.O2]" office:value-type="float" office:value="1.86426497187377">
            <text:p>1.86</text:p>
          </table:table-cell>
          <table:table-cell office:value-type="float" office:value="1.87939944707495">
            <text:p>1.88</text:p>
          </table:table-cell>
          <table:table-cell table:formula="of:=[AveRuns.AM2]" office:value-type="float" office:value="1.66666309890215">
            <text:p>1.67</text:p>
          </table:table-cell>
          <table:table-cell office:value-type="float" office:value="2.99219648789748">
            <text:p>2.99</text:p>
          </table:table-cell>
          <table:table-cell office:value-type="float" office:value="2.41390365448505">
            <text:p>2.41</text:p>
          </table:table-cell>
        </table:table-row>
        <table:table-row table:style-name="ro1">
          <table:table-cell office:value-type="string">
            <text:p>/Computer+Hardware</text:p>
          </table:table-cell>
          <table:table-cell/>
          <table:table-cell office:value-type="float" office:value="7">
            <text:p>7</text:p>
          </table:table-cell>
          <table:table-cell table:formula="of:=MIN([.$E3:.$L3])" office:value-type="float" office:value="0.387423410788734">
            <text:p>0.39</text:p>
          </table:table-cell>
          <table:table-cell office:value-type="float" office:value="0.387423410788734">
            <text:p>0.39</text:p>
          </table:table-cell>
          <table:table-cell office:value-type="float" office:value="0.928571428571429">
            <text:p>0.93</text:p>
          </table:table-cell>
          <table:table-cell office:value-type="float" office:value="6.48809523809524">
            <text:p>6.49</text:p>
          </table:table-cell>
          <table:table-cell table:formula="of:=[AveRuns.O3]" office:value-type="float" office:value="3.59958605442177">
            <text:p>3.6</text:p>
          </table:table-cell>
          <table:table-cell office:value-type="float" office:value="0.387423410788734">
            <text:p>0.39</text:p>
          </table:table-cell>
          <table:table-cell table:formula="of:=[AveRuns.AM3]" office:value-type="float" office:value="3.41071428571429">
            <text:p>3.41</text:p>
          </table:table-cell>
          <table:table-cell office:value-type="float" office:value="9.9952380952381">
            <text:p>10</text:p>
          </table:table-cell>
          <table:table-cell office:value-type="float" office:value="4.97619047619048">
            <text:p>4.98</text:p>
          </table:table-cell>
        </table:table-row>
        <table:table-row table:style-name="ro1">
          <table:table-cell office:value-type="string">
            <text:p>/Concrete+Compressive+Strength</text:p>
          </table:table-cell>
          <table:table-cell/>
          <table:table-cell office:value-type="float" office:value="8">
            <text:p>8</text:p>
          </table:table-cell>
          <table:table-cell table:formula="of:=MIN([.$E4:.$L4])" office:value-type="float" office:value="3.39053140096618">
            <text:p>3.39</text:p>
          </table:table-cell>
          <table:table-cell office:value-type="float" office:value="8.14072883621919">
            <text:p>8.14</text:p>
          </table:table-cell>
          <table:table-cell office:value-type="float" office:value="8.3392270531401">
            <text:p>8.34</text:p>
          </table:table-cell>
          <table:table-cell office:value-type="float" office:value="5.96758868599253">
            <text:p>5.97</text:p>
          </table:table-cell>
          <table:table-cell table:formula="of:=[AveRuns.O4]" office:value-type="float" office:value="3.97781372413523">
            <text:p>3.98</text:p>
          </table:table-cell>
          <table:table-cell office:value-type="float" office:value="3.93780448984069">
            <text:p>3.94</text:p>
          </table:table-cell>
          <table:table-cell table:formula="of:=[AveRuns.AM4]" office:value-type="float" office:value="3.96874917886059">
            <text:p>3.97</text:p>
          </table:table-cell>
          <table:table-cell office:value-type="float" office:value="6.97618357487923">
            <text:p>6.98</text:p>
          </table:table-cell>
          <table:table-cell office:value-type="float" office:value="3.39053140096618">
            <text:p>3.39</text:p>
          </table:table-cell>
        </table:table-row>
        <table:table-row table:style-name="ro1">
          <table:table-cell office:value-type="string">
            <text:p>/Physicochemical+Properties+of+Protein+Tertiary+Structure</text:p>
          </table:table-cell>
          <table:table-cell/>
          <table:table-cell office:value-type="float" office:value="9">
            <text:p>9</text:p>
          </table:table-cell>
          <table:table-cell table:formula="of:=MIN([.$E5:.$L5])" office:value-type="float" office:value="2.54689312939166">
            <text:p>2.55</text:p>
          </table:table-cell>
          <table:table-cell office:value-type="float" office:value="4.38321060392707">
            <text:p>4.38</text:p>
          </table:table-cell>
          <table:table-cell office:value-type="float" office:value="5.0470763091724">
            <text:p>5.05</text:p>
          </table:table-cell>
          <table:table-cell office:value-type="float" office:value="5.48016999462983">
            <text:p>5.48</text:p>
          </table:table-cell>
          <table:table-cell table:formula="of:=[AveRuns.O5]" office:value-type="float" office:value="5.48044636620255">
            <text:p>5.48</text:p>
          </table:table-cell>
          <table:table-cell office:value-type="float" office:value="4.38321060392707">
            <text:p>4.38</text:p>
          </table:table-cell>
          <table:table-cell table:formula="of:=[AveRuns.AM5]" office:value-type="float" office:value="5.47944245657666">
            <text:p>5.48</text:p>
          </table:table-cell>
          <table:table-cell office:value-type="float" office:value="2.54689312939166">
            <text:p>2.55</text:p>
          </table:table-cell>
          <table:table-cell office:value-type="float" office:value="3.79261167595934">
            <text:p>3.79</text:p>
          </table:table-cell>
        </table:table-row>
        <table:table-row table:style-name="ro1">
          <table:table-cell office:value-type="string">
            <text:p>/Yacht+Hydrodynamics</text:p>
          </table:table-cell>
          <table:table-cell/>
          <table:table-cell office:value-type="float" office:value="6">
            <text:p>6</text:p>
          </table:table-cell>
          <table:table-cell table:formula="of:=MIN([.$E6:.$L6])" office:value-type="float" office:value="0.893225806451613">
            <text:p>0.89</text:p>
          </table:table-cell>
          <table:table-cell office:value-type="float" office:value="7.16603236793184">
            <text:p>7.17</text:p>
          </table:table-cell>
          <table:table-cell office:value-type="float" office:value="9.45193548387096">
            <text:p>9.45</text:p>
          </table:table-cell>
          <table:table-cell office:value-type="float" office:value="0.91">
            <text:p>0.91</text:p>
          </table:table-cell>
          <table:table-cell table:formula="of:=[AveRuns.O6]" office:value-type="float" office:value="1.6710971843486">
            <text:p>1.67</text:p>
          </table:table-cell>
          <table:table-cell office:value-type="float" office:value="1.64600468622001">
            <text:p>1.65</text:p>
          </table:table-cell>
          <table:table-cell table:formula="of:=[AveRuns.AM6]" office:value-type="float" office:value="0.982794890372982">
            <text:p>0.98</text:p>
          </table:table-cell>
          <table:table-cell office:value-type="float" office:value="2.84654838709677">
            <text:p>2.85</text:p>
          </table:table-cell>
          <table:table-cell office:value-type="float" office:value="0.893225806451613">
            <text:p>0.89</text:p>
          </table:table-cell>
        </table:table-row>
        <table:table-row table:style-name="ro1">
          <table:table-cell office:value-type="string">
            <text:p>/SkillCraft1+Master+Table+Dataset</text:p>
          </table:table-cell>
          <table:table-cell/>
          <table:table-cell office:value-type="float" office:value="18">
            <text:p>18</text:p>
          </table:table-cell>
          <table:table-cell table:formula="of:=MIN([.$E7:.$L7])" office:value-type="float" office:value="0.755704692262093">
            <text:p>0.76</text:p>
          </table:table-cell>
          <table:table-cell office:value-type="float" office:value="0.823188829908265">
            <text:p>0.82</text:p>
          </table:table-cell>
          <table:table-cell office:value-type="float" office:value="0.927941176470588">
            <text:p>0.93</text:p>
          </table:table-cell>
          <table:table-cell office:value-type="float" office:value="0.966911764705882">
            <text:p>0.97</text:p>
          </table:table-cell>
          <table:table-cell table:formula="of:=[AveRuns.O7]" office:value-type="float" office:value="0.755704692262093">
            <text:p>0.76</text:p>
          </table:table-cell>
          <table:table-cell office:value-type="float" office:value="0.757365837289053">
            <text:p>0.76</text:p>
          </table:table-cell>
          <table:table-cell table:formula="of:=[AveRuns.AM7]" office:value-type="float" office:value="0.967764204077244">
            <text:p>0.97</text:p>
          </table:table-cell>
          <table:table-cell office:value-type="float" office:value="0.928781512605042">
            <text:p>0.93</text:p>
          </table:table-cell>
          <table:table-cell office:value-type="float" office:value="0.885294117647059">
            <text:p>0.89</text:p>
          </table:table-cell>
        </table:table-row>
        <table:table-row table:style-name="ro1">
          <table:table-cell office:value-type="string">
            <text:p>/Combined+Cycle+Power+Plant</text:p>
          </table:table-cell>
          <table:table-cell/>
          <table:table-cell office:value-type="float" office:value="4">
            <text:p>4</text:p>
          </table:table-cell>
          <table:table-cell table:formula="of:=MIN([.$E8:.$L8])" office:value-type="float" office:value="3.12766922094508">
            <text:p>3.13</text:p>
          </table:table-cell>
          <table:table-cell office:value-type="float" office:value="3.7126459222817">
            <text:p>3.71</text:p>
          </table:table-cell>
          <table:table-cell office:value-type="float" office:value="3.83649947753396">
            <text:p>3.84</text:p>
          </table:table-cell>
          <table:table-cell office:value-type="float" office:value="14.5742657596848">
            <text:p>14.57</text:p>
          </table:table-cell>
          <table:table-cell table:formula="of:=[AveRuns.O8]" office:value-type="float" office:value="8.05461678441505">
            <text:p>8.05</text:p>
          </table:table-cell>
          <table:table-cell office:value-type="float" office:value="3.7126459222817">
            <text:p>3.71</text:p>
          </table:table-cell>
          <table:table-cell table:formula="of:=[AveRuns.AM8]" office:value-type="float" office:value="3.58632763989332">
            <text:p>3.59</text:p>
          </table:table-cell>
          <table:table-cell office:value-type="float" office:value="3.12766922094508">
            <text:p>3.13</text:p>
          </table:table-cell>
          <table:table-cell office:value-type="float" office:value="3.75549634273772">
            <text:p>3.76</text:p>
          </table:table-cell>
        </table:table-row>
        <table:table-row table:style-name="ro1">
          <table:table-cell office:value-type="string">
            <text:p>/Wine+Quality (white)</text:p>
          </table:table-cell>
          <table:table-cell office:value-type="float" office:value="4898">
            <text:p>4898</text:p>
          </table:table-cell>
          <table:table-cell office:value-type="float" office:value="11">
            <text:p>11</text:p>
          </table:table-cell>
          <table:table-cell table:formula="of:=MIN([.$E9:.$L9])" office:value-type="float" office:value="0.429636831875607">
            <text:p>0.43</text:p>
          </table:table-cell>
          <table:table-cell office:value-type="float" office:value="0.664416472317974">
            <text:p>0.66</text:p>
          </table:table-cell>
          <table:table-cell office:value-type="float" office:value="0.65">
            <text:p>0.65</text:p>
          </table:table-cell>
          <table:table-cell office:value-type="float" office:value="0.508163265306122">
            <text:p>0.51</text:p>
          </table:table-cell>
          <table:table-cell table:formula="of:=[AveRuns.O9]" office:value-type="float" office:value="0.429636831875607">
            <text:p>0.43</text:p>
          </table:table-cell>
          <table:table-cell office:value-type="float" office:value="0.429753458049887">
            <text:p>0.43</text:p>
          </table:table-cell>
          <table:table-cell table:formula="of:=[AveRuns.AM9]" office:value-type="float" office:value="0.507770653046535">
            <text:p>0.51</text:p>
          </table:table-cell>
          <table:table-cell office:value-type="float" office:value="0.581292517006801">
            <text:p>0.58</text:p>
          </table:table-cell>
          <table:table-cell office:value-type="float" office:value="0.63469387755102">
            <text:p>0.63</text:p>
          </table:table-cell>
        </table:table-row>
        <table:table-row table:style-name="ro1">
          <table:table-cell office:value-type="string">
            <text:p>/Energy+efficiency (heat)</text:p>
          </table:table-cell>
          <table:table-cell/>
          <table:table-cell office:value-type="float" office:value="8">
            <text:p>8</text:p>
          </table:table-cell>
          <table:table-cell table:formula="of:=MIN([.$E10:.$L10])" office:value-type="float" office:value="0.352710270131965">
            <text:p>0.35</text:p>
          </table:table-cell>
          <table:table-cell office:value-type="float" office:value="1.94964863077559">
            <text:p>1.95</text:p>
          </table:table-cell>
          <table:table-cell office:value-type="float" office:value="2.14636363636364">
            <text:p>2.15</text:p>
          </table:table-cell>
          <table:table-cell office:value-type="float" office:value="0.40646645021645">
            <text:p>0.41</text:p>
          </table:table-cell>
          <table:table-cell table:formula="of:=[AveRuns.O10]" office:value-type="float" office:value="0.87556704463494">
            <text:p>0.88</text:p>
          </table:table-cell>
          <table:table-cell office:value-type="float" office:value="0.876022792874035">
            <text:p>0.88</text:p>
          </table:table-cell>
          <table:table-cell table:formula="of:=[AveRuns.AM10]" office:value-type="float" office:value="0.352710270131965">
            <text:p>0.35</text:p>
          </table:table-cell>
          <table:table-cell office:value-type="float" office:value="2.98907235621521">
            <text:p>2.99</text:p>
          </table:table-cell>
          <table:table-cell office:value-type="float" office:value="1.04922077922078">
            <text:p>1.0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Curved GPA</text:p>
          </table:table-cell>
          <table:table-cell table:number-columns-repeated="3"/>
          <table:table-cell table:style-name="ce1" table:formula="of:=[.E2]/[.$D2]" office:value-type="float" office:value="2.1518414007141">
            <text:p>2.152</text:p>
          </table:table-cell>
          <table:table-cell table:style-name="ce1" table:formula="of:=[.F2]/[.$D2]" office:value-type="float" office:value="2.19280137178022">
            <text:p>2.193</text:p>
          </table:table-cell>
          <table:table-cell table:style-name="ce1" table:formula="of:=[.G2]/[.$D2]" office:value-type="float" office:value="2.17250747611969">
            <text:p>2.173</text:p>
          </table:table-cell>
          <table:table-cell table:style-name="ce1" table:formula="of:=[.H2]/[.$D2]" office:value-type="float" office:value="1.11856137758242">
            <text:p>1.119</text:p>
          </table:table-cell>
          <table:table-cell table:style-name="ce1" table:formula="of:=[.I2]/[.$D2]" office:value-type="float" office:value="1.12764208214181">
            <text:p>1.128</text:p>
          </table:table-cell>
          <table:table-cell table:style-name="ce1" table:formula="of:=[.J2]/[.$D2]" office:value-type="float" office:value="1">
            <text:p>1.000</text:p>
          </table:table-cell>
          <table:table-cell table:style-name="ce1" table:formula="of:=[.K2]/[.$D2]" office:value-type="float" office:value="1.7953217359096">
            <text:p>1.795</text:p>
          </table:table-cell>
          <table:table-cell table:style-name="ce1" table:formula="of:=[.L2]/[.$D2]" office:value-type="float" office:value="1.448345293104">
            <text:p>1.448</text:p>
          </table:table-cell>
        </table:table-row>
        <table:table-row table:style-name="ro1">
          <table:table-cell table:number-columns-repeated="4"/>
          <table:table-cell table:style-name="ce1" table:formula="of:=[.E3]/[.$D3]" office:value-type="float" office:value="1">
            <text:p>1.000</text:p>
          </table:table-cell>
          <table:table-cell table:style-name="ce1" table:formula="of:=[.F3]/[.$D3]" office:value-type="float" office:value="2.39678708801051">
            <text:p>2.397</text:p>
          </table:table-cell>
          <table:table-cell table:style-name="ce1" table:formula="of:=[.G3]/[.$D3]" office:value-type="float" office:value="16.7467815764837">
            <text:p>16.747</text:p>
          </table:table-cell>
          <table:table-cell table:style-name="ce1" table:formula="of:=[.H3]/[.$D3]" office:value-type="float" office:value="9.29109071414546">
            <text:p>9.291</text:p>
          </table:table-cell>
          <table:table-cell table:style-name="ce1" table:formula="of:=[.I3]/[.$D3]" office:value-type="float" office:value="1">
            <text:p>1.000</text:p>
          </table:table-cell>
          <table:table-cell table:style-name="ce1" table:formula="of:=[.J3]/[.$D3]" office:value-type="float" office:value="8.80358334250015">
            <text:p>8.804</text:p>
          </table:table-cell>
          <table:table-cell table:style-name="ce1" table:formula="of:=[.K3]/[.$D3]" office:value-type="float" office:value="25.7992620396618">
            <text:p>25.799</text:p>
          </table:table-cell>
          <table:table-cell table:style-name="ce1" table:formula="of:=[.L3]/[.$D3]" office:value-type="float" office:value="12.8443205485691">
            <text:p>12.844</text:p>
          </table:table-cell>
        </table:table-row>
        <table:table-row table:style-name="ro1">
          <table:table-cell table:number-columns-repeated="4"/>
          <table:table-cell table:style-name="ce1" table:formula="of:=[.E4]/[.$D4]" office:value-type="float" office:value="2.40101856419893">
            <text:p>2.401</text:p>
          </table:table-cell>
          <table:table-cell table:style-name="ce1" table:formula="of:=[.F4]/[.$D4]" office:value-type="float" office:value="2.45956343326115">
            <text:p>2.460</text:p>
          </table:table-cell>
          <table:table-cell table:style-name="ce1" table:formula="of:=[.G4]/[.$D4]" office:value-type="float" office:value="1.76007474353194">
            <text:p>1.760</text:p>
          </table:table-cell>
          <table:table-cell table:style-name="ce1" table:formula="of:=[.H4]/[.$D4]" office:value-type="float" office:value="1.17321247135529">
            <text:p>1.173</text:p>
          </table:table-cell>
          <table:table-cell table:style-name="ce1" table:formula="of:=[.I4]/[.$D4]" office:value-type="float" office:value="1.16141218710393">
            <text:p>1.161</text:p>
          </table:table-cell>
          <table:table-cell table:style-name="ce1" table:formula="of:=[.J4]/[.$D4]" office:value-type="float" office:value="1.17053898327845">
            <text:p>1.171</text:p>
          </table:table-cell>
          <table:table-cell table:style-name="ce1" table:formula="of:=[.K4]/[.$D4]" office:value-type="float" office:value="2.05754872905506">
            <text:p>2.058</text:p>
          </table:table-cell>
          <table:table-cell table:style-name="ce1" table:formula="of:=[.L4]/[.$D4]" office:value-type="float" office:value="1">
            <text:p>1.000</text:p>
          </table:table-cell>
        </table:table-row>
        <table:table-row table:style-name="ro1">
          <table:table-cell table:number-columns-repeated="4"/>
          <table:table-cell table:style-name="ce1" table:formula="of:=[.E5]/[.$D5]" office:value-type="float" office:value="1.72100295585391">
            <text:p>1.721</text:p>
          </table:table-cell>
          <table:table-cell table:style-name="ce1" table:formula="of:=[.F5]/[.$D5]" office:value-type="float" office:value="1.9816600276345">
            <text:p>1.982</text:p>
          </table:table-cell>
          <table:table-cell table:style-name="ce1" table:formula="of:=[.G5]/[.$D5]" office:value-type="float" office:value="2.15170787159758">
            <text:p>2.152</text:p>
          </table:table-cell>
          <table:table-cell table:style-name="ce1" table:formula="of:=[.H5]/[.$D5]" office:value-type="float" office:value="2.15181638481689">
            <text:p>2.152</text:p>
          </table:table-cell>
          <table:table-cell table:style-name="ce1" table:formula="of:=[.I5]/[.$D5]" office:value-type="float" office:value="1.72100295585391">
            <text:p>1.721</text:p>
          </table:table-cell>
          <table:table-cell table:style-name="ce1" table:formula="of:=[.J5]/[.$D5]" office:value-type="float" office:value="2.15142221451807">
            <text:p>2.151</text:p>
          </table:table-cell>
          <table:table-cell table:style-name="ce1" table:formula="of:=[.K5]/[.$D5]" office:value-type="float" office:value="1">
            <text:p>1.000</text:p>
          </table:table-cell>
          <table:table-cell table:style-name="ce1" table:formula="of:=[.L5]/[.$D5]" office:value-type="float" office:value="1.48911300289433">
            <text:p>1.489</text:p>
          </table:table-cell>
        </table:table-row>
        <table:table-row table:style-name="ro1">
          <table:table-cell table:number-columns-repeated="4"/>
          <table:table-cell table:style-name="ce1" table:formula="of:=[.E6]/[.$D6]" office:value-type="float" office:value="8.02264367663008">
            <text:p>8.023</text:p>
          </table:table-cell>
          <table:table-cell table:style-name="ce1" table:formula="of:=[.F6]/[.$D6]" office:value-type="float" office:value="10.5817984832069">
            <text:p>10.582</text:p>
          </table:table-cell>
          <table:table-cell table:style-name="ce1" table:formula="of:=[.G6]/[.$D6]" office:value-type="float" office:value="1.018779342723">
            <text:p>1.019</text:p>
          </table:table-cell>
          <table:table-cell table:style-name="ce1" table:formula="of:=[.H6]/[.$D6]" office:value-type="float" office:value="1.87085636384278">
            <text:p>1.871</text:p>
          </table:table-cell>
          <table:table-cell table:style-name="ce1" table:formula="of:=[.I6]/[.$D6]" office:value-type="float" office:value="1.84276436521561">
            <text:p>1.843</text:p>
          </table:table-cell>
          <table:table-cell table:style-name="ce1" table:formula="of:=[.J6]/[.$D6]" office:value-type="float" office:value="1.10027596972056">
            <text:p>1.100</text:p>
          </table:table-cell>
          <table:table-cell table:style-name="ce1" table:formula="of:=[.K6]/[.$D6]" office:value-type="float" office:value="3.18681834597327">
            <text:p>3.187</text:p>
          </table:table-cell>
          <table:table-cell table:style-name="ce1" table:formula="of:=[.L6]/[.$D6]" office:value-type="float" office:value="1">
            <text:p>1.000</text:p>
          </table:table-cell>
        </table:table-row>
        <table:table-row table:style-name="ro1">
          <table:table-cell table:number-columns-repeated="4"/>
          <table:table-cell table:style-name="ce1" table:formula="of:=[.E7]/[.$D7]" office:value-type="float" office:value="1.08929961443559">
            <text:p>1.089</text:p>
          </table:table-cell>
          <table:table-cell table:style-name="ce1" table:formula="of:=[.F7]/[.$D7]" office:value-type="float" office:value="1.22791506519952">
            <text:p>1.228</text:p>
          </table:table-cell>
          <table:table-cell table:style-name="ce1" table:formula="of:=[.G7]/[.$D7]" office:value-type="float" office:value="1.27948360597255">
            <text:p>1.279</text:p>
          </table:table-cell>
          <table:table-cell table:style-name="ce1" table:formula="of:=[.H7]/[.$D7]" office:value-type="float" office:value="1">
            <text:p>1.000</text:p>
          </table:table-cell>
          <table:table-cell table:style-name="ce1" table:formula="of:=[.I7]/[.$D7]" office:value-type="float" office:value="1.00219814041645">
            <text:p>1.002</text:p>
          </table:table-cell>
          <table:table-cell table:style-name="ce1" table:formula="of:=[.J7]/[.$D7]" office:value-type="float" office:value="1.2806116118988">
            <text:p>1.281</text:p>
          </table:table-cell>
          <table:table-cell table:style-name="ce1" table:formula="of:=[.K7]/[.$D7]" office:value-type="float" office:value="1.22902705529705">
            <text:p>1.229</text:p>
          </table:table-cell>
          <table:table-cell table:style-name="ce1" table:formula="of:=[.L7]/[.$D7]" office:value-type="float" office:value="1.17148156774978">
            <text:p>1.171</text:p>
          </table:table-cell>
        </table:table-row>
        <table:table-row table:style-name="ro1">
          <table:table-cell table:number-columns-repeated="4"/>
          <table:table-cell table:style-name="ce1" table:formula="of:=[.E8]/[.$D8]" office:value-type="float" office:value="1.18703279023856">
            <text:p>1.187</text:p>
          </table:table-cell>
          <table:table-cell table:style-name="ce1" table:formula="of:=[.F8]/[.$D8]" office:value-type="float" office:value="1.2266321041375">
            <text:p>1.227</text:p>
          </table:table-cell>
          <table:table-cell table:style-name="ce1" table:formula="of:=[.G8]/[.$D8]" office:value-type="float" office:value="4.65978488456683">
            <text:p>4.660</text:p>
          </table:table-cell>
          <table:table-cell table:style-name="ce1" table:formula="of:=[.H8]/[.$D8]" office:value-type="float" office:value="2.57527769576004">
            <text:p>2.575</text:p>
          </table:table-cell>
          <table:table-cell table:style-name="ce1" table:formula="of:=[.I8]/[.$D8]" office:value-type="float" office:value="1.18703279023856">
            <text:p>1.187</text:p>
          </table:table-cell>
          <table:table-cell table:style-name="ce1" table:formula="of:=[.J8]/[.$D8]" office:value-type="float" office:value="1.14664543676062">
            <text:p>1.147</text:p>
          </table:table-cell>
          <table:table-cell table:style-name="ce1" table:formula="of:=[.K8]/[.$D8]" office:value-type="float" office:value="1">
            <text:p>1.000</text:p>
          </table:table-cell>
          <table:table-cell table:style-name="ce1" table:formula="of:=[.L8]/[.$D8]" office:value-type="float" office:value="1.2007332225506">
            <text:p>1.201</text:p>
          </table:table-cell>
        </table:table-row>
        <table:table-row table:style-name="ro1">
          <table:table-cell table:number-columns-repeated="4"/>
          <table:table-cell table:style-name="ce1" table:formula="of:=[.E9]/[.$D9]" office:value-type="float" office:value="1.54646069196959">
            <text:p>1.546</text:p>
          </table:table-cell>
          <table:table-cell table:style-name="ce1" table:formula="of:=[.F9]/[.$D9]" office:value-type="float" office:value="1.51290567236143">
            <text:p>1.513</text:p>
          </table:table-cell>
          <table:table-cell table:style-name="ce1" table:formula="of:=[.G9]/[.$D9]" office:value-type="float" office:value="1.18277397933437">
            <text:p>1.183</text:p>
          </table:table-cell>
          <table:table-cell table:style-name="ce1" table:formula="of:=[.H9]/[.$D9]" office:value-type="float" office:value="1">
            <text:p>1.000</text:p>
          </table:table-cell>
          <table:table-cell table:style-name="ce1" table:formula="of:=[.I9]/[.$D9]" office:value-type="float" office:value="1.00027145292402">
            <text:p>1.000</text:p>
          </table:table-cell>
          <table:table-cell table:style-name="ce1" table:formula="of:=[.J9]/[.$D9]" office:value-type="float" office:value="1.18186015577349">
            <text:p>1.182</text:p>
          </table:table-cell>
          <table:table-cell table:style-name="ce1" table:formula="of:=[.K9]/[.$D9]" office:value-type="float" office:value="1.35298576350899">
            <text:p>1.353</text:p>
          </table:table-cell>
          <table:table-cell table:style-name="ce1" table:formula="of:=[.L9]/[.$D9]" office:value-type="float" office:value="1.47727995009232">
            <text:p>1.477</text:p>
          </table:table-cell>
        </table:table-row>
        <table:table-row table:style-name="ro1">
          <table:table-cell table:number-columns-repeated="4"/>
          <table:table-cell table:style-name="ce1" table:formula="of:=[.E10]/[.$D10]" office:value-type="float" office:value="5.52762081480117">
            <text:p>5.528</text:p>
          </table:table-cell>
          <table:table-cell table:style-name="ce1" table:formula="of:=[.F10]/[.$D10]" office:value-type="float" office:value="6.08534487969571">
            <text:p>6.085</text:p>
          </table:table-cell>
          <table:table-cell table:style-name="ce1" table:formula="of:=[.G10]/[.$D10]" office:value-type="float" office:value="1.15240888807795">
            <text:p>1.152</text:p>
          </table:table-cell>
          <table:table-cell table:style-name="ce1" table:formula="of:=[.H10]/[.$D10]" office:value-type="float" office:value="2.48239736344323">
            <text:p>2.482</text:p>
          </table:table-cell>
          <table:table-cell table:style-name="ce1" table:formula="of:=[.I10]/[.$D10]" office:value-type="float" office:value="2.48368949547819">
            <text:p>2.484</text:p>
          </table:table-cell>
          <table:table-cell table:style-name="ce1" table:formula="of:=[.J10]/[.$D10]" office:value-type="float" office:value="1">
            <text:p>1.000</text:p>
          </table:table-cell>
          <table:table-cell table:style-name="ce1" table:formula="of:=[.K10]/[.$D10]" office:value-type="float" office:value="8.47458270805912">
            <text:p>8.475</text:p>
          </table:table-cell>
          <table:table-cell table:style-name="ce1" table:formula="of:=[.L10]/[.$D10]" office:value-type="float" office:value="2.97473838464704">
            <text:p>2.975</text:p>
          </table:table-cell>
        </table:table-row>
        <table:table-row table:style-name="ro1">
          <table:table-cell office:value-type="string">
            <text:p>Average GPA</text:p>
          </table:table-cell>
          <table:table-cell table:number-columns-repeated="3"/>
          <table:table-cell table:style-name="ce1" table:formula="of:=AVERAGE([.E12:.E20])" office:value-type="float" office:value="2.73854672320466">
            <text:p>2.739</text:p>
          </table:table-cell>
          <table:table-cell table:style-name="ce1" table:formula="of:=AVERAGE([.F12:.F20])" office:value-type="float" office:value="3.29615645836527">
            <text:p>3.296</text:p>
          </table:table-cell>
          <table:table-cell table:style-name="ce1" table:formula="of:=AVERAGE([.G12:.G20])" office:value-type="float" office:value="3.56936692982306">
            <text:p>3.569</text:p>
          </table:table-cell>
          <table:table-cell table:style-name="ce1" table:formula="of:=AVERAGE([.H12:.H20])" office:value-type="float" office:value="2.5181347078829">
            <text:p>2.518</text:p>
          </table:table-cell>
          <table:table-cell table:style-name="ce1" table:formula="of:=AVERAGE([.I12:.I20])" office:value-type="float" office:value="1.39177927437472">
            <text:p>1.392</text:p>
          </table:table-cell>
          <table:table-cell table:style-name="ce1" table:formula="of:=AVERAGE([.J12:.J20])" office:value-type="float" office:value="2.09277085716113">
            <text:p>2.093</text:p>
          </table:table-cell>
          <table:table-cell table:style-name="ce1" table:formula="of:=AVERAGE([.K12:.K20])" office:value-type="float" office:value="5.09950515305166">
            <text:p>5.100</text:p>
          </table:table-cell>
          <table:table-cell table:style-name="ce1" table:formula="of:=AVERAGE([.L12:.L20])" office:value-type="float" office:value="2.73400132995636">
            <text:p>2.734</text:p>
          </table:table-cell>
        </table:table-row>
        <table:table-row table:style-name="ro1">
          <table:table-cell office:value-type="string">
            <text:p>Overall Ranks</text:p>
          </table:table-cell>
          <table:table-cell table:number-columns-repeated="3"/>
          <table:table-cell table:formula="of:=RANK([.E21]; [.$E21:.$L21]; 1)" office:value-type="float" office:value="5">
            <text:p>5</text:p>
          </table:table-cell>
          <table:table-cell table:formula="of:=RANK([.F21]; [.$E21:.$L21]; 1)" office:value-type="float" office:value="6">
            <text:p>6</text:p>
          </table:table-cell>
          <table:table-cell table:formula="of:=RANK([.G21]; [.$E21:.$L21]; 1)" office:value-type="float" office:value="7">
            <text:p>7</text:p>
          </table:table-cell>
          <table:table-cell table:formula="of:=RANK([.H21]; [.$E21:.$L21]; 1)" office:value-type="float" office:value="3">
            <text:p>3</text:p>
          </table:table-cell>
          <table:table-cell table:formula="of:=RANK([.I21]; [.$E21:.$L21]; 1)" office:value-type="float" office:value="1">
            <text:p>1</text:p>
          </table:table-cell>
          <table:table-cell table:formula="of:=RANK([.J21]; [.$E21:.$L21]; 1)" office:value-type="float" office:value="2">
            <text:p>2</text:p>
          </table:table-cell>
          <table:table-cell table:formula="of:=RANK([.K21]; [.$E21:.$L21]; 1)" office:value-type="float" office:value="8">
            <text:p>8</text:p>
          </table:table-cell>
          <table:table-cell table:formula="of:=RANK([.L21]; [.$E21:.$L21]; 1)" office:value-type="float" office:value="4">
            <text:p>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Ranks</text:p>
          </table:table-cell>
          <table:table-cell table:number-columns-repeated="3"/>
          <table:table-cell table:formula="of:=RANK([.E2]; [.$E2:.$L2]; 1)" office:value-type="float" office:value="6">
            <text:p>6</text:p>
          </table:table-cell>
          <table:table-cell table:formula="of:=RANK([.F2]; [.$E2:.$L2]; 1)" office:value-type="float" office:value="8">
            <text:p>8</text:p>
          </table:table-cell>
          <table:table-cell table:formula="of:=RANK([.G2]; [.$E2:.$L2]; 1)" office:value-type="float" office:value="7">
            <text:p>7</text:p>
          </table:table-cell>
          <table:table-cell table:formula="of:=RANK([.H2]; [.$E2:.$L2]; 1)" office:value-type="float" office:value="2">
            <text:p>2</text:p>
          </table:table-cell>
          <table:table-cell table:formula="of:=RANK([.I2]; [.$E2:.$L2]; 1)" office:value-type="float" office:value="3">
            <text:p>3</text:p>
          </table:table-cell>
          <table:table-cell table:formula="of:=RANK([.J2]; [.$E2:.$L2]; 1)" office:value-type="float" office:value="1">
            <text:p>1</text:p>
          </table:table-cell>
          <table:table-cell table:formula="of:=RANK([.K2]; [.$E2:.$L2]; 1)" office:value-type="float" office:value="5">
            <text:p>5</text:p>
          </table:table-cell>
          <table:table-cell table:formula="of:=RANK([.L2]; [.$E2:.$L2]; 1)" office:value-type="float" office:value="4">
            <text:p>4</text:p>
          </table:table-cell>
        </table:table-row>
        <table:table-row table:style-name="ro1">
          <table:table-cell table:number-columns-repeated="4"/>
          <table:table-cell table:formula="of:=RANK([.E3]; [.$E3:.$L3]; 1)" office:value-type="float" office:value="1">
            <text:p>1</text:p>
          </table:table-cell>
          <table:table-cell table:formula="of:=RANK([.F3]; [.$E3:.$L3]; 1)" office:value-type="float" office:value="3">
            <text:p>3</text:p>
          </table:table-cell>
          <table:table-cell table:formula="of:=RANK([.G3]; [.$E3:.$L3]; 1)" office:value-type="float" office:value="7">
            <text:p>7</text:p>
          </table:table-cell>
          <table:table-cell table:formula="of:=RANK([.H3]; [.$E3:.$L3]; 1)" office:value-type="float" office:value="5">
            <text:p>5</text:p>
          </table:table-cell>
          <table:table-cell table:formula="of:=RANK([.I3]; [.$E3:.$L3]; 1)" office:value-type="float" office:value="2">
            <text:p>2</text:p>
          </table:table-cell>
          <table:table-cell table:formula="of:=RANK([.J3]; [.$E3:.$L3]; 1)" office:value-type="float" office:value="4">
            <text:p>4</text:p>
          </table:table-cell>
          <table:table-cell table:formula="of:=RANK([.K3]; [.$E3:.$L3]; 1)" office:value-type="float" office:value="8">
            <text:p>8</text:p>
          </table:table-cell>
          <table:table-cell table:formula="of:=RANK([.L3]; [.$E3:.$L3]; 1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f:=RANK([.E4]; [.$E4:.$L4]; 1)" office:value-type="float" office:value="7">
            <text:p>7</text:p>
          </table:table-cell>
          <table:table-cell table:formula="of:=RANK([.F4]; [.$E4:.$L4]; 1)" office:value-type="float" office:value="8">
            <text:p>8</text:p>
          </table:table-cell>
          <table:table-cell table:formula="of:=RANK([.G4]; [.$E4:.$L4]; 1)" office:value-type="float" office:value="5">
            <text:p>5</text:p>
          </table:table-cell>
          <table:table-cell table:formula="of:=RANK([.H4]; [.$E4:.$L4]; 1)" office:value-type="float" office:value="4">
            <text:p>4</text:p>
          </table:table-cell>
          <table:table-cell table:formula="of:=RANK([.I4]; [.$E4:.$L4]; 1)" office:value-type="float" office:value="2">
            <text:p>2</text:p>
          </table:table-cell>
          <table:table-cell table:formula="of:=RANK([.J4]; [.$E4:.$L4]; 1)" office:value-type="float" office:value="3">
            <text:p>3</text:p>
          </table:table-cell>
          <table:table-cell table:formula="of:=RANK([.K4]; [.$E4:.$L4]; 1)" office:value-type="float" office:value="6">
            <text:p>6</text:p>
          </table:table-cell>
          <table:table-cell table:formula="of:=RANK([.L4]; [.$E4:.$L4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5]; [.$E5:.$L5]; 1)" office:value-type="float" office:value="3">
            <text:p>3</text:p>
          </table:table-cell>
          <table:table-cell table:formula="of:=RANK([.F5]; [.$E5:.$L5]; 1)" office:value-type="float" office:value="5">
            <text:p>5</text:p>
          </table:table-cell>
          <table:table-cell table:formula="of:=RANK([.G5]; [.$E5:.$L5]; 1)" office:value-type="float" office:value="7">
            <text:p>7</text:p>
          </table:table-cell>
          <table:table-cell table:formula="of:=RANK([.H5]; [.$E5:.$L5]; 1)" office:value-type="float" office:value="8">
            <text:p>8</text:p>
          </table:table-cell>
          <table:table-cell table:formula="of:=RANK([.I5]; [.$E5:.$L5]; 1)" office:value-type="float" office:value="4">
            <text:p>4</text:p>
          </table:table-cell>
          <table:table-cell table:formula="of:=RANK([.J5]; [.$E5:.$L5]; 1)" office:value-type="float" office:value="6">
            <text:p>6</text:p>
          </table:table-cell>
          <table:table-cell table:formula="of:=RANK([.K5]; [.$E5:.$L5]; 1)" office:value-type="float" office:value="1">
            <text:p>1</text:p>
          </table:table-cell>
          <table:table-cell table:formula="of:=RANK([.L5]; [.$E5:.$L5]; 1)" office:value-type="float" office:value="2">
            <text:p>2</text:p>
          </table:table-cell>
        </table:table-row>
        <table:table-row table:style-name="ro1">
          <table:table-cell table:number-columns-repeated="4"/>
          <table:table-cell table:formula="of:=RANK([.E6]; [.$E6:.$L6]; 1)" office:value-type="float" office:value="7">
            <text:p>7</text:p>
          </table:table-cell>
          <table:table-cell table:formula="of:=RANK([.F6]; [.$E6:.$L6]; 1)" office:value-type="float" office:value="8">
            <text:p>8</text:p>
          </table:table-cell>
          <table:table-cell table:formula="of:=RANK([.G6]; [.$E6:.$L6]; 1)" office:value-type="float" office:value="2">
            <text:p>2</text:p>
          </table:table-cell>
          <table:table-cell table:formula="of:=RANK([.H6]; [.$E6:.$L6]; 1)" office:value-type="float" office:value="5">
            <text:p>5</text:p>
          </table:table-cell>
          <table:table-cell table:formula="of:=RANK([.I6]; [.$E6:.$L6]; 1)" office:value-type="float" office:value="4">
            <text:p>4</text:p>
          </table:table-cell>
          <table:table-cell table:formula="of:=RANK([.J6]; [.$E6:.$L6]; 1)" office:value-type="float" office:value="3">
            <text:p>3</text:p>
          </table:table-cell>
          <table:table-cell table:formula="of:=RANK([.K6]; [.$E6:.$L6]; 1)" office:value-type="float" office:value="6">
            <text:p>6</text:p>
          </table:table-cell>
          <table:table-cell table:formula="of:=RANK([.L6]; [.$E6:.$L6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7]; [.$E7:.$L7]; 1)" office:value-type="float" office:value="3">
            <text:p>3</text:p>
          </table:table-cell>
          <table:table-cell table:formula="of:=RANK([.F7]; [.$E7:.$L7]; 1)" office:value-type="float" office:value="5">
            <text:p>5</text:p>
          </table:table-cell>
          <table:table-cell table:formula="of:=RANK([.G7]; [.$E7:.$L7]; 1)" office:value-type="float" office:value="7">
            <text:p>7</text:p>
          </table:table-cell>
          <table:table-cell table:formula="of:=RANK([.H7]; [.$E7:.$L7]; 1)" office:value-type="float" office:value="1">
            <text:p>1</text:p>
          </table:table-cell>
          <table:table-cell table:formula="of:=RANK([.I7]; [.$E7:.$L7]; 1)" office:value-type="float" office:value="2">
            <text:p>2</text:p>
          </table:table-cell>
          <table:table-cell table:formula="of:=RANK([.J7]; [.$E7:.$L7]; 1)" office:value-type="float" office:value="8">
            <text:p>8</text:p>
          </table:table-cell>
          <table:table-cell table:formula="of:=RANK([.K7]; [.$E7:.$L7]; 1)" office:value-type="float" office:value="6">
            <text:p>6</text:p>
          </table:table-cell>
          <table:table-cell table:formula="of:=RANK([.L7]; [.$E7:.$L7]; 1)" office:value-type="float" office:value="4">
            <text:p>4</text:p>
          </table:table-cell>
        </table:table-row>
        <table:table-row table:style-name="ro1">
          <table:table-cell table:number-columns-repeated="4"/>
          <table:table-cell table:formula="of:=RANK([.E8]; [.$E8:.$L8]; 1)" office:value-type="float" office:value="3">
            <text:p>3</text:p>
          </table:table-cell>
          <table:table-cell table:formula="of:=RANK([.F8]; [.$E8:.$L8]; 1)" office:value-type="float" office:value="6">
            <text:p>6</text:p>
          </table:table-cell>
          <table:table-cell table:formula="of:=RANK([.G8]; [.$E8:.$L8]; 1)" office:value-type="float" office:value="8">
            <text:p>8</text:p>
          </table:table-cell>
          <table:table-cell table:formula="of:=RANK([.H8]; [.$E8:.$L8]; 1)" office:value-type="float" office:value="7">
            <text:p>7</text:p>
          </table:table-cell>
          <table:table-cell table:formula="of:=RANK([.I8]; [.$E8:.$L8]; 1)" office:value-type="float" office:value="4">
            <text:p>4</text:p>
          </table:table-cell>
          <table:table-cell table:formula="of:=RANK([.J8]; [.$E8:.$L8]; 1)" office:value-type="float" office:value="2">
            <text:p>2</text:p>
          </table:table-cell>
          <table:table-cell table:formula="of:=RANK([.K8]; [.$E8:.$L8]; 1)" office:value-type="float" office:value="1">
            <text:p>1</text:p>
          </table:table-cell>
          <table:table-cell table:formula="of:=RANK([.L8]; [.$E8:.$L8]; 1)" office:value-type="float" office:value="5">
            <text:p>5</text:p>
          </table:table-cell>
        </table:table-row>
        <table:table-row table:style-name="ro1">
          <table:table-cell table:number-columns-repeated="4"/>
          <table:table-cell table:formula="of:=RANK([.E9]; [.$E9:.$L9]; 1)" office:value-type="float" office:value="8">
            <text:p>8</text:p>
          </table:table-cell>
          <table:table-cell table:formula="of:=RANK([.F9]; [.$E9:.$L9]; 1)" office:value-type="float" office:value="7">
            <text:p>7</text:p>
          </table:table-cell>
          <table:table-cell table:formula="of:=RANK([.G9]; [.$E9:.$L9]; 1)" office:value-type="float" office:value="4">
            <text:p>4</text:p>
          </table:table-cell>
          <table:table-cell table:formula="of:=RANK([.H9]; [.$E9:.$L9]; 1)" office:value-type="float" office:value="1">
            <text:p>1</text:p>
          </table:table-cell>
          <table:table-cell table:formula="of:=RANK([.I9]; [.$E9:.$L9]; 1)" office:value-type="float" office:value="2">
            <text:p>2</text:p>
          </table:table-cell>
          <table:table-cell table:formula="of:=RANK([.J9]; [.$E9:.$L9]; 1)" office:value-type="float" office:value="3">
            <text:p>3</text:p>
          </table:table-cell>
          <table:table-cell table:formula="of:=RANK([.K9]; [.$E9:.$L9]; 1)" office:value-type="float" office:value="5">
            <text:p>5</text:p>
          </table:table-cell>
          <table:table-cell table:formula="of:=RANK([.L9]; [.$E9:.$L9]; 1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f:=RANK([.E10]; [.$E10:.$L10]; 1)" office:value-type="float" office:value="6">
            <text:p>6</text:p>
          </table:table-cell>
          <table:table-cell table:formula="of:=RANK([.F10]; [.$E10:.$L10]; 1)" office:value-type="float" office:value="7">
            <text:p>7</text:p>
          </table:table-cell>
          <table:table-cell table:formula="of:=RANK([.G10]; [.$E10:.$L10]; 1)" office:value-type="float" office:value="2">
            <text:p>2</text:p>
          </table:table-cell>
          <table:table-cell table:formula="of:=RANK([.H10]; [.$E10:.$L10]; 1)" office:value-type="float" office:value="3">
            <text:p>3</text:p>
          </table:table-cell>
          <table:table-cell table:formula="of:=RANK([.I10]; [.$E10:.$L10]; 1)" office:value-type="float" office:value="4">
            <text:p>4</text:p>
          </table:table-cell>
          <table:table-cell table:formula="of:=RANK([.J10]; [.$E10:.$L10]; 1)" office:value-type="float" office:value="1">
            <text:p>1</text:p>
          </table:table-cell>
          <table:table-cell table:formula="of:=RANK([.K10]; [.$E10:.$L10]; 1)" office:value-type="float" office:value="8">
            <text:p>8</text:p>
          </table:table-cell>
          <table:table-cell table:formula="of:=RANK([.L10]; [.$E10:.$L10]; 1)" office:value-type="float" office:value="5">
            <text:p>5</text:p>
          </table:table-cell>
        </table:table-row>
        <table:table-row table:style-name="ro1">
          <table:table-cell office:value-type="string">
            <text:p>Ave Ranks</text:p>
          </table:table-cell>
          <table:table-cell table:number-columns-repeated="3"/>
          <table:table-cell table:formula="of:=AVERAGE([.E24:.E32])" office:value-type="float" office:value="4.88888888888889">
            <text:p>4.89</text:p>
          </table:table-cell>
          <table:table-cell table:formula="of:=AVERAGE([.F24:.F32])" office:value-type="float" office:value="6.33333333333333">
            <text:p>6.33</text:p>
          </table:table-cell>
          <table:table-cell table:formula="of:=AVERAGE([.G24:.G32])" office:value-type="float" office:value="5.44444444444444">
            <text:p>5.44</text:p>
          </table:table-cell>
          <table:table-cell table:formula="of:=AVERAGE([.H24:.H32])" office:value-type="float" office:value="4">
            <text:p>4</text:p>
          </table:table-cell>
          <table:table-cell table:formula="of:=AVERAGE([.I24:.I32])" office:value-type="float" office:value="3">
            <text:p>3</text:p>
          </table:table-cell>
          <table:table-cell table:formula="of:=AVERAGE([.J24:.J32])" office:value-type="float" office:value="3.44444444444444">
            <text:p>3.44</text:p>
          </table:table-cell>
          <table:table-cell table:formula="of:=AVERAGE([.K24:.K32])" office:value-type="float" office:value="5.11111111111111">
            <text:p>5.11</text:p>
          </table:table-cell>
          <table:table-cell table:formula="of:=AVERAGE([.L24:.L32])" office:value-type="float" office:value="3.77777777777778">
            <text:p>3.78</text:p>
          </table:table-cell>
        </table:table-row>
        <table:table-row table:style-name="ro1">
          <table:table-cell office:value-type="string">
            <text:p>Rank based on ave rank</text:p>
          </table:table-cell>
          <table:table-cell table:number-columns-repeated="3"/>
          <table:table-cell table:formula="of:=RANK([.E33]; [.$E33:.$L33]; 1)" office:value-type="float" office:value="5">
            <text:p>5</text:p>
          </table:table-cell>
          <table:table-cell table:formula="of:=RANK([.F33]; [.$E33:.$L33]; 1)" office:value-type="float" office:value="8">
            <text:p>8</text:p>
          </table:table-cell>
          <table:table-cell table:formula="of:=RANK([.G33]; [.$E33:.$L33]; 1)" office:value-type="float" office:value="7">
            <text:p>7</text:p>
          </table:table-cell>
          <table:table-cell table:formula="of:=RANK([.H33]; [.$E33:.$L33]; 1)" office:value-type="float" office:value="4">
            <text:p>4</text:p>
          </table:table-cell>
          <table:table-cell table:formula="of:=RANK([.I33]; [.$E33:.$L33]; 1)" office:value-type="float" office:value="1">
            <text:p>1</text:p>
          </table:table-cell>
          <table:table-cell table:formula="of:=RANK([.J33]; [.$E33:.$L33]; 1)" office:value-type="float" office:value="2">
            <text:p>2</text:p>
          </table:table-cell>
          <table:table-cell table:formula="of:=RANK([.K33]; [.$E33:.$L33]; 1)" office:value-type="float" office:value="6">
            <text:p>6</text:p>
          </table:table-cell>
          <table:table-cell table:formula="of:=RANK([.L33]; [.$E33:.$L33]; 1)" office:value-type="float" office:value="3">
            <text:p>3</text:p>
          </table:table-cell>
        </table:table-row>
      </table:table>
      <table:table table:name="Tim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D</text:p>
          </table:table-cell>
          <table:table-cell office:value-type="string">
            <text:p>Best</text:p>
          </table:table-cell>
          <table:table-cell office:value-type="string">
            <text:p>mqLasso</text:p>
          </table:table-cell>
          <table:table-cell office:value-type="string">
            <text:p>mqOnlineLasso</text:p>
          </table:table-cell>
          <table:table-cell office:value-type="string">
            <text:p>RegTree</text:p>
          </table:table-cell>
          <table:table-cell office:value-type="string">
            <text:p>RFRegTree</text:p>
          </table:table-cell>
          <table:table-cell office:value-type="string">
            <text:p>B_RF_Lasso</text:p>
          </table:table-cell>
          <table:table-cell office:value-type="string">
            <text:p>L2Boost</text:p>
          </table:table-cell>
          <table:table-cell office:value-type="string">
            <text:p>sKNNReg</text:p>
          </table:table-cell>
          <table:table-cell office:value-type="string">
            <text:p>mqNNcv</text:p>
          </table:table-cell>
        </table:table-row>
        <table:table-row table:style-name="ro1">
          <table:table-cell office:value-type="string">
            <text:p>/Airfoil+Self-Noise</text:p>
          </table:table-cell>
          <table:table-cell/>
          <table:table-cell office:value-type="float" office:value="6">
            <text:p>6</text:p>
          </table:table-cell>
          <table:table-cell table:formula="of:=MIN([.$E2:.$L2])" office:value-type="float" office:value="0">
            <text:p>0</text:p>
          </table:table-cell>
          <table:table-cell office:value-type="float" office:value="3.042">
            <text:p>3.04</text:p>
          </table:table-cell>
          <table:table-cell office:value-type="float" office:value="80.464">
            <text:p>80.46</text:p>
          </table:table-cell>
          <table:table-cell office:value-type="float" office:value="0.084">
            <text:p>0.08</text:p>
          </table:table-cell>
          <table:table-cell table:formula="of:=[AveRuns.W2]" office:value-type="float" office:value="6.4814">
            <text:p>6.48</text:p>
          </table:table-cell>
          <table:table-cell office:value-type="float" office:value="67.829">
            <text:p>67.83</text:p>
          </table:table-cell>
          <table:table-cell table:formula="of:=[AveRuns.AU2]" office:value-type="float" office:value="22.3424">
            <text:p>22.34</text:p>
          </table:table-cell>
          <table:table-cell office:value-type="float" office:value="0">
            <text:p>0</text:p>
          </table:table-cell>
          <table:table-cell office:value-type="float" office:value="4085.271">
            <text:p>4085.27</text:p>
          </table:table-cell>
        </table:table-row>
        <table:table-row table:style-name="ro1">
          <table:table-cell office:value-type="string">
            <text:p>/Computer+Hardware</text:p>
          </table:table-cell>
          <table:table-cell/>
          <table:table-cell office:value-type="float" office:value="7">
            <text:p>7</text:p>
          </table:table-cell>
          <table:table-cell table:formula="of:=MIN([.$E3:.$L3])" office:value-type="float" office:value="0">
            <text:p>0</text:p>
          </table:table-cell>
          <table:table-cell office:value-type="float" office:value="1.311">
            <text:p>1.31</text:p>
          </table:table-cell>
          <table:table-cell office:value-type="float" office:value="134.051">
            <text:p>134.05</text:p>
          </table:table-cell>
          <table:table-cell office:value-type="float" office:value="0.004">
            <text:p>0</text:p>
          </table:table-cell>
          <table:table-cell table:formula="of:=[AveRuns.W3]" office:value-type="float" office:value="0.5352">
            <text:p>0.54</text:p>
          </table:table-cell>
          <table:table-cell office:value-type="float" office:value="14.274">
            <text:p>14.27</text:p>
          </table:table-cell>
          <table:table-cell table:formula="of:=[AveRuns.AU3]" office:value-type="float" office:value="0.025">
            <text:p>0.03</text:p>
          </table:table-cell>
          <table:table-cell office:value-type="float" office:value="0">
            <text:p>0</text:p>
          </table:table-cell>
          <table:table-cell office:value-type="float" office:value="6030.256">
            <text:p>6030.26</text:p>
          </table:table-cell>
        </table:table-row>
        <table:table-row table:style-name="ro1">
          <table:table-cell office:value-type="string">
            <text:p>/Concrete+Compressive+Strength</text:p>
          </table:table-cell>
          <table:table-cell/>
          <table:table-cell office:value-type="float" office:value="8">
            <text:p>8</text:p>
          </table:table-cell>
          <table:table-cell table:formula="of:=MIN([.$E4:.$L4])" office:value-type="float" office:value="0">
            <text:p>0</text:p>
          </table:table-cell>
          <table:table-cell office:value-type="float" office:value="6.63">
            <text:p>6.63</text:p>
          </table:table-cell>
          <table:table-cell office:value-type="float" office:value="120.572">
            <text:p>120.57</text:p>
          </table:table-cell>
          <table:table-cell office:value-type="float" office:value="0.108">
            <text:p>0.11</text:p>
          </table:table-cell>
          <table:table-cell table:formula="of:=[AveRuns.W4]" office:value-type="float" office:value="8.2834">
            <text:p>8.28</text:p>
          </table:table-cell>
          <table:table-cell office:value-type="float" office:value="101.323">
            <text:p>101.32</text:p>
          </table:table-cell>
          <table:table-cell table:formula="of:=[AveRuns.AU4]" office:value-type="float" office:value="38.6224">
            <text:p>38.62</text:p>
          </table:table-cell>
          <table:table-cell office:value-type="float" office:value="0">
            <text:p>0</text:p>
          </table:table-cell>
          <table:table-cell office:value-type="float" office:value="5534.198">
            <text:p>5534.2</text:p>
          </table:table-cell>
        </table:table-row>
        <table:table-row table:style-name="ro1">
          <table:table-cell office:value-type="string">
            <text:p>/Physicochemical+Properties+of+Protein+Tertiary+Structure</text:p>
          </table:table-cell>
          <table:table-cell/>
          <table:table-cell office:value-type="float" office:value="9">
            <text:p>9</text:p>
          </table:table-cell>
          <table:table-cell table:formula="of:=MIN([.$E5:.$L5])" office:value-type="float" office:value="0.718">
            <text:p>0.72</text:p>
          </table:table-cell>
          <table:table-cell office:value-type="float" office:value="371.998">
            <text:p>372</text:p>
          </table:table-cell>
          <table:table-cell office:value-type="float" office:value="136.579">
            <text:p>136.58</text:p>
          </table:table-cell>
          <table:table-cell office:value-type="float" office:value="18.046">
            <text:p>18.05</text:p>
          </table:table-cell>
          <table:table-cell table:formula="of:=[AveRuns.W5]" office:value-type="float" office:value="2451.7264">
            <text:p>2451.73</text:p>
          </table:table-cell>
          <table:table-cell office:value-type="float" office:value="27097.082">
            <text:p>27097.08</text:p>
          </table:table-cell>
          <table:table-cell table:formula="of:=[AveRuns.AU5]" office:value-type="float" office:value="154.0598">
            <text:p>154.06</text:p>
          </table:table-cell>
          <table:table-cell office:value-type="float" office:value="0.718">
            <text:p>0.72</text:p>
          </table:table-cell>
          <table:table-cell office:value-type="float" office:value="6996.298">
            <text:p>6996.3</text:p>
          </table:table-cell>
        </table:table-row>
        <table:table-row table:style-name="ro1">
          <table:table-cell office:value-type="string">
            <text:p>/Yacht+Hydrodynamics</text:p>
          </table:table-cell>
          <table:table-cell/>
          <table:table-cell office:value-type="float" office:value="6">
            <text:p>6</text:p>
          </table:table-cell>
          <table:table-cell table:formula="of:=MIN([.$E6:.$L6])" office:value-type="float" office:value="0">
            <text:p>0</text:p>
          </table:table-cell>
          <table:table-cell office:value-type="float" office:value="1.545">
            <text:p>1.55</text:p>
          </table:table-cell>
          <table:table-cell office:value-type="float" office:value="94.833">
            <text:p>94.83</text:p>
          </table:table-cell>
          <table:table-cell office:value-type="float" office:value="0.006">
            <text:p>0.01</text:p>
          </table:table-cell>
          <table:table-cell table:formula="of:=[AveRuns.W6]" office:value-type="float" office:value="0.7208">
            <text:p>0.72</text:p>
          </table:table-cell>
          <table:table-cell office:value-type="float" office:value="16.491">
            <text:p>16.49</text:p>
          </table:table-cell>
          <table:table-cell table:formula="of:=[AveRuns.AU6]" office:value-type="float" office:value="0.9514">
            <text:p>0.95</text:p>
          </table:table-cell>
          <table:table-cell office:value-type="float" office:value="0">
            <text:p>0</text:p>
          </table:table-cell>
          <table:table-cell office:value-type="float" office:value="3796.641">
            <text:p>3796.64</text:p>
          </table:table-cell>
        </table:table-row>
        <table:table-row table:style-name="ro1">
          <table:table-cell office:value-type="string">
            <text:p>/SkillCraft1+Master+Table+Dataset</text:p>
          </table:table-cell>
          <table:table-cell/>
          <table:table-cell office:value-type="float" office:value="18">
            <text:p>18</text:p>
          </table:table-cell>
          <table:table-cell table:formula="of:=MIN([.$E7:.$L7])" office:value-type="float" office:value="0.172">
            <text:p>0.17</text:p>
          </table:table-cell>
          <table:table-cell office:value-type="float" office:value="43.966">
            <text:p>43.97</text:p>
          </table:table-cell>
          <table:table-cell office:value-type="float" office:value="473.601">
            <text:p>473.6</text:p>
          </table:table-cell>
          <table:table-cell office:value-type="float" office:value="0.248">
            <text:p>0.25</text:p>
          </table:table-cell>
          <table:table-cell table:formula="of:=[AveRuns.W7]" office:value-type="float" office:value="23.6184">
            <text:p>23.62</text:p>
          </table:table-cell>
          <table:table-cell office:value-type="float" office:value="475.553">
            <text:p>475.55</text:p>
          </table:table-cell>
          <table:table-cell table:formula="of:=[AveRuns.AU7]" office:value-type="float" office:value="382.185">
            <text:p>382.19</text:p>
          </table:table-cell>
          <table:table-cell office:value-type="float" office:value="0.172">
            <text:p>0.17</text:p>
          </table:table-cell>
          <table:table-cell office:value-type="float" office:value="8769.634">
            <text:p>8769.63</text:p>
          </table:table-cell>
        </table:table-row>
        <table:table-row table:style-name="ro1">
          <table:table-cell office:value-type="string">
            <text:p>/Combined+Cycle+Power+Plant</text:p>
          </table:table-cell>
          <table:table-cell/>
          <table:table-cell office:value-type="float" office:value="4">
            <text:p>4</text:p>
          </table:table-cell>
          <table:table-cell table:formula="of:=MIN([.$E8:.$L8])" office:value-type="float" office:value="0.031">
            <text:p>0.03</text:p>
          </table:table-cell>
          <table:table-cell office:value-type="float" office:value="40.259">
            <text:p>40.26</text:p>
          </table:table-cell>
          <table:table-cell office:value-type="float" office:value="68.296">
            <text:p>68.3</text:p>
          </table:table-cell>
          <table:table-cell office:value-type="float" office:value="1.303">
            <text:p>1.3</text:p>
          </table:table-cell>
          <table:table-cell table:formula="of:=[AveRuns.W8]" office:value-type="float" office:value="261.9524">
            <text:p>261.95</text:p>
          </table:table-cell>
          <table:table-cell office:value-type="float" office:value="2597.907">
            <text:p>2597.91</text:p>
          </table:table-cell>
          <table:table-cell table:formula="of:=[AveRuns.AU8]" office:value-type="float" office:value="354.8914">
            <text:p>354.89</text:p>
          </table:table-cell>
          <table:table-cell office:value-type="float" office:value="0.031">
            <text:p>0.03</text:p>
          </table:table-cell>
          <table:table-cell office:value-type="float" office:value="3136.698">
            <text:p>3136.7</text:p>
          </table:table-cell>
        </table:table-row>
        <table:table-row table:style-name="ro1">
          <table:table-cell office:value-type="string">
            <text:p>/Wine+Quality (white)</text:p>
          </table:table-cell>
          <table:table-cell office:value-type="float" office:value="4898">
            <text:p>4898</text:p>
          </table:table-cell>
          <table:table-cell office:value-type="float" office:value="11">
            <text:p>11</text:p>
          </table:table-cell>
          <table:table-cell table:formula="of:=MIN([.$E9:.$L9])" office:value-type="float" office:value="0.047">
            <text:p>0.05</text:p>
          </table:table-cell>
          <table:table-cell office:value-type="float" office:value="33.786">
            <text:p>33.79</text:p>
          </table:table-cell>
          <table:table-cell office:value-type="float" office:value="289.178">
            <text:p>289.18</text:p>
          </table:table-cell>
          <table:table-cell office:value-type="float" office:value="0.23">
            <text:p>0.23</text:p>
          </table:table-cell>
          <table:table-cell table:formula="of:=[AveRuns.W9]" office:value-type="float" office:value="28.2924">
            <text:p>28.29</text:p>
          </table:table-cell>
          <table:table-cell office:value-type="float" office:value="476.66">
            <text:p>476.66</text:p>
          </table:table-cell>
          <table:table-cell table:formula="of:=[AveRuns.AU9]" office:value-type="float" office:value="281.39">
            <text:p>281.39</text:p>
          </table:table-cell>
          <table:table-cell office:value-type="float" office:value="0.047">
            <text:p>0.05</text:p>
          </table:table-cell>
          <table:table-cell office:value-type="float" office:value="5830.011">
            <text:p>5830.01</text:p>
          </table:table-cell>
        </table:table-row>
        <table:table-row table:style-name="ro1">
          <table:table-cell office:value-type="string">
            <text:p>/Energy+efficiency (heat)</text:p>
          </table:table-cell>
          <table:table-cell/>
          <table:table-cell office:value-type="float" office:value="8">
            <text:p>8</text:p>
          </table:table-cell>
          <table:table-cell table:formula="of:=MIN([.$E10:.$L10])" office:value-type="float" office:value="0">
            <text:p>0</text:p>
          </table:table-cell>
          <table:table-cell office:value-type="float" office:value="5.044">
            <text:p>5.04</text:p>
          </table:table-cell>
          <table:table-cell office:value-type="float" office:value="200.569">
            <text:p>200.57</text:p>
          </table:table-cell>
          <table:table-cell office:value-type="float" office:value="0.011">
            <text:p>0.01</text:p>
          </table:table-cell>
          <table:table-cell table:formula="of:=[AveRuns.W10]" office:value-type="float" office:value="1.0454">
            <text:p>1.05</text:p>
          </table:table-cell>
          <table:table-cell office:value-type="float" office:value="42.102">
            <text:p>42.1</text:p>
          </table:table-cell>
          <table:table-cell table:formula="of:=[AveRuns.AU10]" office:value-type="float" office:value="3.5944">
            <text:p>3.59</text:p>
          </table:table-cell>
          <table:table-cell office:value-type="float" office:value="0">
            <text:p>0</text:p>
          </table:table-cell>
          <table:table-cell office:value-type="float" office:value="4607.624">
            <text:p>4607.6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Ranks</text:p>
          </table:table-cell>
          <table:table-cell table:number-columns-repeated="3"/>
          <table:table-cell table:formula="of:=RANK([.E2]; [.$E2:.$L2]; 1)" office:value-type="float" office:value="3">
            <text:p>3</text:p>
          </table:table-cell>
          <table:table-cell table:formula="of:=RANK([.F2]; [.$E2:.$L2]; 1)" office:value-type="float" office:value="7">
            <text:p>7</text:p>
          </table:table-cell>
          <table:table-cell table:formula="of:=RANK([.G2]; [.$E2:.$L2]; 1)" office:value-type="float" office:value="2">
            <text:p>2</text:p>
          </table:table-cell>
          <table:table-cell table:formula="of:=RANK([.H2]; [.$E2:.$L2]; 1)" office:value-type="float" office:value="4">
            <text:p>4</text:p>
          </table:table-cell>
          <table:table-cell table:formula="of:=RANK([.I2]; [.$E2:.$L2]; 1)" office:value-type="float" office:value="6">
            <text:p>6</text:p>
          </table:table-cell>
          <table:table-cell table:formula="of:=RANK([.J2]; [.$E2:.$L2]; 1)" office:value-type="float" office:value="5">
            <text:p>5</text:p>
          </table:table-cell>
          <table:table-cell table:formula="of:=RANK([.K2]; [.$E2:.$L2]; 1)" office:value-type="float" office:value="1">
            <text:p>1</text:p>
          </table:table-cell>
          <table:table-cell table:formula="of:=RANK([.L2]; [.$E2:.$L2]; 1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f:=RANK([.E3]; [.$E3:.$L3]; 1)" office:value-type="float" office:value="5">
            <text:p>5</text:p>
          </table:table-cell>
          <table:table-cell table:formula="of:=RANK([.F3]; [.$E3:.$L3]; 1)" office:value-type="float" office:value="7">
            <text:p>7</text:p>
          </table:table-cell>
          <table:table-cell table:formula="of:=RANK([.G3]; [.$E3:.$L3]; 1)" office:value-type="float" office:value="2">
            <text:p>2</text:p>
          </table:table-cell>
          <table:table-cell table:formula="of:=RANK([.H3]; [.$E3:.$L3]; 1)" office:value-type="float" office:value="4">
            <text:p>4</text:p>
          </table:table-cell>
          <table:table-cell table:formula="of:=RANK([.I3]; [.$E3:.$L3]; 1)" office:value-type="float" office:value="6">
            <text:p>6</text:p>
          </table:table-cell>
          <table:table-cell table:formula="of:=RANK([.J3]; [.$E3:.$L3]; 1)" office:value-type="float" office:value="3">
            <text:p>3</text:p>
          </table:table-cell>
          <table:table-cell table:formula="of:=RANK([.K3]; [.$E3:.$L3]; 1)" office:value-type="float" office:value="1">
            <text:p>1</text:p>
          </table:table-cell>
          <table:table-cell table:formula="of:=RANK([.L3]; [.$E3:.$L3]; 1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f:=RANK([.E4]; [.$E4:.$L4]; 1)" office:value-type="float" office:value="3">
            <text:p>3</text:p>
          </table:table-cell>
          <table:table-cell table:formula="of:=RANK([.F4]; [.$E4:.$L4]; 1)" office:value-type="float" office:value="7">
            <text:p>7</text:p>
          </table:table-cell>
          <table:table-cell table:formula="of:=RANK([.G4]; [.$E4:.$L4]; 1)" office:value-type="float" office:value="2">
            <text:p>2</text:p>
          </table:table-cell>
          <table:table-cell table:formula="of:=RANK([.H4]; [.$E4:.$L4]; 1)" office:value-type="float" office:value="4">
            <text:p>4</text:p>
          </table:table-cell>
          <table:table-cell table:formula="of:=RANK([.I4]; [.$E4:.$L4]; 1)" office:value-type="float" office:value="6">
            <text:p>6</text:p>
          </table:table-cell>
          <table:table-cell table:formula="of:=RANK([.J4]; [.$E4:.$L4]; 1)" office:value-type="float" office:value="5">
            <text:p>5</text:p>
          </table:table-cell>
          <table:table-cell table:formula="of:=RANK([.K4]; [.$E4:.$L4]; 1)" office:value-type="float" office:value="1">
            <text:p>1</text:p>
          </table:table-cell>
          <table:table-cell table:formula="of:=RANK([.L4]; [.$E4:.$L4]; 1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f:=RANK([.E5]; [.$E5:.$L5]; 1)" office:value-type="float" office:value="5">
            <text:p>5</text:p>
          </table:table-cell>
          <table:table-cell table:formula="of:=RANK([.F5]; [.$E5:.$L5]; 1)" office:value-type="float" office:value="3">
            <text:p>3</text:p>
          </table:table-cell>
          <table:table-cell table:formula="of:=RANK([.G5]; [.$E5:.$L5]; 1)" office:value-type="float" office:value="2">
            <text:p>2</text:p>
          </table:table-cell>
          <table:table-cell table:formula="of:=RANK([.H5]; [.$E5:.$L5]; 1)" office:value-type="float" office:value="6">
            <text:p>6</text:p>
          </table:table-cell>
          <table:table-cell table:formula="of:=RANK([.I5]; [.$E5:.$L5]; 1)" office:value-type="float" office:value="8">
            <text:p>8</text:p>
          </table:table-cell>
          <table:table-cell table:formula="of:=RANK([.J5]; [.$E5:.$L5]; 1)" office:value-type="float" office:value="4">
            <text:p>4</text:p>
          </table:table-cell>
          <table:table-cell table:formula="of:=RANK([.K5]; [.$E5:.$L5]; 1)" office:value-type="float" office:value="1">
            <text:p>1</text:p>
          </table:table-cell>
          <table:table-cell table:formula="of:=RANK([.L5]; [.$E5:.$L5]; 1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f:=RANK([.E6]; [.$E6:.$L6]; 1)" office:value-type="float" office:value="5">
            <text:p>5</text:p>
          </table:table-cell>
          <table:table-cell table:formula="of:=RANK([.F6]; [.$E6:.$L6]; 1)" office:value-type="float" office:value="7">
            <text:p>7</text:p>
          </table:table-cell>
          <table:table-cell table:formula="of:=RANK([.G6]; [.$E6:.$L6]; 1)" office:value-type="float" office:value="2">
            <text:p>2</text:p>
          </table:table-cell>
          <table:table-cell table:formula="of:=RANK([.H6]; [.$E6:.$L6]; 1)" office:value-type="float" office:value="3">
            <text:p>3</text:p>
          </table:table-cell>
          <table:table-cell table:formula="of:=RANK([.I6]; [.$E6:.$L6]; 1)" office:value-type="float" office:value="6">
            <text:p>6</text:p>
          </table:table-cell>
          <table:table-cell table:formula="of:=RANK([.J6]; [.$E6:.$L6]; 1)" office:value-type="float" office:value="4">
            <text:p>4</text:p>
          </table:table-cell>
          <table:table-cell table:formula="of:=RANK([.K6]; [.$E6:.$L6]; 1)" office:value-type="float" office:value="1">
            <text:p>1</text:p>
          </table:table-cell>
          <table:table-cell table:formula="of:=RANK([.L6]; [.$E6:.$L6]; 1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f:=RANK([.E7]; [.$E7:.$L7]; 1)" office:value-type="float" office:value="4">
            <text:p>4</text:p>
          </table:table-cell>
          <table:table-cell table:formula="of:=RANK([.F7]; [.$E7:.$L7]; 1)" office:value-type="float" office:value="6">
            <text:p>6</text:p>
          </table:table-cell>
          <table:table-cell table:formula="of:=RANK([.G7]; [.$E7:.$L7]; 1)" office:value-type="float" office:value="2">
            <text:p>2</text:p>
          </table:table-cell>
          <table:table-cell table:formula="of:=RANK([.H7]; [.$E7:.$L7]; 1)" office:value-type="float" office:value="3">
            <text:p>3</text:p>
          </table:table-cell>
          <table:table-cell table:formula="of:=RANK([.I7]; [.$E7:.$L7]; 1)" office:value-type="float" office:value="7">
            <text:p>7</text:p>
          </table:table-cell>
          <table:table-cell table:formula="of:=RANK([.J7]; [.$E7:.$L7]; 1)" office:value-type="float" office:value="5">
            <text:p>5</text:p>
          </table:table-cell>
          <table:table-cell table:formula="of:=RANK([.K7]; [.$E7:.$L7]; 1)" office:value-type="float" office:value="1">
            <text:p>1</text:p>
          </table:table-cell>
          <table:table-cell table:formula="of:=RANK([.L7]; [.$E7:.$L7]; 1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f:=RANK([.E8]; [.$E8:.$L8]; 1)" office:value-type="float" office:value="3">
            <text:p>3</text:p>
          </table:table-cell>
          <table:table-cell table:formula="of:=RANK([.F8]; [.$E8:.$L8]; 1)" office:value-type="float" office:value="4">
            <text:p>4</text:p>
          </table:table-cell>
          <table:table-cell table:formula="of:=RANK([.G8]; [.$E8:.$L8]; 1)" office:value-type="float" office:value="2">
            <text:p>2</text:p>
          </table:table-cell>
          <table:table-cell table:formula="of:=RANK([.H8]; [.$E8:.$L8]; 1)" office:value-type="float" office:value="5">
            <text:p>5</text:p>
          </table:table-cell>
          <table:table-cell table:formula="of:=RANK([.I8]; [.$E8:.$L8]; 1)" office:value-type="float" office:value="7">
            <text:p>7</text:p>
          </table:table-cell>
          <table:table-cell table:formula="of:=RANK([.J8]; [.$E8:.$L8]; 1)" office:value-type="float" office:value="6">
            <text:p>6</text:p>
          </table:table-cell>
          <table:table-cell table:formula="of:=RANK([.K8]; [.$E8:.$L8]; 1)" office:value-type="float" office:value="1">
            <text:p>1</text:p>
          </table:table-cell>
          <table:table-cell table:formula="of:=RANK([.L8]; [.$E8:.$L8]; 1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f:=RANK([.E9]; [.$E9:.$L9]; 1)" office:value-type="float" office:value="4">
            <text:p>4</text:p>
          </table:table-cell>
          <table:table-cell table:formula="of:=RANK([.F9]; [.$E9:.$L9]; 1)" office:value-type="float" office:value="6">
            <text:p>6</text:p>
          </table:table-cell>
          <table:table-cell table:formula="of:=RANK([.G9]; [.$E9:.$L9]; 1)" office:value-type="float" office:value="2">
            <text:p>2</text:p>
          </table:table-cell>
          <table:table-cell table:formula="of:=RANK([.H9]; [.$E9:.$L9]; 1)" office:value-type="float" office:value="3">
            <text:p>3</text:p>
          </table:table-cell>
          <table:table-cell table:formula="of:=RANK([.I9]; [.$E9:.$L9]; 1)" office:value-type="float" office:value="7">
            <text:p>7</text:p>
          </table:table-cell>
          <table:table-cell table:formula="of:=RANK([.J9]; [.$E9:.$L9]; 1)" office:value-type="float" office:value="5">
            <text:p>5</text:p>
          </table:table-cell>
          <table:table-cell table:formula="of:=RANK([.K9]; [.$E9:.$L9]; 1)" office:value-type="float" office:value="1">
            <text:p>1</text:p>
          </table:table-cell>
          <table:table-cell table:formula="of:=RANK([.L9]; [.$E9:.$L9]; 1)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formula="of:=RANK([.E10]; [.$E10:.$L10]; 1)" office:value-type="float" office:value="5">
            <text:p>5</text:p>
          </table:table-cell>
          <table:table-cell table:formula="of:=RANK([.F10]; [.$E10:.$L10]; 1)" office:value-type="float" office:value="7">
            <text:p>7</text:p>
          </table:table-cell>
          <table:table-cell table:formula="of:=RANK([.G10]; [.$E10:.$L10]; 1)" office:value-type="float" office:value="2">
            <text:p>2</text:p>
          </table:table-cell>
          <table:table-cell table:formula="of:=RANK([.H10]; [.$E10:.$L10]; 1)" office:value-type="float" office:value="3">
            <text:p>3</text:p>
          </table:table-cell>
          <table:table-cell table:formula="of:=RANK([.I10]; [.$E10:.$L10]; 1)" office:value-type="float" office:value="6">
            <text:p>6</text:p>
          </table:table-cell>
          <table:table-cell table:formula="of:=RANK([.J10]; [.$E10:.$L10]; 1)" office:value-type="float" office:value="4">
            <text:p>4</text:p>
          </table:table-cell>
          <table:table-cell table:formula="of:=RANK([.K10]; [.$E10:.$L10]; 1)" office:value-type="float" office:value="1">
            <text:p>1</text:p>
          </table:table-cell>
          <table:table-cell table:formula="of:=RANK([.L10]; [.$E10:.$L10]; 1)" office:value-type="float" office:value="8">
            <text:p>8</text:p>
          </table:table-cell>
        </table:table-row>
        <table:table-row table:style-name="ro1">
          <table:table-cell office:value-type="string">
            <text:p>Ave Ranks</text:p>
          </table:table-cell>
          <table:table-cell table:number-columns-repeated="3"/>
          <table:table-cell table:formula="of:=AVERAGE([.E12:.E20])" office:value-type="float" office:value="4.11111111111111">
            <text:p>4.11</text:p>
          </table:table-cell>
          <table:table-cell table:formula="of:=AVERAGE([.F12:.F20])" office:value-type="float" office:value="6">
            <text:p>6</text:p>
          </table:table-cell>
          <table:table-cell table:formula="of:=AVERAGE([.G12:.G20])" office:value-type="float" office:value="2">
            <text:p>2</text:p>
          </table:table-cell>
          <table:table-cell table:formula="of:=AVERAGE([.H12:.H20])" office:value-type="float" office:value="3.88888888888889">
            <text:p>3.89</text:p>
          </table:table-cell>
          <table:table-cell table:formula="of:=AVERAGE([.I12:.I20])" office:value-type="float" office:value="6.55555555555556">
            <text:p>6.56</text:p>
          </table:table-cell>
          <table:table-cell table:formula="of:=AVERAGE([.J12:.J20])" office:value-type="float" office:value="4.55555555555556">
            <text:p>4.56</text:p>
          </table:table-cell>
          <table:table-cell table:formula="of:=AVERAGE([.K12:.K20])" office:value-type="float" office:value="1">
            <text:p>1</text:p>
          </table:table-cell>
          <table:table-cell table:formula="of:=AVERAGE([.L12:.L20])" office:value-type="float" office:value="7.88888888888889">
            <text:p>7.89</text:p>
          </table:table-cell>
        </table:table-row>
        <table:table-row table:style-name="ro1">
          <table:table-cell office:value-type="string">
            <text:p>Rank based on ave rank</text:p>
          </table:table-cell>
          <table:table-cell table:number-columns-repeated="3"/>
          <table:table-cell table:formula="of:=RANK([.E21]; [.$E21:.$L21]; 1)" office:value-type="float" office:value="4">
            <text:p>4</text:p>
          </table:table-cell>
          <table:table-cell table:formula="of:=RANK([.F21]; [.$E21:.$L21]; 1)" office:value-type="float" office:value="6">
            <text:p>6</text:p>
          </table:table-cell>
          <table:table-cell table:formula="of:=RANK([.G21]; [.$E21:.$L21]; 1)" office:value-type="float" office:value="2">
            <text:p>2</text:p>
          </table:table-cell>
          <table:table-cell table:formula="of:=RANK([.H21]; [.$E21:.$L21]; 1)" office:value-type="float" office:value="3">
            <text:p>3</text:p>
          </table:table-cell>
          <table:table-cell table:formula="of:=RANK([.I21]; [.$E21:.$L21]; 1)" office:value-type="float" office:value="7">
            <text:p>7</text:p>
          </table:table-cell>
          <table:table-cell table:formula="of:=RANK([.J21]; [.$E21:.$L21]; 1)" office:value-type="float" office:value="5">
            <text:p>5</text:p>
          </table:table-cell>
          <table:table-cell table:formula="of:=RANK([.K21]; [.$E21:.$L21]; 1)" office:value-type="float" office:value="1">
            <text:p>1</text:p>
          </table:table-cell>
          <table:table-cell table:formula="of:=RANK([.L21]; [.$E21:.$L21]; 1)" office:value-type="float" office:value="8">
            <text:p>8</text:p>
          </table:table-cell>
        </table:table-row>
      </table:table>
      <table:table table:name="AveRuns" table:style-name="ta1" table:print="false">
        <table:table-column table:style-name="co1" table:default-cell-style-name="Default"/>
        <table:table-column table:style-name="co3" table:number-columns-repeated="30" table:default-cell-style-name="Default"/>
        <table:table-column table:style-name="co5" table:default-cell-style-name="ce1"/>
        <table:table-column table:style-name="co3" table:number-columns-repeated="11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5" table:number-columns-repeated="7" table:default-cell-style-name="Default"/>
        <table:table-column table:style-name="co5" table:default-cell-style-name="ce1"/>
        <table:table-column table:style-name="co3" table:number-columns-repeated="5" table:default-cell-style-name="Default"/>
        <table:table-column table:style-name="co3" table:default-cell-style-name="ce1"/>
        <table:table-column table:style-name="co3" table:number-columns-repeated="9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number-columns-repeated="5" table:default-cell-style-name="Default"/>
        <table:table-column table:style-name="co3" table:default-cell-style-name="ce3"/>
        <table:table-column table:style-name="co3" table:number-columns-repeated="5" table:default-cell-style-name="Default"/>
        <table:table-column table:style-name="co3" table:default-cell-style-name="ce1"/>
        <table:table-column table:style-name="co3" table:number-columns-repeated="5" table:default-cell-style-name="Default"/>
        <table:table-column table:style-name="co3" table:default-cell-style-name="ce1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RFExpStd</text:p>
          </table:table-cell>
          <table:table-cell table:number-columns-repeated="4"/>
          <table:table-cell office:value-type="string">
            <text:p>Ave</text:p>
          </table:table-cell>
          <table:table-cell table:number-columns-repeated="2"/>
          <table:table-cell office:value-type="string">
            <text:p>RFL1E</text:p>
          </table:table-cell>
          <table:table-cell table:number-columns-repeated="4"/>
          <table:table-cell office:value-type="string">
            <text:p>Ave</text:p>
          </table:table-cell>
          <table:table-cell table:number-columns-repeated="2"/>
          <table:table-cell office:value-type="string">
            <text:p>RFT</text:p>
          </table:table-cell>
          <table:table-cell table:number-columns-repeated="4"/>
          <table:table-cell office:value-type="string">
            <text:p>Ave</text:p>
          </table:table-cell>
          <table:table-cell table:number-columns-repeated="2"/>
          <table:table-cell office:value-type="string">
            <text:p>BRTExpStd</text:p>
          </table:table-cell>
          <table:table-cell table:number-columns-repeated="4"/>
          <table:table-cell office:value-type="string">
            <text:p>Ave</text:p>
          </table:table-cell>
          <table:table-cell table:style-name="Default"/>
          <table:table-cell/>
          <table:table-cell office:value-type="string">
            <text:p>BRTL1E</text:p>
          </table:table-cell>
          <table:table-cell table:number-columns-repeated="4"/>
          <table:table-cell office:value-type="string">
            <text:p>Ave</text:p>
          </table:table-cell>
          <table:table-cell table:number-columns-repeated="2"/>
          <table:table-cell office:value-type="string">
            <text:p>BRTT</text:p>
          </table:table-cell>
          <table:table-cell table:number-columns-repeated="4"/>
          <table:table-cell office:value-type="string">
            <text:p>Ave</text:p>
          </table:table-cell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office:value-type="string">
            <text:p>/Airfoil+Self-Noise</text:p>
          </table:table-cell>
          <table:table-cell office:value-type="float" office:value="0.65433908149276">
            <text:p>0.65</text:p>
          </table:table-cell>
          <table:table-cell office:value-type="float" office:value="0.652458112314316">
            <text:p>0.65</text:p>
          </table:table-cell>
          <table:table-cell office:value-type="float" office:value="0.646507759660119">
            <text:p>0.65</text:p>
          </table:table-cell>
          <table:table-cell office:value-type="float" office:value="0.654744980148184">
            <text:p>0.65</text:p>
          </table:table-cell>
          <table:table-cell office:value-type="float" office:value="0.650699133590499">
            <text:p>0.65</text:p>
          </table:table-cell>
          <table:table-cell table:formula="of:=AVERAGE([.B2:.F2])" office:value-type="float" office:value="0.651749813441176">
            <text:p>0.65</text:p>
          </table:table-cell>
          <table:table-cell table:formula="of:=STDEV([.B2:.F2])" office:value-type="float" office:value="0.0033451485741117">
            <text:p>0</text:p>
          </table:table-cell>
          <table:table-cell table:formula="of:=[.H2]/[.G2]" office:value-type="float" office:value="0.00513256544938562">
            <text:p>0.01</text:p>
          </table:table-cell>
          <table:table-cell office:value-type="float" office:value="1.85134408564995">
            <text:p>1.85</text:p>
          </table:table-cell>
          <table:table-cell office:value-type="float" office:value="1.86769418666645">
            <text:p>1.87</text:p>
          </table:table-cell>
          <table:table-cell office:value-type="float" office:value="1.89276393998845">
            <text:p>1.89</text:p>
          </table:table-cell>
          <table:table-cell office:value-type="float" office:value="1.84703361019675">
            <text:p>1.85</text:p>
          </table:table-cell>
          <table:table-cell office:value-type="float" office:value="1.86248903686726">
            <text:p>1.86</text:p>
          </table:table-cell>
          <table:table-cell table:formula="of:=AVERAGE([.J2:.N2])" office:value-type="float" office:value="1.86426497187377">
            <text:p>1.86</text:p>
          </table:table-cell>
          <table:table-cell table:formula="of:=STDEV([.J2:.N2])" office:value-type="float" office:value="0.0179650617094432">
            <text:p>0.02</text:p>
          </table:table-cell>
          <table:table-cell table:formula="of:=[.P2]/2" office:value-type="float" office:value="0.00898253085472161">
            <text:p>0.01</text:p>
          </table:table-cell>
          <table:table-cell office:value-type="float" office:value="6.9">
            <text:p>6.9</text:p>
          </table:table-cell>
          <table:table-cell office:value-type="float" office:value="6.443">
            <text:p>6.44</text:p>
          </table:table-cell>
          <table:table-cell office:value-type="float" office:value="6.35">
            <text:p>6.35</text:p>
          </table:table-cell>
          <table:table-cell office:value-type="float" office:value="6.396">
            <text:p>6.4</text:p>
          </table:table-cell>
          <table:table-cell office:value-type="float" office:value="6.318">
            <text:p>6.32</text:p>
          </table:table-cell>
          <table:table-cell table:formula="of:=AVERAGE([.R2:.V2])" office:value-type="float" office:value="6.4814">
            <text:p>6.48</text:p>
          </table:table-cell>
          <table:table-cell table:formula="of:=STDEV([.R2:.V2])" office:value-type="float" office:value="0.23872536522121">
            <text:p>0.24</text:p>
          </table:table-cell>
          <table:table-cell table:formula="of:=[.X2]/[.W2]" office:value-type="float" office:value="0.036832376526863">
            <text:p>0.04</text:p>
          </table:table-cell>
          <table:table-cell table:number-columns-repeated="5" office:value-type="float" office:value="0.680507755548374">
            <text:p>0.68</text:p>
          </table:table-cell>
          <table:table-cell table:formula="of:=AVERAGE([.Z2:.AD2])" office:value-type="float" office:value="0.680507755548374">
            <text:p>0.68</text:p>
          </table:table-cell>
          <table:table-cell table:formula="of:=STDEV([.Z2:.AD2])" office:value-type="float" office:value="0">
            <text:p>0.000</text:p>
          </table:table-cell>
          <table:table-cell table:formula="of:=[.AF2]/[.AE2]" office:value-type="float" office:value="0">
            <text:p>0</text:p>
          </table:table-cell>
          <table:table-cell table:number-columns-repeated="5" office:value-type="float" office:value="1.66666309890215">
            <text:p>1.67</text:p>
          </table:table-cell>
          <table:table-cell table:formula="of:=AVERAGE([.AH2:.AL2])" office:value-type="float" office:value="1.66666309890215">
            <text:p>1.67</text:p>
          </table:table-cell>
          <table:table-cell table:formula="of:=STDEV([.AH2:.AL2])" office:value-type="float" office:value="0">
            <text:p>0</text:p>
          </table:table-cell>
          <table:table-cell table:formula="of:=[.AN2]/[.AM2]" office:value-type="float" office:value="0">
            <text:p>0</text:p>
          </table:table-cell>
          <table:table-cell office:value-type="float" office:value="22.245">
            <text:p>22.25</text:p>
          </table:table-cell>
          <table:table-cell office:value-type="float" office:value="22.355">
            <text:p>22.36</text:p>
          </table:table-cell>
          <table:table-cell office:value-type="float" office:value="22.324">
            <text:p>22.32</text:p>
          </table:table-cell>
          <table:table-cell office:value-type="float" office:value="22.261">
            <text:p>22.26</text:p>
          </table:table-cell>
          <table:table-cell office:value-type="float" office:value="22.527">
            <text:p>22.53</text:p>
          </table:table-cell>
          <table:table-cell table:formula="of:=AVERAGE([.AP2:.AT2])" office:value-type="float" office:value="22.3424">
            <text:p>22.34</text:p>
          </table:table-cell>
          <table:table-cell table:formula="of:=STDEV([.AP2:.AT2])" office:value-type="float" office:value="0.112569089895939">
            <text:p>0.11</text:p>
          </table:table-cell>
          <table:table-cell table:formula="of:=[.AV2]/[.AU2]" office:value-type="float" office:value="0.00503836158586093">
            <text:p>0.01</text:p>
          </table:table-cell>
          <table:table-cell table:number-columns-repeated="62"/>
        </table:table-row>
        <table:table-row table:style-name="ro1">
          <table:table-cell office:value-type="string">
            <text:p>/Computer+Hardware</text:p>
          </table:table-cell>
          <table:table-cell office:value-type="float" office:value="0.949741978835635">
            <text:p>0.95</text:p>
          </table:table-cell>
          <table:table-cell office:value-type="float" office:value="0.939603282087606">
            <text:p>0.94</text:p>
          </table:table-cell>
          <table:table-cell office:value-type="float" office:value="0.942108736798988">
            <text:p>0.94</text:p>
          </table:table-cell>
          <table:table-cell office:value-type="float" office:value="0.951748625911186">
            <text:p>0.95</text:p>
          </table:table-cell>
          <table:table-cell office:value-type="float" office:value="0.963718788724541">
            <text:p>0.96</text:p>
          </table:table-cell>
          <table:table-cell table:formula="of:=AVERAGE([.B3:.F3])" office:value-type="float" office:value="0.949384282471591">
            <text:p>0.95</text:p>
          </table:table-cell>
          <table:table-cell table:formula="of:=STDEV([.B3:.F3])" office:value-type="float" office:value="0.00948416666674933">
            <text:p>0.01</text:p>
          </table:table-cell>
          <table:table-cell table:formula="of:=[.H3]/[.G3]" office:value-type="float" office:value="0.00998980796486183">
            <text:p>0.01</text:p>
          </table:table-cell>
          <table:table-cell office:value-type="float" office:value="3.72963038548753">
            <text:p>3.73</text:p>
          </table:table-cell>
          <table:table-cell office:value-type="float" office:value="3.87940079365079">
            <text:p>3.88</text:p>
          </table:table-cell>
          <table:table-cell office:value-type="float" office:value="4.05220124716553">
            <text:p>4.05</text:p>
          </table:table-cell>
          <table:table-cell office:value-type="float" office:value="3.59130423280423">
            <text:p>3.59</text:p>
          </table:table-cell>
          <table:table-cell office:value-type="float" office:value="2.74539361300076">
            <text:p>2.75</text:p>
          </table:table-cell>
          <table:table-cell table:formula="of:=AVERAGE([.J3:.N3])" office:value-type="float" office:value="3.59958605442177">
            <text:p>3.6</text:p>
          </table:table-cell>
          <table:table-cell table:formula="of:=STDEV([.J3:.N3])" office:value-type="float" office:value="0.507390787407671">
            <text:p>0.51</text:p>
          </table:table-cell>
          <table:table-cell table:formula="of:=[.P3]/2" office:value-type="float" office:value="0.253695393703836">
            <text:p>0.25</text:p>
          </table:table-cell>
          <table:table-cell office:value-type="float" office:value="0.585">
            <text:p>0.59</text:p>
          </table:table-cell>
          <table:table-cell office:value-type="float" office:value="0.514">
            <text:p>0.51</text:p>
          </table:table-cell>
          <table:table-cell office:value-type="float" office:value="0.515">
            <text:p>0.52</text:p>
          </table:table-cell>
          <table:table-cell table:number-columns-repeated="2" office:value-type="float" office:value="0.531">
            <text:p>0.53</text:p>
          </table:table-cell>
          <table:table-cell table:formula="of:=AVERAGE([.R3:.V3])" office:value-type="float" office:value="0.5352">
            <text:p>0.54</text:p>
          </table:table-cell>
          <table:table-cell table:formula="of:=STDEV([.R3:.V3])" office:value-type="float" office:value="0.0290379062606104">
            <text:p>0.03</text:p>
          </table:table-cell>
          <table:table-cell table:formula="of:=[.X3]/[.W3]" office:value-type="float" office:value="0.0542561776169851">
            <text:p>0.05</text:p>
          </table:table-cell>
          <table:table-cell table:number-columns-repeated="5" office:value-type="float" office:value="0.93368935870764">
            <text:p>0.93</text:p>
          </table:table-cell>
          <table:table-cell table:formula="of:=AVERAGE([.Z3:.AD3])" office:value-type="float" office:value="0.93368935870764">
            <text:p>0.93</text:p>
          </table:table-cell>
          <table:table-cell table:formula="of:=STDEV([.Z3:.AD3])" office:value-type="float" office:value="0">
            <text:p>0.000</text:p>
          </table:table-cell>
          <table:table-cell table:formula="of:=[.AF3]/[.AE3]" office:value-type="float" office:value="0">
            <text:p>0</text:p>
          </table:table-cell>
          <table:table-cell table:number-columns-repeated="5" office:value-type="float" office:value="3.41071428571429">
            <text:p>3.41</text:p>
          </table:table-cell>
          <table:table-cell table:formula="of:=AVERAGE([.AH3:.AL3])" office:value-type="float" office:value="3.41071428571429">
            <text:p>3.41</text:p>
          </table:table-cell>
          <table:table-cell table:formula="of:=STDEV([.AH3:.AL3])" office:value-type="float" office:value="0">
            <text:p>0</text:p>
          </table:table-cell>
          <table:table-cell table:formula="of:=[.AN3]/[.AM3]" office:value-type="float" office:value="0">
            <text:p>0</text:p>
          </table:table-cell>
          <table:table-cell office:value-type="float" office:value="0.032">
            <text:p>0.03</text:p>
          </table:table-cell>
          <table:table-cell table:number-columns-repeated="2" office:value-type="float" office:value="0.015">
            <text:p>0.02</text:p>
          </table:table-cell>
          <table:table-cell office:value-type="float" office:value="0.032">
            <text:p>0.03</text:p>
          </table:table-cell>
          <table:table-cell office:value-type="float" office:value="0.031">
            <text:p>0.03</text:p>
          </table:table-cell>
          <table:table-cell table:formula="of:=AVERAGE([.AP3:.AT3])" office:value-type="float" office:value="0.025">
            <text:p>0.03</text:p>
          </table:table-cell>
          <table:table-cell table:formula="of:=STDEV([.AP3:.AT3])" office:value-type="float" office:value="0.00913783344124853">
            <text:p>0.01</text:p>
          </table:table-cell>
          <table:table-cell table:formula="of:=[.AV3]/[.AU3]" office:value-type="float" office:value="0.365513337649941">
            <text:p>0.37</text:p>
          </table:table-cell>
          <table:table-cell table:number-columns-repeated="62"/>
        </table:table-row>
        <table:table-row table:style-name="ro1">
          <table:table-cell office:value-type="string">
            <text:p>/Concrete+Compressive+Strength</text:p>
          </table:table-cell>
          <table:table-cell office:value-type="float" office:value="0.626018060647708">
            <text:p>0.63</text:p>
          </table:table-cell>
          <table:table-cell office:value-type="float" office:value="0.624221749834549">
            <text:p>0.62</text:p>
          </table:table-cell>
          <table:table-cell office:value-type="float" office:value="0.628399741781915">
            <text:p>0.63</text:p>
          </table:table-cell>
          <table:table-cell office:value-type="float" office:value="0.627747948652242">
            <text:p>0.63</text:p>
          </table:table-cell>
          <table:table-cell office:value-type="float" office:value="0.623913867981598">
            <text:p>0.62</text:p>
          </table:table-cell>
          <table:table-cell table:formula="of:=AVERAGE([.B4:.F4])" office:value-type="float" office:value="0.626060273779602">
            <text:p>0.63</text:p>
          </table:table-cell>
          <table:table-cell table:formula="of:=STDEV([.B4:.F4])" office:value-type="float" office:value="0.00201930477543197">
            <text:p>0</text:p>
          </table:table-cell>
          <table:table-cell table:formula="of:=[.H4]/[.G4]" office:value-type="float" office:value="0.00322541592240181">
            <text:p>0</text:p>
          </table:table-cell>
          <table:table-cell office:value-type="float" office:value="4.00448121803909">
            <text:p>4</text:p>
          </table:table-cell>
          <table:table-cell office:value-type="float" office:value="3.9615434931801">
            <text:p>3.96</text:p>
          </table:table-cell>
          <table:table-cell office:value-type="float" office:value="3.9614720603736">
            <text:p>3.96</text:p>
          </table:table-cell>
          <table:table-cell office:value-type="float" office:value="3.97778742502504">
            <text:p>3.98</text:p>
          </table:table-cell>
          <table:table-cell office:value-type="float" office:value="3.98378442405833">
            <text:p>3.98</text:p>
          </table:table-cell>
          <table:table-cell table:formula="of:=AVERAGE([.J4:.N4])" office:value-type="float" office:value="3.97781372413523">
            <text:p>3.98</text:p>
          </table:table-cell>
          <table:table-cell table:formula="of:=STDEV([.J4:.N4])" office:value-type="float" office:value="0.017878587543195">
            <text:p>0.02</text:p>
          </table:table-cell>
          <table:table-cell table:formula="of:=[.P4]/2" office:value-type="float" office:value="0.00893929377159751">
            <text:p>0.01</text:p>
          </table:table-cell>
          <table:table-cell office:value-type="float" office:value="8.953">
            <text:p>8.95</text:p>
          </table:table-cell>
          <table:table-cell office:value-type="float" office:value="8.159">
            <text:p>8.16</text:p>
          </table:table-cell>
          <table:table-cell office:value-type="float" office:value="8.081">
            <text:p>8.08</text:p>
          </table:table-cell>
          <table:table-cell office:value-type="float" office:value="8.206">
            <text:p>8.21</text:p>
          </table:table-cell>
          <table:table-cell office:value-type="float" office:value="8.018">
            <text:p>8.02</text:p>
          </table:table-cell>
          <table:table-cell table:formula="of:=AVERAGE([.R4:.V4])" office:value-type="float" office:value="8.2834">
            <text:p>8.28</text:p>
          </table:table-cell>
          <table:table-cell table:formula="of:=STDEV([.R4:.V4])" office:value-type="float" office:value="0.381193258072595">
            <text:p>0.38</text:p>
          </table:table-cell>
          <table:table-cell table:formula="of:=[.X4]/[.W4]" office:value-type="float" office:value="0.0460189364358349">
            <text:p>0.05</text:p>
          </table:table-cell>
          <table:table-cell office:value-type="float" office:value="0.619350346002982">
            <text:p>0.62</text:p>
          </table:table-cell>
          <table:table-cell table:number-columns-repeated="2" office:value-type="float" office:value="0.619363511120624">
            <text:p>0.62</text:p>
          </table:table-cell>
          <table:table-cell office:value-type="float" office:value="0.619350346002982">
            <text:p>0.62</text:p>
          </table:table-cell>
          <table:table-cell office:value-type="float" office:value="0.619363511120624">
            <text:p>0.62</text:p>
          </table:table-cell>
          <table:table-cell table:formula="of:=AVERAGE([.Z4:.AD4])" office:value-type="float" office:value="0.619358245073567">
            <text:p>0.62</text:p>
          </table:table-cell>
          <table:table-cell table:formula="of:=STDEV([.Z4:.AD4])" office:value-type="float" office:value="0.00000721083190475695">
            <text:p>0.000</text:p>
          </table:table-cell>
          <table:table-cell table:formula="of:=[.AF4]/[.AE4]" office:value-type="float" office:value="0.0000116424249812004">
            <text:p>0</text:p>
          </table:table-cell>
          <table:table-cell office:value-type="float" office:value="3.96899917886674">
            <text:p>3.97</text:p>
          </table:table-cell>
          <table:table-cell table:number-columns-repeated="2" office:value-type="float" office:value="3.96858251218983">
            <text:p>3.97</text:p>
          </table:table-cell>
          <table:table-cell office:value-type="float" office:value="3.96899917886674">
            <text:p>3.97</text:p>
          </table:table-cell>
          <table:table-cell office:value-type="float" office:value="3.96858251218983">
            <text:p>3.97</text:p>
          </table:table-cell>
          <table:table-cell table:formula="of:=AVERAGE([.AH4:.AL4])" office:value-type="float" office:value="3.96874917886059">
            <text:p>3.97</text:p>
          </table:table-cell>
          <table:table-cell table:formula="of:=STDEV([.AH4:.AL4])" office:value-type="float" office:value="0.000228217737904375">
            <text:p>0</text:p>
          </table:table-cell>
          <table:table-cell table:formula="of:=[.AN4]/[.AM4]" office:value-type="float" office:value="0.0000575036938892407">
            <text:p>0</text:p>
          </table:table-cell>
          <table:table-cell office:value-type="float" office:value="38.391">
            <text:p>38.39</text:p>
          </table:table-cell>
          <table:table-cell office:value-type="float" office:value="38.532">
            <text:p>38.53</text:p>
          </table:table-cell>
          <table:table-cell office:value-type="float" office:value="38.439">
            <text:p>38.44</text:p>
          </table:table-cell>
          <table:table-cell office:value-type="float" office:value="38.578">
            <text:p>38.58</text:p>
          </table:table-cell>
          <table:table-cell office:value-type="float" office:value="39.172">
            <text:p>39.17</text:p>
          </table:table-cell>
          <table:table-cell table:formula="of:=AVERAGE([.AP4:.AT4])" office:value-type="float" office:value="38.6224">
            <text:p>38.62</text:p>
          </table:table-cell>
          <table:table-cell table:formula="of:=STDEV([.AP4:.AT4])" office:value-type="float" office:value="0.315984651525987">
            <text:p>0.32</text:p>
          </table:table-cell>
          <table:table-cell table:formula="of:=[.AV4]/[.AU4]" office:value-type="float" office:value="0.00818138312290244">
            <text:p>0.01</text:p>
          </table:table-cell>
          <table:table-cell table:number-columns-repeated="62"/>
        </table:table-row>
        <table:table-row table:style-name="ro1">
          <table:table-cell office:value-type="string">
            <text:p>/Physicochemical+Properties+of+Protein+Tertiary+Structure</text:p>
          </table:table-cell>
          <table:table-cell office:value-type="float" office:value="0.00158285577416263">
            <text:p>0</text:p>
          </table:table-cell>
          <table:table-cell office:value-type="float" office:value="0.0015991185105657">
            <text:p>0</text:p>
          </table:table-cell>
          <table:table-cell office:value-type="float" office:value="0.00158075854500739">
            <text:p>0</text:p>
          </table:table-cell>
          <table:table-cell office:value-type="float" office:value="0.00157227078328355">
            <text:p>0</text:p>
          </table:table-cell>
          <table:table-cell office:value-type="float" office:value="0.00156521421348403">
            <text:p>0</text:p>
          </table:table-cell>
          <table:table-cell table:formula="of:=AVERAGE([.B5:.F5])" office:value-type="float" office:value="0.00158004356530066">
            <text:p>0</text:p>
          </table:table-cell>
          <table:table-cell table:formula="of:=STDEV([.B5:.F5])" office:value-type="float" office:value="0.0000127730093078681">
            <text:p>0</text:p>
          </table:table-cell>
          <table:table-cell table:formula="of:=[.H5]/[.G5]" office:value-type="float" office:value="0.00808396020741214">
            <text:p>0.01</text:p>
          </table:table-cell>
          <table:table-cell office:value-type="float" office:value="5.48010821596209">
            <text:p>5.48</text:p>
          </table:table-cell>
          <table:table-cell office:value-type="float" office:value="5.48072191362165">
            <text:p>5.48</text:p>
          </table:table-cell>
          <table:table-cell office:value-type="float" office:value="5.4805236897208">
            <text:p>5.48</text:p>
          </table:table-cell>
          <table:table-cell office:value-type="float" office:value="5.48061340605094">
            <text:p>5.48</text:p>
          </table:table-cell>
          <table:table-cell office:value-type="float" office:value="5.48026460565726">
            <text:p>5.48</text:p>
          </table:table-cell>
          <table:table-cell table:formula="of:=AVERAGE([.J5:.N5])" office:value-type="float" office:value="5.48044636620255">
            <text:p>5.48</text:p>
          </table:table-cell>
          <table:table-cell table:formula="of:=STDEV([.J5:.N5])" office:value-type="float" office:value="0.000253569565674084">
            <text:p>0</text:p>
          </table:table-cell>
          <table:table-cell table:formula="of:=[.P5]/2" office:value-type="float" office:value="0.000126784782837042">
            <text:p>0</text:p>
          </table:table-cell>
          <table:table-cell office:value-type="float" office:value="2580.312">
            <text:p>2580.31</text:p>
          </table:table-cell>
          <table:table-cell office:value-type="float" office:value="2421.374">
            <text:p>2421.37</text:p>
          </table:table-cell>
          <table:table-cell office:value-type="float" office:value="2418.27">
            <text:p>2418.27</text:p>
          </table:table-cell>
          <table:table-cell office:value-type="float" office:value="2421.233">
            <text:p>2421.23</text:p>
          </table:table-cell>
          <table:table-cell office:value-type="float" office:value="2417.443">
            <text:p>2417.44</text:p>
          </table:table-cell>
          <table:table-cell table:formula="of:=AVERAGE([.R5:.V5])" office:value-type="float" office:value="2451.7264">
            <text:p>2451.73</text:p>
          </table:table-cell>
          <table:table-cell table:formula="of:=STDEV([.R5:.V5])" office:value-type="float" office:value="71.9028065745698">
            <text:p>71.9</text:p>
          </table:table-cell>
          <table:table-cell table:formula="of:=[.X5]/[.W5]" office:value-type="float" office:value="0.0293274186608138">
            <text:p>0.03</text:p>
          </table:table-cell>
          <table:table-cell table:number-columns-repeated="2" office:value-type="float" office:value="0.0013454519758147">
            <text:p>0</text:p>
          </table:table-cell>
          <table:table-cell office:value-type="float" office:value="0.0013453954386505">
            <text:p>0</text:p>
          </table:table-cell>
          <table:table-cell office:value-type="float" office:value="0.0013454519758147">
            <text:p>0</text:p>
          </table:table-cell>
          <table:table-cell office:value-type="float" office:value="0.00134545206614969">
            <text:p>0</text:p>
          </table:table-cell>
          <table:table-cell table:formula="of:=AVERAGE([.Z5:.AD5])" office:value-type="float" office:value="0.00134544068644886">
            <text:p>0</text:p>
          </table:table-cell>
          <table:table-cell table:formula="of:=STDEV([.Z5:.AD5])" office:value-type="float" office:value="0.0000000252943184857053">
            <text:p>0.000</text:p>
          </table:table-cell>
          <table:table-cell table:formula="of:=[.AF5]/[.AE5]" office:value-type="float" office:value="0.0000188000249587121">
            <text:p>0</text:p>
          </table:table-cell>
          <table:table-cell table:number-columns-repeated="2" office:value-type="float" office:value="5.4794424010907">
            <text:p>5.48</text:p>
          </table:table-cell>
          <table:table-cell office:value-type="float" office:value="5.47944266214919">
            <text:p>5.48</text:p>
          </table:table-cell>
          <table:table-cell office:value-type="float" office:value="5.4794424010907">
            <text:p>5.48</text:p>
          </table:table-cell>
          <table:table-cell office:value-type="float" office:value="5.479442417462">
            <text:p>5.48</text:p>
          </table:table-cell>
          <table:table-cell table:formula="of:=AVERAGE([.AH5:.AL5])" office:value-type="float" office:value="5.47944245657666">
            <text:p>5.48</text:p>
          </table:table-cell>
          <table:table-cell table:formula="of:=STDEV([.AH5:.AL5])" office:value-type="float" office:value="0.000000115136980544299">
            <text:p>0</text:p>
          </table:table-cell>
          <table:table-cell table:formula="of:=[.AN5]/[.AM5]" office:value-type="float" office:value="0.000000021012535756463">
            <text:p>0</text:p>
          </table:table-cell>
          <table:table-cell office:value-type="float" office:value="183.878">
            <text:p>183.88</text:p>
          </table:table-cell>
          <table:table-cell office:value-type="float" office:value="184.018">
            <text:p>184.02</text:p>
          </table:table-cell>
          <table:table-cell office:value-type="float" office:value="133.583">
            <text:p>133.58</text:p>
          </table:table-cell>
          <table:table-cell office:value-type="float" office:value="167.061">
            <text:p>167.06</text:p>
          </table:table-cell>
          <table:table-cell office:value-type="float" office:value="101.759">
            <text:p>101.76</text:p>
          </table:table-cell>
          <table:table-cell table:formula="of:=AVERAGE([.AP5:.AT5])" office:value-type="float" office:value="154.0598">
            <text:p>154.06</text:p>
          </table:table-cell>
          <table:table-cell table:formula="of:=STDEV([.AP5:.AT5])" office:value-type="float" office:value="35.74326166846">
            <text:p>35.74</text:p>
          </table:table-cell>
          <table:table-cell table:formula="of:=[.AV5]/[.AU5]" office:value-type="float" office:value="0.232009009932896">
            <text:p>0.23</text:p>
          </table:table-cell>
          <table:table-cell table:number-columns-repeated="62"/>
        </table:table-row>
        <table:table-row table:style-name="ro1">
          <table:table-cell office:value-type="string">
            <text:p>/Yacht+Hydrodynamics</text:p>
          </table:table-cell>
          <table:table-cell office:value-type="float" office:value="0.845253254173066">
            <text:p>0.85</text:p>
          </table:table-cell>
          <table:table-cell office:value-type="float" office:value="0.847842725475342">
            <text:p>0.85</text:p>
          </table:table-cell>
          <table:table-cell office:value-type="float" office:value="0.849066575550813">
            <text:p>0.85</text:p>
          </table:table-cell>
          <table:table-cell office:value-type="float" office:value="0.857989936528772">
            <text:p>0.86</text:p>
          </table:table-cell>
          <table:table-cell office:value-type="float" office:value="0.844932536718639">
            <text:p>0.84</text:p>
          </table:table-cell>
          <table:table-cell table:formula="of:=AVERAGE([.B6:.F6])" office:value-type="float" office:value="0.849017005689327">
            <text:p>0.85</text:p>
          </table:table-cell>
          <table:table-cell table:formula="of:=STDEV([.B6:.F6])" office:value-type="float" office:value="0.00530903925607679">
            <text:p>0.01</text:p>
          </table:table-cell>
          <table:table-cell table:formula="of:=[.H6]/[.G6]" office:value-type="float" office:value="0.00625316009043461">
            <text:p>0.01</text:p>
          </table:table-cell>
          <table:table-cell office:value-type="float" office:value="1.69872465769695">
            <text:p>1.7</text:p>
          </table:table-cell>
          <table:table-cell office:value-type="float" office:value="1.74699969747087">
            <text:p>1.75</text:p>
          </table:table-cell>
          <table:table-cell office:value-type="float" office:value="1.67713185401693">
            <text:p>1.68</text:p>
          </table:table-cell>
          <table:table-cell office:value-type="float" office:value="1.55568814608965">
            <text:p>1.56</text:p>
          </table:table-cell>
          <table:table-cell office:value-type="float" office:value="1.6769415664686">
            <text:p>1.68</text:p>
          </table:table-cell>
          <table:table-cell table:formula="of:=AVERAGE([.J6:.N6])" office:value-type="float" office:value="1.6710971843486">
            <text:p>1.67</text:p>
          </table:table-cell>
          <table:table-cell table:formula="of:=STDEV([.J6:.N6])" office:value-type="float" office:value="0.0705589982463548">
            <text:p>0.07</text:p>
          </table:table-cell>
          <table:table-cell table:formula="of:=[.P6]/2" office:value-type="float" office:value="0.0352794991231774">
            <text:p>0.04</text:p>
          </table:table-cell>
          <table:table-cell office:value-type="float" office:value="0.717">
            <text:p>0.72</text:p>
          </table:table-cell>
          <table:table-cell table:number-columns-repeated="2" office:value-type="float" office:value="0.718">
            <text:p>0.72</text:p>
          </table:table-cell>
          <table:table-cell office:value-type="float" office:value="0.733">
            <text:p>0.73</text:p>
          </table:table-cell>
          <table:table-cell office:value-type="float" office:value="0.718">
            <text:p>0.72</text:p>
          </table:table-cell>
          <table:table-cell table:formula="of:=AVERAGE([.R6:.V6])" office:value-type="float" office:value="0.7208">
            <text:p>0.72</text:p>
          </table:table-cell>
          <table:table-cell table:formula="of:=STDEV([.R6:.V6])" office:value-type="float" office:value="0.00683373982530796">
            <text:p>0.01</text:p>
          </table:table-cell>
          <table:table-cell table:formula="of:=[.X6]/[.W6]" office:value-type="float" office:value="0.00948077112279129">
            <text:p>0.01</text:p>
          </table:table-cell>
          <table:table-cell office:value-type="float" office:value="0.873128497933675">
            <text:p>0.87</text:p>
          </table:table-cell>
          <table:table-cell office:value-type="float" office:value="0.872940822243314">
            <text:p>0.87</text:p>
          </table:table-cell>
          <table:table-cell table:number-columns-repeated="3" office:value-type="float" office:value="0.8729496966087">
            <text:p>0.87</text:p>
          </table:table-cell>
          <table:table-cell table:formula="of:=AVERAGE([.Z6:.AD6])" office:value-type="float" office:value="0.872983682000618">
            <text:p>0.87</text:p>
          </table:table-cell>
          <table:table-cell table:formula="of:=STDEV([.Z6:.AD6])" office:value-type="float" office:value="0.0000810457183551391">
            <text:p>0.000</text:p>
          </table:table-cell>
          <table:table-cell table:formula="of:=[.AF6]/[.AE6]" office:value-type="float" office:value="0.0000928376097127113">
            <text:p>0</text:p>
          </table:table-cell>
          <table:table-cell office:value-type="float" office:value="0.973789850050397">
            <text:p>0.97</text:p>
          </table:table-cell>
          <table:table-cell office:value-type="float" office:value="0.985564043598784">
            <text:p>0.99</text:p>
          </table:table-cell>
          <table:table-cell table:number-columns-repeated="3" office:value-type="float" office:value="0.984873519405243">
            <text:p>0.98</text:p>
          </table:table-cell>
          <table:table-cell table:formula="of:=AVERAGE([.AH6:.AL6])" office:value-type="float" office:value="0.982794890372982">
            <text:p>0.98</text:p>
          </table:table-cell>
          <table:table-cell table:formula="of:=STDEV([.AH6:.AL6])" office:value-type="float" office:value="0.00504284286788279">
            <text:p>0.01</text:p>
          </table:table-cell>
          <table:table-cell table:formula="of:=[.AN6]/[.AM6]" office:value-type="float" office:value="0.00513112442614448">
            <text:p>0.01</text:p>
          </table:table-cell>
          <table:table-cell table:number-columns-repeated="2" office:value-type="float" office:value="0.967">
            <text:p>0.97</text:p>
          </table:table-cell>
          <table:table-cell office:value-type="float" office:value="0.92">
            <text:p>0.92</text:p>
          </table:table-cell>
          <table:table-cell office:value-type="float" office:value="0.936">
            <text:p>0.94</text:p>
          </table:table-cell>
          <table:table-cell office:value-type="float" office:value="0.967">
            <text:p>0.97</text:p>
          </table:table-cell>
          <table:table-cell table:formula="of:=AVERAGE([.AP6:.AT6])" office:value-type="float" office:value="0.9514">
            <text:p>0.95</text:p>
          </table:table-cell>
          <table:table-cell table:formula="of:=STDEV([.AP6:.AT6])" office:value-type="float" office:value="0.0220975111720754">
            <text:p>0.02</text:p>
          </table:table-cell>
          <table:table-cell table:formula="of:=[.AV6]/[.AU6]" office:value-type="float" office:value="0.0232263098298039">
            <text:p>0.02</text:p>
          </table:table-cell>
          <table:table-cell table:number-columns-repeated="62"/>
        </table:table-row>
        <table:table-row table:style-name="ro1">
          <table:table-cell office:value-type="string">
            <text:p>/SkillCraft1+Master+Table+Dataset</text:p>
          </table:table-cell>
          <table:table-cell office:value-type="float" office:value="0.39172120701548">
            <text:p>0.39</text:p>
          </table:table-cell>
          <table:table-cell office:value-type="float" office:value="0.391290274159523">
            <text:p>0.39</text:p>
          </table:table-cell>
          <table:table-cell office:value-type="float" office:value="0.391710399721033">
            <text:p>0.39</text:p>
          </table:table-cell>
          <table:table-cell office:value-type="float" office:value="0.389659535673719">
            <text:p>0.39</text:p>
          </table:table-cell>
          <table:table-cell office:value-type="float" office:value="0.390865952400785">
            <text:p>0.39</text:p>
          </table:table-cell>
          <table:table-cell table:formula="of:=AVERAGE([.B7:.F7])" office:value-type="float" office:value="0.391049473794108">
            <text:p>0.39</text:p>
          </table:table-cell>
          <table:table-cell table:formula="of:=STDEV([.B7:.F7])" office:value-type="float" office:value="0.000853176637320525">
            <text:p>0</text:p>
          </table:table-cell>
          <table:table-cell table:formula="of:=[.H7]/[.G7]" office:value-type="float" office:value="0.00218176137418799">
            <text:p>0</text:p>
          </table:table-cell>
          <table:table-cell office:value-type="float" office:value="0.755189966478481">
            <text:p>0.76</text:p>
          </table:table-cell>
          <table:table-cell office:value-type="float" office:value="0.754577483053238">
            <text:p>0.75</text:p>
          </table:table-cell>
          <table:table-cell office:value-type="float" office:value="0.756596195318542">
            <text:p>0.76</text:p>
          </table:table-cell>
          <table:table-cell office:value-type="float" office:value="0.758011889504602">
            <text:p>0.76</text:p>
          </table:table-cell>
          <table:table-cell office:value-type="float" office:value="0.7541479269556">
            <text:p>0.75</text:p>
          </table:table-cell>
          <table:table-cell table:formula="of:=AVERAGE([.J7:.N7])" office:value-type="float" office:value="0.755704692262093">
            <text:p>0.76</text:p>
          </table:table-cell>
          <table:table-cell table:formula="of:=STDEV([.J7:.N7])" office:value-type="float" office:value="0.0015872144048491">
            <text:p>0</text:p>
          </table:table-cell>
          <table:table-cell table:formula="of:=[.P7]/2" office:value-type="float" office:value="0.000793607202424551">
            <text:p>0</text:p>
          </table:table-cell>
          <table:table-cell office:value-type="float" office:value="23.618">
            <text:p>23.62</text:p>
          </table:table-cell>
          <table:table-cell office:value-type="float" office:value="23.759">
            <text:p>23.76</text:p>
          </table:table-cell>
          <table:table-cell office:value-type="float" office:value="23.681">
            <text:p>23.68</text:p>
          </table:table-cell>
          <table:table-cell office:value-type="float" office:value="23.478">
            <text:p>23.48</text:p>
          </table:table-cell>
          <table:table-cell office:value-type="float" office:value="23.556">
            <text:p>23.56</text:p>
          </table:table-cell>
          <table:table-cell table:formula="of:=AVERAGE([.R7:.V7])" office:value-type="float" office:value="23.6184">
            <text:p>23.62</text:p>
          </table:table-cell>
          <table:table-cell table:formula="of:=STDEV([.R7:.V7])" office:value-type="float" office:value="0.108734998965374">
            <text:p>0.11</text:p>
          </table:table-cell>
          <table:table-cell table:formula="of:=[.X7]/[.W7]" office:value-type="float" office:value="0.00460382578690234">
            <text:p>0</text:p>
          </table:table-cell>
          <table:table-cell office:value-type="float" office:value="0.154979516830173">
            <text:p>0.15</text:p>
          </table:table-cell>
          <table:table-cell office:value-type="float" office:value="0.154979528276099">
            <text:p>0.15</text:p>
          </table:table-cell>
          <table:table-cell office:value-type="float" office:value="0.154979519676632">
            <text:p>0.15</text:p>
          </table:table-cell>
          <table:table-cell office:value-type="float" office:value="0.154979513969081">
            <text:p>0.15</text:p>
          </table:table-cell>
          <table:table-cell office:value-type="float" office:value="0.154979525363803">
            <text:p>0.15</text:p>
          </table:table-cell>
          <table:table-cell table:formula="of:=AVERAGE([.Z7:.AD7])" office:value-type="float" office:value="0.154979520823158">
            <text:p>0.15</text:p>
          </table:table-cell>
          <table:table-cell table:formula="of:=STDEV([.Z7:.AD7])" office:value-type="float" office:value="0.00000000592453814607775">
            <text:p>0.000</text:p>
          </table:table-cell>
          <table:table-cell table:formula="of:=[.AF7]/[.AE7]" office:value-type="float" office:value="0.0000000382278775583392">
            <text:p>0</text:p>
          </table:table-cell>
          <table:table-cell office:value-type="float" office:value="0.967764085010427">
            <text:p>0.97</text:p>
          </table:table-cell>
          <table:table-cell office:value-type="float" office:value="0.967764361593338">
            <text:p>0.97</text:p>
          </table:table-cell>
          <table:table-cell office:value-type="float" office:value="0.967764044164686">
            <text:p>0.97</text:p>
          </table:table-cell>
          <table:table-cell office:value-type="float" office:value="0.967764126065093">
            <text:p>0.97</text:p>
          </table:table-cell>
          <table:table-cell office:value-type="float" office:value="0.967764403552678">
            <text:p>0.97</text:p>
          </table:table-cell>
          <table:table-cell table:formula="of:=AVERAGE([.AH7:.AL7])" office:value-type="float" office:value="0.967764204077244">
            <text:p>0.97</text:p>
          </table:table-cell>
          <table:table-cell table:formula="of:=STDEV([.AH7:.AL7])" office:value-type="float" office:value="0.000000166160011342009">
            <text:p>0</text:p>
          </table:table-cell>
          <table:table-cell table:formula="of:=[.AN7]/[.AM7]" office:value-type="float" office:value="0.000000171694727540001">
            <text:p>0</text:p>
          </table:table-cell>
          <table:table-cell office:value-type="float" office:value="381.218">
            <text:p>381.22</text:p>
          </table:table-cell>
          <table:table-cell office:value-type="float" office:value="380.625">
            <text:p>380.63</text:p>
          </table:table-cell>
          <table:table-cell office:value-type="float" office:value="380.5">
            <text:p>380.5</text:p>
          </table:table-cell>
          <table:table-cell office:value-type="float" office:value="381.748">
            <text:p>381.75</text:p>
          </table:table-cell>
          <table:table-cell office:value-type="float" office:value="386.834">
            <text:p>386.83</text:p>
          </table:table-cell>
          <table:table-cell table:formula="of:=AVERAGE([.AP7:.AT7])" office:value-type="float" office:value="382.185">
            <text:p>382.19</text:p>
          </table:table-cell>
          <table:table-cell table:formula="of:=STDEV([.AP7:.AT7])" office:value-type="float" office:value="2.64632216481667">
            <text:p>2.65</text:p>
          </table:table-cell>
          <table:table-cell table:formula="of:=[.AV7]/[.AU7]" office:value-type="float" office:value="0.0069241915952135">
            <text:p>0.01</text:p>
          </table:table-cell>
          <table:table-cell table:number-columns-repeated="62"/>
        </table:table-row>
        <table:table-row table:style-name="ro1">
          <table:table-cell office:value-type="string">
            <text:p>/Combined+Cycle+Power+Plant</text:p>
          </table:table-cell>
          <table:table-cell office:value-type="float" office:value="0.420941240803839">
            <text:p>0.42</text:p>
          </table:table-cell>
          <table:table-cell office:value-type="float" office:value="0.411764195493804">
            <text:p>0.41</text:p>
          </table:table-cell>
          <table:table-cell office:value-type="float" office:value="0.421801166878115">
            <text:p>0.42</text:p>
          </table:table-cell>
          <table:table-cell office:value-type="float" office:value="0.420377376591468">
            <text:p>0.42</text:p>
          </table:table-cell>
          <table:table-cell office:value-type="float" office:value="0.405256177957049">
            <text:p>0.41</text:p>
          </table:table-cell>
          <table:table-cell table:formula="of:=AVERAGE([.B8:.F8])" office:value-type="float" office:value="0.416028031544855">
            <text:p>0.42</text:p>
          </table:table-cell>
          <table:table-cell table:formula="of:=STDEV([.B8:.F8])" office:value-type="float" office:value="0.00725600866042359">
            <text:p>0.01</text:p>
          </table:table-cell>
          <table:table-cell table:formula="of:=[.H8]/[.G8]" office:value-type="float" office:value="0.0174411532643114">
            <text:p>0.02</text:p>
          </table:table-cell>
          <table:table-cell office:value-type="float" office:value="7.98759164200111">
            <text:p>7.99</text:p>
          </table:table-cell>
          <table:table-cell office:value-type="float" office:value="8.11303209060253">
            <text:p>8.11</text:p>
          </table:table-cell>
          <table:table-cell office:value-type="float" office:value="7.9756124987098">
            <text:p>7.98</text:p>
          </table:table-cell>
          <table:table-cell office:value-type="float" office:value="7.99258087960138">
            <text:p>7.99</text:p>
          </table:table-cell>
          <table:table-cell office:value-type="float" office:value="8.20426681116043">
            <text:p>8.2</text:p>
          </table:table-cell>
          <table:table-cell table:formula="of:=AVERAGE([.J8:.N8])" office:value-type="float" office:value="8.05461678441505">
            <text:p>8.05</text:p>
          </table:table-cell>
          <table:table-cell table:formula="of:=STDEV([.J8:.N8])" office:value-type="float" office:value="0.100486291183582">
            <text:p>0.1</text:p>
          </table:table-cell>
          <table:table-cell table:formula="of:=[.P8]/2" office:value-type="float" office:value="0.0502431455917909">
            <text:p>0.05</text:p>
          </table:table-cell>
          <table:table-cell office:value-type="float" office:value="261.815">
            <text:p>261.82</text:p>
          </table:table-cell>
          <table:table-cell office:value-type="float" office:value="262.861">
            <text:p>262.86</text:p>
          </table:table-cell>
          <table:table-cell office:value-type="float" office:value="261.518">
            <text:p>261.52</text:p>
          </table:table-cell>
          <table:table-cell office:value-type="float" office:value="261.675">
            <text:p>261.68</text:p>
          </table:table-cell>
          <table:table-cell office:value-type="float" office:value="261.893">
            <text:p>261.89</text:p>
          </table:table-cell>
          <table:table-cell table:formula="of:=AVERAGE([.R8:.V8])" office:value-type="float" office:value="261.9524">
            <text:p>261.95</text:p>
          </table:table-cell>
          <table:table-cell table:formula="of:=STDEV([.R8:.V8])" office:value-type="float" office:value="0.527639839284337">
            <text:p>0.53</text:p>
          </table:table-cell>
          <table:table-cell table:formula="of:=[.X8]/[.W8]" office:value-type="float" office:value="0.00201425846560038">
            <text:p>0</text:p>
          </table:table-cell>
          <table:table-cell office:value-type="float" office:value="0.717000829226251">
            <text:p>0.72</text:p>
          </table:table-cell>
          <table:table-cell office:value-type="float" office:value="0.722991671199804">
            <text:p>0.72</text:p>
          </table:table-cell>
          <table:table-cell office:value-type="float" office:value="0.717000720237624">
            <text:p>0.72</text:p>
          </table:table-cell>
          <table:table-cell office:value-type="float" office:value="0.717000829226251">
            <text:p>0.72</text:p>
          </table:table-cell>
          <table:table-cell office:value-type="float" office:value="0.72194472148427">
            <text:p>0.72</text:p>
          </table:table-cell>
          <table:table-cell table:formula="of:=AVERAGE([.Z8:.AD8])" office:value-type="float" office:value="0.71918775427484">
            <text:p>0.72</text:p>
          </table:table-cell>
          <table:table-cell table:formula="of:=STDEV([.Z8:.AD8])" office:value-type="float" office:value="0.0030174099979176">
            <text:p>0.003</text:p>
          </table:table-cell>
          <table:table-cell table:formula="of:=[.AF8]/[.AE8]" office:value-type="float" office:value="0.00419558033348338">
            <text:p>0</text:p>
          </table:table-cell>
          <table:table-cell office:value-type="float" office:value="3.62248642979123">
            <text:p>3.62</text:p>
          </table:table-cell>
          <table:table-cell office:value-type="float" office:value="3.52152654783072">
            <text:p>3.52</text:p>
          </table:table-cell>
          <table:table-cell office:value-type="float" office:value="3.62248790242984">
            <text:p>3.62</text:p>
          </table:table-cell>
          <table:table-cell office:value-type="float" office:value="3.62248642979123">
            <text:p>3.62</text:p>
          </table:table-cell>
          <table:table-cell office:value-type="float" office:value="3.54265088962356">
            <text:p>3.54</text:p>
          </table:table-cell>
          <table:table-cell table:formula="of:=AVERAGE([.AH8:.AL8])" office:value-type="float" office:value="3.58632763989332">
            <text:p>3.59</text:p>
          </table:table-cell>
          <table:table-cell table:formula="of:=STDEV([.AH8:.AL8])" office:value-type="float" office:value="0.0500732483645334">
            <text:p>0.05</text:p>
          </table:table-cell>
          <table:table-cell table:formula="of:=[.AN8]/[.AM8]" office:value-type="float" office:value="0.0139622626241765">
            <text:p>0.01</text:p>
          </table:table-cell>
          <table:table-cell office:value-type="float" office:value="351.36">
            <text:p>351.36</text:p>
          </table:table-cell>
          <table:table-cell office:value-type="float" office:value="351.484">
            <text:p>351.48</text:p>
          </table:table-cell>
          <table:table-cell office:value-type="float" office:value="351.204">
            <text:p>351.2</text:p>
          </table:table-cell>
          <table:table-cell office:value-type="float" office:value="363.668">
            <text:p>363.67</text:p>
          </table:table-cell>
          <table:table-cell office:value-type="float" office:value="356.741">
            <text:p>356.74</text:p>
          </table:table-cell>
          <table:table-cell table:formula="of:=AVERAGE([.AP8:.AT8])" office:value-type="float" office:value="354.8914">
            <text:p>354.89</text:p>
          </table:table-cell>
          <table:table-cell table:formula="of:=STDEV([.AP8:.AT8])" office:value-type="float" office:value="5.43433085117202">
            <text:p>5.43</text:p>
          </table:table-cell>
          <table:table-cell table:formula="of:=[.AV8]/[.AU8]" office:value-type="float" office:value="0.0153126586081602">
            <text:p>0.02</text:p>
          </table:table-cell>
          <table:table-cell table:number-columns-repeated="62"/>
        </table:table-row>
        <table:table-row table:style-name="ro1">
          <table:table-cell office:value-type="string">
            <text:p>/Wine+Quality (white)</text:p>
          </table:table-cell>
          <table:table-cell office:value-type="float" office:value="0.336181599938463">
            <text:p>0.34</text:p>
          </table:table-cell>
          <table:table-cell office:value-type="float" office:value="0.335282410360663">
            <text:p>0.34</text:p>
          </table:table-cell>
          <table:table-cell office:value-type="float" office:value="0.339624301069433">
            <text:p>0.34</text:p>
          </table:table-cell>
          <table:table-cell office:value-type="float" office:value="0.335773848791693">
            <text:p>0.34</text:p>
          </table:table-cell>
          <table:table-cell office:value-type="float" office:value="0.340217825685393">
            <text:p>0.34</text:p>
          </table:table-cell>
          <table:table-cell table:formula="of:=AVERAGE([.B9:.F9])" office:value-type="float" office:value="0.337415997169129">
            <text:p>0.34</text:p>
          </table:table-cell>
          <table:table-cell table:formula="of:=STDEV([.B9:.F9])" office:value-type="float" office:value="0.00231837387173099">
            <text:p>0</text:p>
          </table:table-cell>
          <table:table-cell table:formula="of:=[.H9]/[.G9]" office:value-type="float" office:value="0.00687096608098552">
            <text:p>0.01</text:p>
          </table:table-cell>
          <table:table-cell office:value-type="float" office:value="0.431105725623583">
            <text:p>0.43</text:p>
          </table:table-cell>
          <table:table-cell office:value-type="float" office:value="0.430129308390023">
            <text:p>0.43</text:p>
          </table:table-cell>
          <table:table-cell office:value-type="float" office:value="0.428041213151928">
            <text:p>0.43</text:p>
          </table:table-cell>
          <table:table-cell office:value-type="float" office:value="0.431508171363783">
            <text:p>0.43</text:p>
          </table:table-cell>
          <table:table-cell office:value-type="float" office:value="0.42739974084872">
            <text:p>0.43</text:p>
          </table:table-cell>
          <table:table-cell table:formula="of:=AVERAGE([.J9:.N9])" office:value-type="float" office:value="0.429636831875607">
            <text:p>0.43</text:p>
          </table:table-cell>
          <table:table-cell table:formula="of:=STDEV([.J9:.N9])" office:value-type="float" office:value="0.00183389400007433">
            <text:p>0</text:p>
          </table:table-cell>
          <table:table-cell table:formula="of:=[.P9]/2" office:value-type="float" office:value="0.000916947000037166">
            <text:p>0</text:p>
          </table:table-cell>
          <table:table-cell office:value-type="float" office:value="28.423">
            <text:p>28.42</text:p>
          </table:table-cell>
          <table:table-cell office:value-type="float" office:value="28.33">
            <text:p>28.33</text:p>
          </table:table-cell>
          <table:table-cell office:value-type="float" office:value="28.268">
            <text:p>28.27</text:p>
          </table:table-cell>
          <table:table-cell office:value-type="float" office:value="28.189">
            <text:p>28.19</text:p>
          </table:table-cell>
          <table:table-cell office:value-type="float" office:value="28.252">
            <text:p>28.25</text:p>
          </table:table-cell>
          <table:table-cell table:formula="of:=AVERAGE([.R9:.V9])" office:value-type="float" office:value="28.2924">
            <text:p>28.29</text:p>
          </table:table-cell>
          <table:table-cell table:formula="of:=STDEV([.R9:.V9])" office:value-type="float" office:value="0.0885849874414388">
            <text:p>0.09</text:p>
          </table:table-cell>
          <table:table-cell table:formula="of:=[.X9]/[.W9]" office:value-type="float" office:value="0.00313105241836814">
            <text:p>0</text:p>
          </table:table-cell>
          <table:table-cell table:number-columns-repeated="5" office:value-type="float" office:value="0.038588584380371">
            <text:p>0.04</text:p>
          </table:table-cell>
          <table:table-cell table:formula="of:=AVERAGE([.Z9:.AD9])" office:value-type="float" office:value="0.038588584380371">
            <text:p>0.04</text:p>
          </table:table-cell>
          <table:table-cell table:formula="of:=STDEV([.Z9:.AD9])" office:value-type="float" office:value="0">
            <text:p>0.000</text:p>
          </table:table-cell>
          <table:table-cell table:formula="of:=[.AF9]/[.AE9]" office:value-type="float" office:value="0">
            <text:p>0</text:p>
          </table:table-cell>
          <table:table-cell table:number-columns-repeated="5" office:value-type="float" office:value="0.507770653046535">
            <text:p>0.51</text:p>
          </table:table-cell>
          <table:table-cell table:formula="of:=AVERAGE([.AH9:.AL9])" office:value-type="float" office:value="0.507770653046535">
            <text:p>0.51</text:p>
          </table:table-cell>
          <table:table-cell table:formula="of:=STDEV([.AH9:.AL9])" office:value-type="float" office:value="0">
            <text:p>0</text:p>
          </table:table-cell>
          <table:table-cell table:formula="of:=[.AN9]/[.AM9]" office:value-type="float" office:value="0">
            <text:p>0</text:p>
          </table:table-cell>
          <table:table-cell office:value-type="float" office:value="279.786">
            <text:p>279.79</text:p>
          </table:table-cell>
          <table:table-cell office:value-type="float" office:value="279.334">
            <text:p>279.33</text:p>
          </table:table-cell>
          <table:table-cell office:value-type="float" office:value="279.318">
            <text:p>279.32</text:p>
          </table:table-cell>
          <table:table-cell office:value-type="float" office:value="283.874">
            <text:p>283.87</text:p>
          </table:table-cell>
          <table:table-cell office:value-type="float" office:value="284.638">
            <text:p>284.64</text:p>
          </table:table-cell>
          <table:table-cell table:formula="of:=AVERAGE([.AP9:.AT9])" office:value-type="float" office:value="281.39">
            <text:p>281.39</text:p>
          </table:table-cell>
          <table:table-cell table:formula="of:=STDEV([.AP9:.AT9])" office:value-type="float" office:value="2.63689666084964">
            <text:p>2.64</text:p>
          </table:table-cell>
          <table:table-cell table:formula="of:=[.AV9]/[.AU9]" office:value-type="float" office:value="0.00937096791232682">
            <text:p>0.01</text:p>
          </table:table-cell>
          <table:table-cell table:number-columns-repeated="62"/>
        </table:table-row>
        <table:table-row table:style-name="ro1">
          <table:table-cell office:value-type="string">
            <text:p>/Energy+efficiency (heat)</text:p>
          </table:table-cell>
          <table:table-cell office:value-type="float" office:value="0.885814180484688">
            <text:p>0.89</text:p>
          </table:table-cell>
          <table:table-cell office:value-type="float" office:value="0.890964158437086">
            <text:p>0.89</text:p>
          </table:table-cell>
          <table:table-cell office:value-type="float" office:value="0.887322823975644">
            <text:p>0.89</text:p>
          </table:table-cell>
          <table:table-cell office:value-type="float" office:value="0.888347979940363">
            <text:p>0.89</text:p>
          </table:table-cell>
          <table:table-cell office:value-type="float" office:value="0.890093460508651">
            <text:p>0.89</text:p>
          </table:table-cell>
          <table:table-cell table:formula="of:=AVERAGE([.B10:.F10])" office:value-type="float" office:value="0.888508520669287">
            <text:p>0.89</text:p>
          </table:table-cell>
          <table:table-cell table:formula="of:=STDEV([.B10:.F10])" office:value-type="float" office:value="0.00207565111147976">
            <text:p>0</text:p>
          </table:table-cell>
          <table:table-cell table:formula="of:=[.H10]/[.G10]" office:value-type="float" office:value="0.00233610715394854">
            <text:p>0</text:p>
          </table:table-cell>
          <table:table-cell office:value-type="float" office:value="0.90344528357285">
            <text:p>0.9</text:p>
          </table:table-cell>
          <table:table-cell office:value-type="float" office:value="0.861766165310443">
            <text:p>0.86</text:p>
          </table:table-cell>
          <table:table-cell office:value-type="float" office:value="0.8745765368643">
            <text:p>0.87</text:p>
          </table:table-cell>
          <table:table-cell office:value-type="float" office:value="0.874065395512248">
            <text:p>0.87</text:p>
          </table:table-cell>
          <table:table-cell office:value-type="float" office:value="0.863981841914859">
            <text:p>0.86</text:p>
          </table:table-cell>
          <table:table-cell table:formula="of:=AVERAGE([.J10:.N10])" office:value-type="float" office:value="0.87556704463494">
            <text:p>0.88</text:p>
          </table:table-cell>
          <table:table-cell table:formula="of:=STDEV([.J10:.N10])" office:value-type="float" office:value="0.0166216233729236">
            <text:p>0.02</text:p>
          </table:table-cell>
          <table:table-cell table:formula="of:=[.P10]/2" office:value-type="float" office:value="0.00831081168646181">
            <text:p>0.01</text:p>
          </table:table-cell>
          <table:table-cell office:value-type="float" office:value="1.03">
            <text:p>1.03</text:p>
          </table:table-cell>
          <table:table-cell office:value-type="float" office:value="1.061">
            <text:p>1.06</text:p>
          </table:table-cell>
          <table:table-cell office:value-type="float" office:value="1.046">
            <text:p>1.05</text:p>
          </table:table-cell>
          <table:table-cell table:number-columns-repeated="2" office:value-type="float" office:value="1.045">
            <text:p>1.05</text:p>
          </table:table-cell>
          <table:table-cell table:formula="of:=AVERAGE([.R10:.V10])" office:value-type="float" office:value="1.0454">
            <text:p>1.05</text:p>
          </table:table-cell>
          <table:table-cell table:formula="of:=STDEV([.R10:.V10])" office:value-type="float" office:value="0.010968135666557">
            <text:p>0.01</text:p>
          </table:table-cell>
          <table:table-cell table:formula="of:=[.X10]/[.W10]" office:value-type="float" office:value="0.0104918076014511">
            <text:p>0.01</text:p>
          </table:table-cell>
          <table:table-cell office:value-type="float" office:value="0.95262106801564">
            <text:p>0.95</text:p>
          </table:table-cell>
          <table:table-cell office:value-type="float" office:value="0.950231377507994">
            <text:p>0.95</text:p>
          </table:table-cell>
          <table:table-cell table:number-columns-repeated="3" office:value-type="float" office:value="0.95262106801564">
            <text:p>0.95</text:p>
          </table:table-cell>
          <table:table-cell table:formula="of:=AVERAGE([.Z10:.AD10])" office:value-type="float" office:value="0.952143129914111">
            <text:p>0.95</text:p>
          </table:table-cell>
          <table:table-cell table:formula="of:=STDEV([.Z10:.AD10])" office:value-type="float" office:value="0.00106870208405645">
            <text:p>0.001</text:p>
          </table:table-cell>
          <table:table-cell table:formula="of:=[.AF10]/[.AE10]" office:value-type="float" office:value="0.00112241747115568">
            <text:p>0</text:p>
          </table:table-cell>
          <table:table-cell office:value-type="float" office:value="0.350579915037453">
            <text:p>0.35</text:p>
          </table:table-cell>
          <table:table-cell office:value-type="float" office:value="0.361231690510011">
            <text:p>0.36</text:p>
          </table:table-cell>
          <table:table-cell table:number-columns-repeated="3" office:value-type="float" office:value="0.350579915037453">
            <text:p>0.35</text:p>
          </table:table-cell>
          <table:table-cell table:formula="of:=AVERAGE([.AH10:.AL10])" office:value-type="float" office:value="0.352710270131965">
            <text:p>0.35</text:p>
          </table:table-cell>
          <table:table-cell table:formula="of:=STDEV([.AH10:.AL10])" office:value-type="float" office:value="0.00476361880754094">
            <text:p>0</text:p>
          </table:table-cell>
          <table:table-cell table:formula="of:=[.AN10]/[.AM10]" office:value-type="float" office:value="0.0135057558878528">
            <text:p>0.01</text:p>
          </table:table-cell>
          <table:table-cell office:value-type="float" office:value="3.604">
            <text:p>3.6</text:p>
          </table:table-cell>
          <table:table-cell office:value-type="float" office:value="3.541">
            <text:p>3.54</text:p>
          </table:table-cell>
          <table:table-cell office:value-type="float" office:value="3.557">
            <text:p>3.56</text:p>
          </table:table-cell>
          <table:table-cell table:number-columns-repeated="2" office:value-type="float" office:value="3.635">
            <text:p>3.64</text:p>
          </table:table-cell>
          <table:table-cell table:formula="of:=AVERAGE([.AP10:.AT10])" office:value-type="float" office:value="3.5944">
            <text:p>3.59</text:p>
          </table:table-cell>
          <table:table-cell table:formula="of:=STDEV([.AP10:.AT10])" office:value-type="float" office:value="0.0437012585631123">
            <text:p>0.04</text:p>
          </table:table-cell>
          <table:table-cell table:formula="of:=[.AV10]/[.AU10]" office:value-type="float" office:value="0.0121581511693502">
            <text:p>0.01</text:p>
          </table:table-cell>
          <table:table-cell table:number-columns-repeated="62"/>
        </table:table-row>
        <table:table-row table:style-name="ro1">
          <table:table-cell table:number-columns-repeated="8"/>
          <table:table-cell table:formula="of:=AVERAGE([.I2:.I10])" office:value-type="float" office:value="0.00683498861199216">
            <text:p>0.01</text:p>
          </table:table-cell>
          <table:table-cell table:number-columns-repeated="7"/>
          <table:table-cell table:formula="of:=AVERAGE([.Q2:.Q10])" office:value-type="float" office:value="0.040809779301876">
            <text:p>0.04</text:p>
          </table:table-cell>
          <table:table-cell table:number-columns-repeated="2"/>
          <table:table-cell table:style-name="ce2"/>
          <table:table-cell table:number-columns-repeated="4"/>
          <table:table-cell table:formula="of:=AVERAGE([.Y2:.Y10])" office:value-type="float" office:value="0.0217951805150678">
            <text:p>0.02</text:p>
          </table:table-cell>
          <table:table-cell table:number-columns-repeated="7"/>
          <table:table-cell table:formula="of:=AVERAGE([.AG2:.AG10])" office:value-type="float" office:value="0.000604590676907695">
            <text:p>0</text:p>
          </table:table-cell>
          <table:table-cell table:number-columns-repeated="7"/>
          <table:table-cell table:formula="of:=AVERAGE([.AO2:.AO10])" office:value-type="float" office:value="0.00362853770436959">
            <text:p>0</text:p>
          </table:table-cell>
          <table:table-cell table:number-columns-repeated="7"/>
          <table:table-cell table:formula="of:=AVERAGE([.AW2:.AW10])" office:value-type="float" office:value="0.0753038190451617">
            <text:p>0.08</text:p>
          </table:table-cell>
          <table:table-cell table:number-columns-repeated="62"/>
        </table:table-row>
        <table:table-row table:style-name="ro1" table:number-rows-repeated="2">
          <table:table-cell table:number-columns-repeated="19"/>
          <table:table-cell table:style-name="ce2"/>
          <table:table-cell table:number-columns-repeated="91"/>
        </table:table-row>
        <table:table-row table:style-name="ro1" table:number-rows-repeated="2">
          <table:table-cell table:number-columns-repeated="111"/>
        </table:table-row>
        <table:table-row table:style-name="ro1" table:number-rows-repeated="2">
          <table:table-cell/>
          <table:table-cell table:style-name="ce2"/>
          <table:table-cell table:number-columns-repeated="17"/>
          <table:table-cell table:style-name="ce2"/>
          <table:table-cell table:number-columns-repeated="48"/>
          <table:table-cell table:style-name="ce3"/>
          <table:table-cell table:number-columns-repeated="42"/>
        </table:table-row>
        <table:table-row table:style-name="ro1">
          <table:table-cell/>
          <table:table-cell table:style-name="ce2"/>
          <table:table-cell table:number-columns-repeated="17"/>
          <table:table-cell table:style-name="ce2"/>
          <table:table-cell table:number-columns-repeated="48"/>
          <table:table-cell table:style-name="ce3"/>
          <table:table-cell table:number-columns-repeated="42"/>
        </table:table-row>
      </table:table>
      <table:table table:name="Global" table:style-name="ta1" table:print="false">
        <table:table-column table:style-name="co3" table:number-columns-repeated="7" table:default-cell-style-name="ce4"/>
        <table:table-row table:style-name="ro1">
          <table:table-cell table:formula="of:=[ExpStd.E1]" office:value-type="string" office:string-value="mqLasso">
            <text:p>mqLasso</text:p>
          </table:table-cell>
          <table:table-cell table:formula="of:=[ExpStd.G1]" office:value-type="string" office:string-value="RegTree">
            <text:p>RegTree</text:p>
          </table:table-cell>
          <table:table-cell table:formula="of:=[ExpStd.H1]" office:value-type="string" office:string-value="RFRegTree">
            <text:p>RFRegTree</text:p>
          </table:table-cell>
          <table:table-cell table:formula="of:=[ExpStd.I1]" office:value-type="string" office:string-value="B_RF_Lasso">
            <text:p>B_RF_Lasso</text:p>
          </table:table-cell>
          <table:table-cell table:formula="of:=[ExpStd.J1]" office:value-type="string" office:string-value="L2Boost">
            <text:p>L2Boost</text:p>
          </table:table-cell>
          <table:table-cell table:formula="of:=[ExpStd.K1]" office:value-type="string" office:string-value="sKNNReg">
            <text:p>sKNNReg</text:p>
          </table:table-cell>
          <table:table-cell table:formula="of:=[ExpStd.L1]" office:value-type="string" office:string-value="mqNNcv">
            <text:p>mqNNcv</text:p>
          </table:table-cell>
        </table:table-row>
        <table:table-row table:style-name="ro1">
          <table:table-cell table:style-name="ce5" table:formula="of:=[ExpStd.E21]" office:value-type="float" office:value="0.614530524839199">
            <text:p>0.615</text:p>
          </table:table-cell>
          <table:table-cell table:style-name="ce5" table:formula="of:=[ExpStd.G21]" office:value-type="float" office:value="0.494682880757735">
            <text:p>0.495</text:p>
          </table:table-cell>
          <table:table-cell table:style-name="ce6" table:formula="of:=[ExpStd.H21]" office:value-type="float" office:value="0.805184048105433">
            <text:p>0.805</text:p>
          </table:table-cell>
          <table:table-cell table:style-name="ce6" table:formula="of:=[ExpStd.I21]" office:value-type="float" office:value="0.899089335684127">
            <text:p>0.899</text:p>
          </table:table-cell>
          <table:table-cell table:style-name="ce5" table:formula="of:=[ExpStd.J21]" office:value-type="float" office:value="0.6967103612428">
            <text:p>0.697</text:p>
          </table:table-cell>
          <table:table-cell table:style-name="ce5" table:formula="of:=[ExpStd.K21]" office:value-type="float" office:value="0.722503005140668">
            <text:p>0.723</text:p>
          </table:table-cell>
          <table:table-cell table:style-name="ce5" table:formula="of:=[ExpStd.L21]" office:value-type="float" office:value="0.739050228346119">
            <text:p>0.7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12/06/2015</text:date>, <text:time>18:5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00DT6H36M28S</meta:editing-duration>
    <meta:editing-cycles>617</meta:editing-cycles>
    <meta:generator>OpenOffice/4.1.1$Win32 OpenOffice.org_project/411m6$Build-9775</meta:generator>
    <dc:date>2015-12-06T18:57:32.89</dc:date>
    <meta:document-statistic meta:table-count="5" meta:cell-count="1265" meta:object-count="0"/>
    <meta:user-defined meta:name="Info 1"/>
    <meta:user-defined meta:name="Info 2"/>
    <meta:user-defined meta:name="Info 3"/>
    <meta:user-defined meta:name="Info 4"/>
  </office:meta>
</office:document-meta>
</file>